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color="#ce181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gt;D.rotundata-IgC8-CR4873_Consensus</text:p>
      <text:p text:style-name="Preformatted_20_Text">CGCAACTGTAACTGAGAAAACACTAAACTAAGTGTCTTCACAATGTCAGACCCTTTGTTCAACGAGGATCTACCTACAGTTAGTGCTCTTAAAAACTTTTCTTCAGAGGCTATACACAAGATAAACAATGTGGCTGTGGAATTCATTCGAGAGAAAGAAAATGATCTCTTCTCTTTATTCAACTACACAATGCCTAAAAAGGCAATGCTTAAGTTGAATAAGGATGAGGGGATCTATTTATCCGTGAATCCATGCATGCCCCATTCGCATCCTGTATGTAAAACTCTGGAAAATTATTTTTTTATATGTTGTTTTACCAAATTATATAGATGGTAGCTTTTTTTTTGTTAGTTGTAAAAAGAATAAGTTAGATTTTCTTAAAAGTAGGAATAAAAGAGTCAGTACTGTGCAATTAATTAATAGATTTGTAACTAGTAAAGACTTGTTGAGATATGATAGCAACAACTTTAGCTACACAAGGGTTAGTTCAATGGAGATGAGGAAAAAGATTGAGAAGAACCCAAATCTTGGAATGAGAATTGGCGGCTGTGACTTCTTTGGAAACTTCAGTGGTTGCTCAGAAACTCTTAGAGAGTTAATCCCAGAAGTGCTCAAATGCAAATCGAGAAGACTGTTCTTACACGATGAACTACACTATTGGGATCAAAAAGACCTTCTCTATTTTCTTGAAGTTTGCAGACCTGAAGTGCTACTAGCAACAGTTGTATTTCCACCTGAAATCATCGGTGGTGCCAAAGAAAGTCTTAACAAATGGTGCTACACATTTGATATAACAAGTGATGGAAAAAGCATTATTTTTTTCACCTGACGGAAAAGCCCACGAATCTTACGTACAACCTTTTCAGGGGGGCTATCTTCTTAAAACATCAAAAATTGTAACGAAAAGTGGGCTGACGTACTCACTAGATATTATTCAATCAAAATTCGCCCACCATTTGATATCCATAACCCTCTGTGATAAAGTTTCTGACAAAATTCGAAAGTTTGGATCTTTTGAGGCAATTGAATTCAAGGATGATTGTGCCCTCTCCAATAAAATCAAGAAATGCTATCCAATCAGCTTTGATGTGGTGATGAGAATGTACAGGTACAGTCAAACAATTAAAAAAATTGATGTCAATTCATTAATATCAAAATTTAGTCAATTGGTCCCTAACTGCACATCAGCTGAAATGCATTTTGCAATGGACTTTGCCAACTTGCTGCTGAAAACAAAGCCATGTCATGATTTATTCAGCAGCACGAAAATAACTGATGCTTTGCACAGCTTTGAATCAAAATTTCCTTTGTGGCTTGCCCAAAAAATGCCTGGATTTATGAGTGTTGAAACCTCCAGGTTCATCAATAGTCTAACACCTTTTTCTTTCACGATAGAAACGGTGACCCTGAGCATGGATGATCCAGTCTTAATTGACACAAACTTGGACATCACTGACCTATATGGCGCAAAGGACATAGTTAACAACATGGATGCTCAATTCTTCGGGAATTTTATTGATCTACTCAAAGAAAGGGAACCCAAACCATACCATTTTGGTGAGGATGTTCCTTTCAAGTTTCTGCACCCGAAAAATGTTAGCGCTAAAATGTTTGAAGATATGTTGTTTGACTTTTACCGTAAAGAGGTCACTGGGCAAGCTCTAGCTGATGTTGATGTCATAATGTGCCAAATCAATATAAGTTTTGAACGAAGTAAAGTCAGAAAGAGAAGTTTCAACAAGTCTTTAGTTGATTTACTCTTTAGGTTTAATAATACTCTTTGTTCTAGTGTAAATCTAATTTTTGTTAAGCATAGGCTTTCAACGTTAGCCAATATGGAAAAAGGAAAGAACAACCTCTTTTTTGTCAAAGGTTTCACATGGTTTCTTTTGAAGAGGGACTTGAGACGGAATCAGAAGTACATTTGTGAAGAAGCAAACAAAAGGCCAGTACCTTCATTGAGAAAACTTTGTGCCTTAGCGTGGAAGAGGAATTTTAATACTGGGGGCAGCACACAGGAGGAAGAAAGAGAAAATACTAATGAGCAAAAGGAAACTGAGAATGAAAAGAAGAGCACTTCACAAGGAGCATCAACGAGCAGTAATGCGCTGAGTGAATCTGAAGATGTATCACAATCGGAAGATGAAGAAACTGCATCCTCAACTTCTGAGGATTCTGAGTCAGAGGATGACCAAGTTGTGGATCCTGGTGAATCTTCACATACCGATCAATTTACAAAGCTTAGGGTTGAAAACTTCTCTTGGGACTGTACAGAAAGTTTACATCTCATTAATGCAATATCCAGATTCGTAGATCATGATCGAAGGGAGATGACTGAAAAGTTTCATCTTGGTGGATTAATGATGATCAAAGCGTTCCTTGCTAATGAGTGCTCCACAACTTTGGTAATTTTTGACAAAAACATTAGAGAAGTTGAAGTGGCCTGCAGCCAAAAATTTATTGTGCTAGTCGAAAATGATGATGACTCAACGTACTACAATTGTTACCCAAAATCCTGTTGTGTTTTGAGGGCCATTGATTCTAGCACAAAGATTGGAGGGGTGTTAAACGTTTATGCATCATTATATAAAGAGCTTGATGCCGCAAACTTCCACAAAGCAATTGATGAGTATGGGTTGAATTTCGATCTGTTAGGAACTGTGTTCACTATTTTCGGAATTTCAGCCAACATTTTGACGGAGGATGGGAGTATGAGACTTGGGGATGGTGATAATAAGCAGACTTATGTGCTCAAGAATTCACACATTGAACGTATAGAGTATGATGAGGCTTTGACTAAGTATGGCAGTAAAATGTTCAGGAAAACATCTGGAAAAATTGTGACAGCGATAACACATTTTAGCACATCCATTGTGTACCTGCCAATTAGAAATAGAGCCGAAGTTCTGTTCAAATCAATTAAGAACGGAGACACTGGTGTGATTCTTAAGGATTTAAGTGAAGACAAATTTGACTTTTCAAACCCCATTTCAGCTATGCTTCATCCCTTCTTTGGAATTTATGGGTCTGGGAAAACATATCAATTCAAAAACCTTGCGACCAAAAATCGTAATTGTTACTTTTCTTATATAACCCCGAGAAGGAAATTAGCTGAACAAGTCTCAGAGGAGCTGCAAATTTCAAATCAATTTACCCAAATTCATCCCAAGAGTGCAAAGTGTAGAAATGTGAGGGTTTTCACTCTAGAGGTTGCACTTCTTCATTTTGCAAAAGTATTGAGCTCATCTATGATAATACTGGATGAATTCCAATTATACCCTCCAGGGTACCTTGATTTAATCCTGTTTCATGTTAGAGGTGCTGAGATGCCACCAATTCTACTTGCTGGAGATCCATTACAAAGTGATTATGACTCTCAGAGTGACAGGCTAAATTTGGAGGAACTTGGCAGAGATATTGACAATGTTTTAAGAGGCAAATCATATTGTTACAACGTTTTGTCCAGGAGATTTCAAAATCAGATTTTTTAATAAGAGGGTTCCAGGGCACTTAAAAATTGATAACGCATTGATGAAAGAGAGGAATTTTATTAGTCTAGACAGCTTTGCAAAGAGCAGTGGAATTGATGCATTACTGGTCTCAAGTTTTAATGAGAAAAAGGCCATGCTTATGTACTTCAAGGGTCCCATTTTAACTTTTGGTGAATCAACTGGCTTAACATTTAATTCTGTTGCTATACTCATCTCTGCTGATTCAGTACATGTTAATGAAAGGAGGTGGATAACTGCATTGACCAGAGCAAGAATTGATATAACTTTTGTTAATGCAACAGCTGTTGGAATAAACGAATTGGCTGACAGATTTTCGGGCAGATTTCTATACAAATTTTTCTGTGAAGGTGCCAAAGATCAGGATATACTTGAAAATCTTCCCGGTAGACCAATTCTTGTTGAGGGATTTGGGGAAAAGATTGGTTTCACAGCTGATGAAAAATTGGAGAGGCTCTCAGGTGATCCATGGCTAAAGGGAATGCTCTTTCTTGGTTCAGACCCAGTAATGATACATGCAGAGCCAGAAATTCCTGATGTGAGTGAGGAACTTTTCAAAACACATATACCTTTGGTTACTCTTGAAGGAATTAGAGCCGATTGGGTTGAAAAGATTATTGTGAAAGAATTCAGAGAAAGAACAATTAAAGATTGTGTGACTGATCAGTTTCCAGACACTTATGGCAACAATAATGGAGTAAGGATCACTAATCAGGCAGAGCAATTCAGCTGCATTTACCCAAGACACAAGAATGCTGATGTTGCAACCTTCATGATGGCGGTTAAGAAGAGATTAAAGTTTTCTAGTGCAAGAGTGGAAAGTGAAAAGATGAATAAATATGTGCACTTTGGCAAATTCTTTTTGGAAACATTCCTTTCCAAAGTGCCTATGAAGCCAAATAAGAATGATCTCTATGCTGAAGAAGCTAGGCATGAATTTGAAATTAAAAAAAATGAGTAAACCAATATCTGTCATTGAAAATCATAGTGAAAGGTCATGCACCGACTGGCCACTAGATAAGTGCCTCATTTTCATGAAAAACCAACACTGTACCAAATTTGAAAAAAAGATTCACAGAGGCAAAAGCAGGCCAAACTCTTGCTTGCTTCCATCATGCTGTGCTATGCAGGTTTGCACCAACAATGAGATACATTGAGAAAAAAATTAAATGAAGCTTTGCCAAAAAATTTTTACATACACTCCTGCAAAAATATTGATGATCTTAACGAATGGGTCATGAGGCAAAAATTTGAGGGTGTTTGCACTGAGTCCGACTATGAAGCTTTTGATGCCAGTCAGGATGC<text:soft-page-break/>CATAGTTTTGAGCTTTGAATTAGCCTTAATGAAATATTTGGAGATAAATGAGGGTGTGATAAATGACTACATTTATATTAAAACTCATTTGGGCTCAAAACTTGGAAGTTTTGCAATCATGAGATTCACAGGTGAGGCCAGCACTTTTCTCTTTAACACCATGGCTAACATGCTGTTCACGTTCTTACGTTATGATATCAATGGTCATGAATCTATTTGCTTTGCTGGTGATGACATGTGTGCGAACAAAAAATTGGTTGTGAAATTGGAACATGAAGCATTACTTGAAAAAATGTCATTGAAGGCCAAAGTCTGCTTCACCAGAAAACCTACCTTCTGCGGTTGGATGTTAACGAGAGATGGTGTTCTCAAGAAACCGCAATTGATTTGTGAGAGGTTAGCAATAGCTGTTGAGCTCGGTAAACTTGAGGACTGCATAGATAATTATGCTCTTGAAGCTAGTTATGCTTACAAACTTGGAGAAAAATTGTTTGATCTGCTTGACGAAGTGGAAATGAAAAATCACTTCCAGTGTGTGAGGTTTCTGATTGAGAAAAACTGGATGATGAGATCAGAAGCAAGGAACATCTTCAAAAATGGAATTGATGACAGAATTTATTTAAGAAGCTCTGAGGTTTTTGATGTTGGAACTGTGGCGAAAGGAAAGATTCATGCTTATCTAATATAGTATTAGGGTTAGTGTCTAGTTTAAGTTAACTACAAATATTGAAATGGATAGGATTTACAATAAATTTGTTAGTGCTGGTTTTGTGAATAAGTTCAAAAGAGGTGATATTTTGGTTGTGCACGGTGTTCCAGGCTGCGGTAAAACAAAACTGTTGAAGGAAATAATTGAGGAATTCGATTTTGTTGTTTGTTTCACAGCTGGTTCAGAAACATACAAAAGTCAACTGGGCAGTGAAATTAGTAGAGTTTGTGAGGATAGTGTGGTGCCTGACGGAAAAATTGGGATCCTTGACGAGTACAATATTTTTCGGGGTGACCTTCAGAAATTTAAGGTTTTAATTGGTGATCCTCATCAGTCAGTTCACAAAAGTTTAAATTGCAATCTTTTGAATCTTGAGTCAAAAAGATTTGGAAAGGAGACCTGTTCACTTCTTTCTAGTTTGAACTTCAAGGTTGAAAGCCAAAAGGTGGACAAAGTTAGAATTGAGAACATTTTCCCTTCAGAACCTGTTGGGCAAATTATCTGCTTGGACTCTGAAGTTGAAGATTTGTGCAAGAGTTATTATTTAGATTATCTAACTCCCTGTGAAGCACAAGGCAAAACCTTCAAAGAAGTTACAGTACTCACTTCAACTCAACTTTGTGAAGTTCCAAGAGTGCAGTTGTACATAGCTTTAACCAGGCACAGTGATCTTCTGCTCATCCTGACCCCTCATCCCAACAATGCCATTGGTTGCACCTCCTGATCATACACGGACCTATCAACTGATTGCTATAGGTGCTTCCCTTGCTGCTTTGCTTTTTGTTTTGACTAGGAGCACTTTACCACACGTTGGGGACAATTTGCATCATTTACCACACGGTGGTTGTTATCAGGACGGAACCAAAAGAATCGTTTATAGGGGTCCCAGTTCAAANTTTTCCAAGCTCAAACCTATTCAAAAGCTCAAACACTTTCTGGGCCTTTCTTGCAGTCTGGACCATAGTTTGCTTGTTGCATGTCTTTAACAGAACCACTCACCGTCATTTTGAGTTTCATAGCTGTTCTAGTTGCACTTCTAGCTCTCAATAATTTATTACAAAATAATAATAACTGTATCATAATAATTGACGGTTCCTCTGTCTCTATTTCTGGTTGTGAAATAACTAAAGAATTTGTTGAGATTCTCCCAAAACTCAAAGCTTTCAAGCACTGAGAAGGTAAGAGAGGGTTGATTGATTAGTTAAGTATTTAGCAGCATTTGAATGAAAAGATGGATACAAGTATTGATGCTGGTCAGCAATCTCACTTGAGCAAGTTGGACAAACAAAACACAAGGGGTGGGAAGAAAGGAATGTGTCGTGGAGTCAAACCGAAAAGTGAGCGGTTGAAAATTNAAAAAGGAGATGTTGGATGACATTCCTGAATTTGAGTCATTCGACAATATCATTTCTGAAAATGAATTTGATGACATCTGTGCTGAATGGAAAGACAAGTTGCAGGTTCCAAGTGATAAGTTTGTAAAGATTGCTCTTGAAATTTGTTGGRGGTGTGCACACACATCCTACTCCTCTGAGGTTAATTTGGGATCAAAACAAATCGAGGGGTATGAACCTGAGGATCTCATCTCCTGCATTGAAAGCAAATGCTATCTAAGGCAGTTTGGAAGGTTCTTTGCAAACTTCACATGGAACAAAATGAGAAAGGAAGACAAGCCTCCAGCCAAATGGGAACAGGTAACAATCAAAAGATACGCGATGGCTGCTTTTGAATGTATTGATGCAGTCGGTTCTGCTGGGGCTTTGGAACCTGAGGAAGGTGTTATCAAACCGCCCACACAAAAATTGCTTAGAGTCGCTATGCAGATCAAAGAAAACAAGCTCATGAAGGCTGACAATTTGGAAGTTAAGAGTGGCTCAACAAGTTCGTACATCACAGGTGGGAGAGTCGAGGGGAATTTACCTTCTATAATTAATACTAATTAAATTAGAGTAGTTAGTAGTTTGCCAGCAGGAAAAACTGGACAAGGCTATCAACTGAGCCTCCAATGAAAGATTTGGTTTACAGTTGAAATGGTTCCCTAAAGCTTAAATAATATTAAGGGGACACCATTATAAATAAAACTTTTGTTTTTAAAAAGAA</text:p>
      <text:p text:style-name="P1">&gt;D.rotundata-IgC10-CR4885_Contig4571</text:p>
      <text:p text:style-name="Preformatted_20_Text"><text:bookmark-start text:name="__DdeLink__0_3254812529"/>GGGAAAGAAAAGAACGCAACTGTAACTGAGAAAACACTAAACTAAGTGTCTTCACAATGTCAGACCCTTTGTTCAACGAGGATCTACCTACAGTTAGTGCTCTTAAAAACTTTTCTTCAGAGGCTATTCACAAGATAAACAATGTGGCTGTGGAATTCATTCGTGATAAAGAAAATGATCTCTTCTCTTTGTTCAATTACACAATGCCTAAAAAGGCAATGTTTAAGTTGAATAAGGATGAGGGGATCTATTTGTCCGTGAATCCATGCATGCCCCATTCGCATCCTGTTTGTAAAACTCTGGAAAATTATTTTTTATATGTTGTTTTACCAAATTATATAGATGGTAGCTTTTTTTTTTTGTTAGTTGTAAAAAGAATAAGTTAGATTTTCTTAAAAGTAGGAATAAAAGGGTTAGCACTGTACAGCTAATTAATAGGTTTGTAACTAGTAAGGATCTGTTGAGGTATGATAGTAACAATTTTAGTTATACAAGAGTCAGTTCAATGGAAATGAGAAAAAAGATTGAGAAGAACCCGAATCTTGGAATGAGAATTGGAGGTTGTGACTTTCTTGGAAATTTTGGTAATTGCTCAGACACACTTAGAGATTTAATCCCAGAAGTACTTAAATGCAAGTCAAGAAGATTATTCCTACATGATGAACTTCATTATTGGGATCAAAAAGATCTTCTTTATTTCCTAGAGGTTTGTAGGCCCGAAGTGCTGTTAGCTACAGTGGTATTTCCACCGGAAATCATTGGGGGTGCCAAAGAAAGTCTCAACAAATGGTGCTACACATTTGACATTACTGATGACGGAAAGAGCATTATTTTCTCACCTGATGGAAAAGCGCATGAGTCTTATGTGCAACCCTTCCAAGGGGGTTATCTTCTCAAGACTTCAAAAATTGTAACAAGAAGCGGGCTAACATATTCATTAGATATAATTCAATCGAAGTTTGCCCATCACCTAATATCCATAACTCTTTGTGACAAGGTTGCTGATAAAATTCGAAAGTTTGGGTCCTTTGAAGCCATTGAATTTAAGGACAATTGCGCTCTTTCAAATAAGATCAAAAAATGTTATCCAATCAGCTTTGATGTGGTCATGAGGATTTACAGATACAGCCAAACAATTAAAAAAATTGACGTGAATTCATTGATATCAAAATTTAGCCAATTGGTCCCAAACTGTACATCAGCTGAAATGCATTTTGCAATGGACTTCGCCAATTTGCTGCTTAAAACCAAACCATGTCATGATTTATTTGGTAGCACAAAAATAACTGATGCCATACACAATTTTGAATCAAAGTTTCCTTTATGGATTGCTCAAAAATTACCTGGTTTCATGAGTATGGAGACTTCAAAATTTATCAACAGCTTGGCCCCTTTCACTTTCACGATTGAAACAGTAACTCTAAGCATGGATGATCCTGTTTTGATCGATACAAACTTGGACATTACTGATTTGTATGGGGCAAAAGACATAGTTAACAACATGGACGCCCAATTCTTTGGAAATTTCGTTGATTTATTGAAAGAAAGGGAGCCCAAACCCTACAATTTTGGTGAGGATGTTCCTTTCAAATTTTTGCATCCAAGGAATGTTAGTGCTAAAATGTTTGAAAACATGTTGTTTGACTTTTATTGTGGGCAAGTCACTGGGCAAGCAGTAGCTGATGTGAATGTAATAATGTGCCAGATCAGCATAAGTTTTGAACGGAGCAAGGTTAGAAAGAGGAGTTTTAATAAGTCCTTAGTAGATCTGCTTTTTAGATTTAATAACACTCTTTGTTCCAGCGTGAATTTAAACTTTGTAAAACATCGACTTCTAACTTTAGCTAACATGGAGAAAGGAAAGAACAATCTCTTTCAGGTTAAAAAACTCACATGGTTCCTTTTGAAAAGAGATTTAAGACGGAATCAAAAGTATATTTGTGAGGGAGCAGATAAAAGGCCAGTACCCTCGTTAAGAAAGCTTTGTGCCCT<text:soft-page-break/>AGCCTTTGAAAGAAACTTTAATGTGAGGGGCAGCACACAGGGAGAAAAGAATAATGATGCTAATGAGCAGAAGGAATTAAAAGAAGAAGAGAAAAAAGCCCCACAAGAGTTATCAACAAGTGAGGGCACACAAGAAGAATCTGAGAGTGCATCGCAATCGGAAGGTGAAGACACACTATCCTCAACCTCGGAGGATTTAGAATCTGAATATGATCAAACAACTGTAGTTGACGAGCCTTCATGCTCCAATCAGTGCACCAAATTGAAAATGGAAAATTTCTCTTGGGACTGCTCTGAAAGTTTGCATCTCGTAAACGCCATATCCAGATTTGTGGACTATGATCGGAGAGAAATGATTGAAAAGTTTCATCTTGGTGGATTAATAATGATTGAGGCGTTCCTCTCAGATGAGTGCTCCACAACGTTGGTTATCTTCAACAAAGACGTCCAAGAAGTTGAAGTCACTTGCAGCAAGAAATTTATCGTGTTGGTTGAAAGTGATGATGATTCAATGTATCACAACTGTTATCCAAAATCTAGCTGCGTTCTAAGAGCAATTGATTCTAGCATCAAAATCGGGGGAGTGTTAAATGTTTATGCATCATTATATAAAGAGCTTGATACCGCAAGTTTTCACAAGGCCATTGATGAATATGGGTTGAATTATGATTTGTTGGGGACTGCGTTCACCATTTTTGGAATCTCGGCAAATATTCTTACTGAAGATGGAAGTGTAAGGCTTGGTGATGGTGACAATAAGCAGACTTACATACTTAAAAATTCACACATTGAACGCATTGAATATGAGGAGGCTTTGGCTAAGTATGGCAGCAAAATGTTTAGAAAGACTTCTGGAAAAATAATTACAGCGATAACACACTTTAGCACGTCCATAGTCTATCTGCCTGTCAGAAATAGAGCTGAAGTCTTATTCAAATCAATCAAAAATGGAGACACTGGTGTGATCCTTAAGGATCTTGGTGAAGATAAATTTGATTTCACAAATCCCATCTCAGCCATGCTACATCCTTTTTTCGGAATTTATGGGTCTGGAAAAACGTACCAGTTTAAGAACCTTGCAACCAAAAATCGTAACTGTTACTTTTCCTACATAACCCCAAGAAGGAAGTTGGCTGAGCAAGTTTCAGAAGAATTGCAAATTTCAAATCAATTTACTAAAATCCATCCCAAAAGCGCAAAGTGTAGAAATGTGAGAGTCTTCACTCTGGAAGTTGCGCTTCTCCACTTCTCAAAAGTATTAAGCTCATCAATGATCATTTTAGATGAATTCCAATTATACCCACCAGGTTATCTTGATCTAATCTTATTCCACGTTAGGGGTGCTGAAATGCCACCAATTTTGCTAGCTGGTGATCCATTGCAGAGTGATTATGACTCCCAAAGTGATAGACTCAATTTGGAGGAGCTTGGTAGAGACATTGACAATGTTTTGAGGGGTAGATCATACTGTTATAATGTTCTGTCCAGAAGGTTCCAAAATCAAATCTTCAATAAAAGAGTTCCAGGGCATCTTAAGATTGATAATGCATTGACAAAGGAATGGAACTTCATCAGTCTGGACAGTTTTTCAAAAAGCAGTGGAATTGACGCATTACTGGTTTCAAGTTTTAATGAGAAGAAGGCCATGTTAGTATACTTCAGGGGTCCAATCTTAACTTTTGGTGAATCGACTGGCTTAACATTCAATTCCGTTGCCATACTTATTTCTGCTGATTCAGTACATGTCAATGAGAGGAGATGGATAACAGCATTGACAAGAGCAAGAGTTGACATAACCTTTGTAAATGCTACTGCTGTTGGGATTAACGAGTTAGCCGACAGGTTTTCAGGCAGATTTCTGTACAAATTTTTTTGTGAAGGTGCTAGAGACCAAGACATTCTTGAAAATCTCCCAGGAAGACCCATTCTTGTTGAGGGGTTTGGTGAAAAGATTGGTTTCACAGCTGACGAAAAGCTGGAAAGACTCTCTGGTGATCCATGGTTAAAAGGAATGCTCTTCCTTGGCTCAGACCCGGTCATGATTCATGCAGAACCAGAAATGCCTGACGTGAGTGAAGAACTTTTTAAAACTCATATACCCCTTGTCACTCTTGAAGGGATTAGAACTGACTGGGTAGAAAAAATTATGGCCAAAGAATTCAGGGAGAAAGGGATTAAAGATTGTGTGACTGACCAATTCCCTGACACTTATGGAAGCAACAATGGTGTCAGAATAACTAATCAAGCCGAGCAATTCAGTTGTATTTATCCAAGGCACAAGAATGCAGATATTGCAACATTTTTGTTGGCAGTTAAGAAGAGATTGAAATTTTCATCTGCAAGAGTGGAGAGTGAAAAAATGAACAAATACATGCATTTCGGTAAATTCTTCCTGGAAACCTTTTTGTCCAAAGTGCCTATCAAACCAAACAAAAATGATCTTTATGCAGAGGAGGCTAGGCATGAATTTGAAATTAAAAAAATGAGCAAACCAATCTCTGTTATTGAAAATCACAGTGAAAGATCATGTACTGATTGGCCACTTGATAAGTGCTTAATTTTTATGAAAAATCAGCATTGCACAAAATTTGAAAAGAGGTTCACAGAGGCCAAGGCAGGCCAAACTCTTGCCTGTTTTCACCATGCCGTCTTATGCAGGTTTGCACCAGCAATGAGATACATTGAAAAAAAACTAAATGAAGCCTTGCCCAAAAACTTCTACATACATTCGTGCAAAAATATTGATGATCTTAATGAATGGGTTATAAAGCAGAAGTTTGATGGCATTTGCACAGAATCTGACTATGAAGCCTTTGATGCTAGCCAGGATGCAATAGTTTTGAGCTTTGAATTGGCTTTAATGAGATATCTTGAAATTCATGAAAGTGTCATTGATGATTACATTTACATTAAAACCCATTTGGGTTCAAAACTTGGAAGTTTCGCTATCATGAGATTCACAGGTGAAGCAAGCACTTTCCTCTTTAACACCATGGCCAATATGCTGTTCACATTTTTACGATACGATATTAATGGCCATGAATCAATTTGCTTTGCTGGGGATGATATGTGTGCAAATAAGAAATTGACAGTGAAACTGGAGCATGAATCATTGCTTGAAAAAATGTCATTAAAGGCGAAGGTTTGTTTTACTAGAAAACCAACTTTCTGTGGTTGGATGCTAACTCGAGAAGGTGTTCTCAAGAAGCCTCAGCTAATTTGTGAAAGATTGGCCATAGCTGTTGAGCTTGGTAAATTAGAAGACTGCATTGATAATTATGCACTTGAAGCCAGCTATGCATACAAACTCGGAGAAAGGCTGTTTGACTTGCTTGATGAAGTGGAAATGAAGAATCATTTTCAATGTGTGAGATTCTTGATTGAAAAAAATTGGATGATGAAATCAGAAGCAAGGAACATTTTTAAAAATGGAGTGGACAGTCGAATTTATTTAAGAAGTTCAGAAGTTTTTGATGTGGGGACTGTGGCAAAAGGAAAGATTCATGCTTACCTAATATAGTGTTAGGGTTAGTTTTTAGTTTAAGTTAGCTACCAATATTGAGATGGATAGGATTTACAATAAAATAGTGAGTGCTGGTTTTGTGGACAGATTTAAAAGAAGTGATACTTTGGTTGTGCATGGTGTCCCCGGTTGCGGAAAAACTAGGTTATTGAAGGAGATAATCGAGGAGTTTGACTTTGTCGTTTGTTTCACAGCTGGTTCAGAAACATACAAGAGTCAACTAGGTTGTGAGATCAGCAAGGTTTGCGAGGATAGCATTGTGCCTGAAGGAAAAATTGGGATTCTTGACGAGTACAACATTTTCTTGGGTGATCTCCGTAAGTTCAGAGTTTTAATTGGTGACCCTTATCAATCAGTTCACAAAAGCTTAAATTGCAACCTTTTGAATCTTGAGTCAAAGAGGTTTGGAAAGGAGACCTGTTCATTACTCTCAAGTTTGAACTTCAAAGTTGAGAGCCAAAAGGTTGATAAGGTAAGAATTGAAAGAATTTTCCCTTCAGAGCCTGTAGGGCAAGTCATTTGTCTTGACTCTGAGGTTGAAGATTTGTGCAAAAACTACCATCTGGATTATCTGACTCCTTGTGAGGCTCAAGGTAAAACTTTTGAAAAGGTCACGGTTCTTACTTCAACTCAACTCTGTGAGGTCCCAAGGGTGCCACTGTACGTAGCTTTAACTAGGCACAGTGATTTGCTACTCATTTTGACTCCTTATCCCGACAATGCCATTGGTAGCACCTCCTGATCATACAAGGACTTATCAATTGGTAGCTATTGGTGCTTCTCTTGCCGCTTTACTTTTCATTCTGACTAGGAGCACTTTACCACACGTTGGGGATAATTTGCATCATTTGCCGCACGGTGGCTGCTATCAGGACGGTACAAAGAAGGTAATTTATAGGGGTCCGAACTCAAATTTTCCAAGTTCAAATCTATTTAAAAGTTCCAACTCTCTCTGGGCCTTTCTTGCTGTCTGGACCATTGTTTGTTTGCTGCATGTCTTTAACAGAACCACTCACCGTCATTTTGAGTTTCACAGTTGTTCTAGTTGCACTTCTAGCTCTCAATAATCTGTTAAATAATAGTAGCAATTGTACAATAATAATTGATGGTTCTTCTGTCTCTATTTCTGGTTGTGAAATAACAAAGGAGTTTGTGGAAATTCTTCCAAAACTCAAAGCCTTCAAGCATTGAAGGAAGAAAAGGGAAAGGGGTTCATTGATTAGTTAAGTATTTAGCAGTATTTGAATAAGAAGATGGATGCAAGTATTGATGCTGGTCAAAAATCTCAATTGAGCAAGCAGGATAAACAGAATACAAGGGGTGGAAAGAAAGGAATGTGCCGTGGGGTTAAGCCAAAGAATGAGAGGCTTAAAA<text:soft-page-break/>TTAAGAAAGAGATGCTGGACGAAATACCTGAATTTGAGTCATTTGATAATATCATCTCTGAAAGTGAGTTTGACGACATTTGTGCTGAATGGAAAGATAAATTGCAGGTTCCAAGTGATAAATTTGTGAAAATTGCCCTCGAAATCTGTTGGAGGTGTGCACACACATCCTACTCTTCAGAAGTTAATTTAGGGTCAAAACAGATTGAAGGGTATGAACCTGAGGATCTAATCTCCTGTATTGAAAGTAAATGTTATTTGAGGCAGTTTGGGAGATTTTTCGCTAACTTCACATGGAACAAAATGAGGAAGGAAGACAAACCTCCAGCAAAGTGGGAGCAAGTTACCATCAAGAGGTATGCAATGGCTGCCTTTGAATGTATTGATGCAGTTGGTTCCGCTGGAGCTTTGGAACCTGAGGAAGGAGTCATCAAACCTCCCACACAAAAATTGTTAAGGGTTGCTATGCAAATTAAGGAAAACAAGCTCATGAAAGCTGACAACCTGGAGGTTAAAAGTGGTTCAACAAGCTCATACATCACTGGTGGAAGGGTTGAAGGAAACTTGCCATCCATAATCAACGCTAATTAGATTATAGTAGTTAGTAGTTTGCCAGCAGGAAAAACTGGACAAGGCTATCAACTGAGCCTCCAATGAAAGATTTGGTTTACAGTTGAAATGGTTCCCTAAAGCTTAAATAATATTAAGGGGACACCATTATAAATAAAACTTTTGTTTTTAAAAAGAATTTTCAAAAAAAA<text:bookmark-end text:name="__DdeLink__0_3254812529"/></text:p>
      <text:p text:style-name="P1">&gt;D.rotundata-IgC5-CR4869_Contig1763</text:p>
      <text:p text:style-name="Preformatted_20_Text"><text:bookmark-start text:name="__DdeLink__1549_3254812529"/>CACAACTGTAACTGAGAAAACACTAAACTAAGTGTCTTCACAATGTCAGACCCTTTGTTCAACGAGGATCTACCTACAGTTAGTGCTCTTAAAAACTTTTCTTCAGAGGCTATTCACAAGATAAACAATGTGGCTGTGGAATTCATTCGTGATAAAGAAAATGATCTCTTCTCTCTGTTCAATTACACAATGCCCAAAAAGGCAATGTTAAAATTGAATAAGGATGAAGGGATCTACTTGTCCGTGAATCCATGCATGCCCCATTCGCATCCTGTTTGTAAAACTCTGGAAAATTATTTTCTATATGTTGTTTTACCAAATTATATTGATGGCAGTTTTTTCTTTGTAAGTTGTAAAAAGAATAAGTTAGATTTCCTTAAAAGTAGAAATAAAAGGGTTAGCACTGTACAGCTAATTAATAGGTTTGTAACTAGTAAGGATCTGTTGAGGTATGATAGTAACAATTTTAGTTATACAAGAGTCAGTTCAATGGAAATGAGAAAAAAGATTGAGAAGAACCCGAATCTTGGAATGAGAATTGGAGGTTGTGACTTTCTTGGAAATTTTGGTAATTGCTCAGACACACTTAGAGATTTAATCCCAGAAGTACTTAAATGCAAGTCAAGAAGATTATTCCTACATGATGAACTTCATTATTGGGATCAAAAAGATCTTCTTTATTTCCTAGAGGTTTGTAGGCCCGAAGTGCTGTTAGCTACAGTGGTATTTCCACCGGAAATCATTGGGGGTGCCAAAGAAAGTCTCAACAAATGGTGCTACACATTTGACATTACTGATGACGGAAAGAGCATTATTTTCTCACCTGATGGAAAAGCGCATGAGTCTTATGTGCAACCCTTCCAAGGGGGTTATCTTCTCAAGACTTCAAAAATTGTAACAAGAAGCGGGCTAACATATTCATTAGATATAATTCAATCGAAGTTTGCCCATCACCTAATATCCATAACTCTTTGTGACAAGGTTGCTGATAAAATTCGAAAGTTTGGGTCCTTTGAAGCCATTGAATTTAAGGACAACTGCGCTCTTTCAAATAAGATCAAAAAATGTTATCCAATCAGCTTTGATGTGGTCATGAGGATTTACAGATACAGCCAAACAATTAAAAAAATTGACGTGAATTCATTGATATCAAAATTTAGCCAATTGGTCCCAAACTGTACATCAGCTGAAATGCATTTTGCAATGGACTTCGCCAATTTGCTGCTTAAAACCAAACCATGTCATGATTTATTTGGTAGCACAAAAATAACTGATGCCATACACAATTTTGAATCAAAGTTTCCTTTATGGATTGCTCAAAAATTACCTGGTTTCATGAGTATGGAGACTTCAAAATTTATCAACAGCTTGGCCCCTTTCACTTTCACGATTGAAACAGTAACTCTAAGCATGGATGATCCTGTTTTGATCGATACAAACTTGGACATTACTGATTTGTATGGGGCAAAAGACATAGTTAACAACATGGACGCCCAATTCTTTGGAAATTTCGTTGATTTATTGAAAGAAAGGGAGCCCAAACCCTACAATTTTGGTGAGGATGTTCCTTTCAAATTTTTGCATCCAAGGAATGTTAGTGCTAAAATGTTTGAAAACATGTTGTTTGACTTTTATTGTGGGCAAGTCACTGGGCAAGCAGTAGCTGATGTGAATGTAATAATGTGCCAGATCAGCATAAGTTTTGAACGGAGCAAGGTTAGAAAGAGGAGTTTTAATAAGTCCTTAGTAGATCTGCTTTTTAGATTTAATAACACTCTTTGTTCCAGCGTGAATTTAAACTTTGTAAAACATCGACTTCTAACTTTAGCTAACATGGAGAAAGGAAAGAACAATCTCTTTCAGGTTAAAAAACTCACATGGTTCCTTTTGAAAAGAGATTTAAGACGGAATCAAAAGTATATTTGTGAGGGAGCAGATAAAAGGCCAGTACCCTCGTTAAGAAAGCTTTGTGCCCTAGCCTTTGAAAGAAACTTTAATGTGAGGGGCAGCACACAGGGAGAAAAGAATAATGATGCTAATGAGCAGAAGGAATTAAAAGAAGAAGAGAAAAAAGCCCCACAAGAGTTATCAACAAGTGAGGGCACACAAGAAGAATCTGAGAGTGCATCGCAATCGGAAGGTGAAGACACACTATCCTCAACCTCGGAGGATTTAGAATCTGAATATGATCAAACAACTGTAGTTGACGAGCCTTCATGCTCCAATCAGTGCACCAAATTGAAAATGGAAAATTTCTCTTGGGACTGCTCTGAAAGTTTGCATCTCGTAAACGCCATATCCAGATTTGTGGACTATGATCGGAGAGAAATGATTGAAAAGTTTCATCTTGGTGGATTAATAATGATTGAGGCGTTCCTCTCAGATGAGTGCTCCACAACGTTGGTTATCTTCAACAAAGACGTCCAAGAAGTTGAAGTCACTTGCAGCAAGAAATTTATCGTGTTGGTTGAAAGTGATGATGATTCAATGTATCACAACTGTTATCCAAAATCTAGCTGCGTTCTAAGAGCAATTGATTCTAGCATCAAAATCGGGGGAGTGTTAAATGTTTATGCATCATTATATAAAGAGCTTGATACCGCAAGTTTTCACAAGGCCATTGATGAATATGGGTTGAATTATGATTTGTTGGGGACTGCGTTCACCATTTTTGGAATCTCGGCAAATATTCTTACTGAAGATGGAAGTGTAAGGCTTGGTGATGGTGACAATAAGCAGACTTACATACTTAAAAATTCACACATTGAACGCATTGAATATGAGGAGGCTTTGGCTAAGTATGGCAGCAAAATGTTTAGAAAGACTTCTGGAAAAATAATTACAGCGATAACACACTTTAGCACGTCCATAGTCTATCTGCCTGTCAGAAATAGAGCTGAAGTCTTATTCAAATCAATCAAAAATGGAGACACTGGTGTGATCCTTAAGGATCTTGGTGAAGATAAATTTGATTTCACAAATCCCATCTCAGCCATGCTACATCCTTTTTTCGGAATTTATGGGTCTGGAAAAACGTACCAGTTTAAGAACCTTGCAACCAAAAATCGTAACTGTTACTTTTCCTACATAACCCCAAGAAGGAAGTTGGCTGAGCAAGTTTCAGAAGAATTGCAAATTTCAAATCAATTTACTAAAATCCATCCCAAAAGCGCAAAGTGTAGAAATGTGAGAGTCTTCACTCTGGAAGTTGCGCTTCTCCACTTCTCAAAAGTATTAAGCTCATCAATGATCATTTTAGATGAATTCCAATTATACCCACCAGGTTATCTTGATCTAATCTTATTCCACGTTAGGGGTGCTGAAATGCCACCAATTTTGCTAGCTGGTGATCCATTGCAGAGTGATTATGACTCCCAAAGTGATAGACTCAATTTGGAGGAGCTTGGTAGAGACATTGACAATGTTTTGAGGGGTAGATCATACTGTTATAATGTTCTGTCCAGAAGGTTCCAAAATCAAATCTTCAATAAAAGAGTTCCAGGGCATCTTAAGATTGATAATGCATTGACAAAGGAATGGAACTTCATCAGTCTGGACAGTTTTTCAAAAAGCAGTGGAATTGACGCATTACTGGTTTCAAGTTTTAATGAGAAGAAGGCCATGTTAGTATACTTCAGGGGTCCAATCTTAACTTTTGGTGAATCGACTGGCTTAACATTCAATTCCGTTGCCATACTTATTTCTGCTGATTCAGTACATGTCAATGAGAGGAGATGGATAACAGCATTGACAAGAGCAAGAGTTGACATAACCTTTGTAAATGCTACTGCTGTTGGGATTAACGAGTTAGCCGACAGGTTTTCAGGCAGATTTCTGTACAAATTTTTTTGTGAAGGTGCTAGAGACCAAGACATTCTTGAAAATCTCCCAGGAAGACCCATTCTTGTTGAGGGGTTTGGTGAAAAGATTGGTTTCACAGCTGACGAAAAGCTGGAAAGACTCTCTGGTGATCCATGGTTAAAA<text:soft-page-break/>GGAATGCTCTTCCTTGGCTCAGACCCGGTCATGATTCATGCAGAACCAGAAATGCCTGACGTGAGTGAAGAACTTTTTAAAACTCATATACCCCTTGTCACTCTTGAAGGGATTAGAACTGACTGGGTAGAAAAAATTATGGCCAAAGAATTCAGGGAGAAAGGGATTAAAGATTGTGTGACTGACCAATTCCCTGACACTTATGGAAGCAACAATGGTGTCAGAATAACTAATCAAGCCGAGCAATTCAGTTGTATTTATCCAAGGCACAAGAATGCAGATATTGCAACATTTTTGTTGGCAGTTAAGAAGAGATTGAAATTTTCATCTGCAAGAGTGGAGAGTGAAAAAATGAACAAATACATGCATTTCGGTAAATTCTTCCTGGAAACCTTTTTGTCCAAAGTGCCTATCAAACCAAACAAAAATGATCTTTATGCAGAGGAGGCTAGGCATGAATTTGAAATTAAAAAAATGAGCAAACCAATCTCTGTTATTGAAAATCACAGTGAAAGATCATGTACTGATTGGCCACTTGATAAGTGCTTAATTTTTATGAAAAATCAGCATTGCACAAAATTTGAAAAGAGGTTCACAGAGGCCAAGGCAGGCCAAACTCTTGCCTGTTTTCACCATGCCGTCTTATGCAGGTTTGCACCAGCAATGAGATACATTGAAAAAAAACTAAATGAAGCCTTGCCCAAAAACTTCTACATACATTCGTGCAAAAATATTGATGATCTTAATGAATGGGTTATAAAGCAGAAGTTTGATGGCATTTGCACAGAATCTGACTATGAAGCCTTTGATGCTAGCCAGGATGCAATAGTTTTGAGCTTTGAATTGGCTTTAATGAGATATCTTGAAATTCATGAAAGTGTCATTGATGATTACATTTACATTAAAACCCATTTGGGTTCAAAACTTGGAAGTTTCGCTATCATGAGATTCACAGGTGAAGCAAGCACTTTCCTCTTTAACACCATGGCCAATATGCTGTTCACATTTTTACGATACGATATTAATGGCCATGAATCAATTTGCTTTGCTGGGGATGATATGTGTGCAAATAAGAAATTGACAGTGAAACTGGAGCATGAATCATTGCTTGAAAAAATGTCATTAAAGGCGAAGGTTTGTTTTACTAGAAAACCAACTTTCTGTGGTTGGATGCTAACTCGAGAAGGTGTTCTCAAGAAGCCTCAGCTAATTTGTGAAAGATTGGCCATAGCTGTTGAGCTTGGTAAATTAGAAGACTGCATTGATAATTATGCACTTGAAGCCAGCTATGCATACAAACTCGGAGAAAGGCTGTTTGACTTGCTTGATGAAGTGGAAATGAAGAATCATTTTCAATGTGTGAGATTCTTGATTGAAAAAAATTGGATGATGAAATCAGAAGCAAGGAACATTTTTAAAAATGGAGTGGACAGTCGAATTTATTTAAGAAGTTCAGAAGTTTTTGATGTGGGGACTGTGGCAAAAGGAAAGATTCATGCTTACCTAATATAGTGTTAGGGTTAGTTTTTAGTTTAAGTTAGCTACCAATATTGAGATGGATAGGATTTACAATAAAATAGTGAGTGCTGGTTTTGTGGACAGATTTAAAAGAAGTGATACTTTGGTTGTGCATGGTGTCCCCGGTTGCGGAAAAACTAGGTTATTGAAGGAGATAATCGAGGAGTTTGACTTTGTCGTTTGTTTCACAGCTGGTTCAGAAACATACAAGAGTCAACTAGGTTGTGAGATCAGCAAGGTTTGCGAGGATAGCATTGTGCCTGAAGGAAAAATTGGGATTCTTGACGAGTACAACATTTTCTTGGGTGATCTCCGTAAGTTCAGAGTTTTAATTGGTGACCCTTATCAATCAGTTCACAAAAGCTTAAATTGCAACCTTTTGAATCTTGAGTCAAAGAGGTTTGGAAAGGAGACCTGTTCATTACTCTCAAGTTTGAACTTCAAAGTTGAGAGCCAAAAGGTTGATAAGGTAAGAATTGAAAGAATTTTCCCTTCAGAGCCTGTAGGGCAAGTCATTTGTCTTGACTCTGAGGTTGAAGATTTGTGCAAAAACTACCATCTGGATTATCTGACTCCTTGTGAGGCTCAAGGTAAAACTTTTGAAAAGGTCACGGTTCTTACTTCAACTCAACTCTGTGAGGTCCCAAGGGTGCCACTGTACGTAGCTTTAACTAGGCACAGTGATTTGCTACTCATTTTGACTCCTTATCCCGACAATGCCATTGGTAGCACCTCCTGATCATACAAGGACTTATCAATTGGTAGCTATTGGTGCTTCTCTTGCCGCTTTACTTTTCATTCTGACTAGGAGCACTTTACCACACGTTGGGGATAATTTGCATCATTTGCCGCACGGTGGCTGCTATCAGGACGGTACAAAGAAGGTAATTTATAGGGGTCCGAACTCAAATTTTCCAAGTTCAAATCTATTTAAAAGTTCCAACTCTCTCTGGGCCTTTCTTGCTGTCTGGACCATTGTTTGTTTGCTGCATGTCTTTAACAGAACCACTCACCGTCATTTTGAGTTTCACAGTTGTTCTAGTTGCACTTCTAGCTCTCAATAATCTGTTAAATAATAGTAGCAATTGTACAATAATAATTGATGGTTCTTCTGTCTCTATTTCTGGTTGTGAAATAACAAAGGAGTTTGTGGAAATTCTTCCAAAACTCAAAGCCTTCAAGCATTGAAGGAAGAAAAGGGAAAGGGGTTCATTGATTAGTTAAGTATTTAGCAGTATTTGAATAAGAAGATGGATGCAAGTATTGATGCTGGTCAAAAATCTCAATTGAGCAAGCAGGATAAACAGAATACAAGGGGTGGAAAGAAAGGAATGTGCCGTGGGGTTAAGCCAAAGAATGAGAGGCTTAAAATTAAGAAAGAGATGCTGGACGAAATACCTGAATTTGAGTCATTTGATAATATCATCTCTGAAAGTGAGTTTGACGACATTTGTGCTGAATGGAAAGATAAATTGCAGGTTCCAAGTGATAAATTTGTGAAAATTGCCCTCGAAATCTGTTGGAGGTGTGCACACACATCCTACTCTTCAGAAGTTAATTTAGGGTCAAAACAGATTGAAGGGTATGAACCTGAGGATCTAATCTCCTGTATTGAAAGTAAATGTTATTTGAGGCAGTTTGGGAGATTTTTCGCCAACTTCACATGGAACAAAATGAGGAAGGAAGACAAACCTCCAGCAAAGTGGGAGCAAGTTACCATCAAGAGGTATGCAATGGCTGCCTTTGAATGTATTGATGCAGTTGGTTCCGCTGGAGCTTTGGAACCTGAGGAAGGAGTCATCAAACCTCCCACACAAAAATTGTTAAGGGTTGCTATGCAAATTAAGGAAAACAAGCTCATGAAAGCTGACAACCTGGAGGTTAAAAGTGGTTCAACAAGCTCATACATCACTGGTGGAAGGGTTGAAGGAAACTTGCCATCCATAATCAACGCTAATTAGATTATAGTAGTTAGTAGTTTGCCAGCAGGAAAAACTGGACAAGGCTATCAACTGAGCCTCCAATGAAAGATTTGGTTTACAGTTGAAATGGTTCTCTAAAGCTTAAATAATATTAAGGAGAAACCATTATAAATAAAACTTTTGTTTTTAAA<text:bookmark-end text:name="__DdeLink__1549_3254812529"/></text:p>
      <text:p text:style-name="Preformatted_20_Text">&gt;IEGWB1302J0SP1|S2-8_A69|I-GH409Da-t/CF11BDX|I-GH409Da-t/CF11BDX</text:p>
      <text:p text:style-name="Preformatted_20_Text">ATTAAGTTTCGCCATAATGAGATTTACGGGTGAAGCAAGCACCTTCCTTTTCAACACTATGGCCAACATGTTATTCACATTTTTTGCGCTACGATATCAATGGCCATGAGTCAATCTGCTTTGCTGGAGATGATATGTGTGCAAACAAAAGGTTAACTGTGAAGCTGGAACATGAAGCATTACTTGAAAAGATGTCACTGAAAGCAAAAGTCTGTTTCACCAGAAAACCAACCTTTTGTGGCTGGATGTTAACAAGAGAAGGTGTTCTCAAGAAGCCAGAATTGATTTGTGAAAGGTTGGCTATAGCTGTTGAACTTGGCAAGCTCGAGGACTGTATTGACAATTACGT</text:p>
      <text:p text:style-name="Preformatted_20_Text">&gt;IEGWB1302IZUSA|S2-8_A69|I-GH409Da-t/CF11BDX|I-GH409Da-t/CF11BDX</text:p>
      <text:p text:style-name="Preformatted_20_Text">acgatgctagcaagatgccatagtttgagcttgagttAGCCCTAATGAAGTATTTAGAAATCAATGAAAGTGTGATAAATGATTANGTTTACATTAAGACTCACTTGGGCTCAAAACTTGGAAGTTTCGCCATAATGAGATTTACGGGTGAAGCAAGCACCTCCTTTCAACACTATGGCCAACATGTTATTCACATTTTTGCGATACGATATCAATGGTCATGAGTCAATCTGCTTTGCTGGAGATGATATGTGTGCAACAAAAGGTTAACTGTGAAGCTGGAACATGAAGCATTACTTGAAAAGATGTCACTGAAAGCAAAAGTCTGTTTCACCAGAAAACCAACCTTTTGTGGCTGGATGTTAACAAGAGAAGGTGTTCTCAAGAAGCCAGAATTGATTTGTGAAAGGTTGGCTATAGCTGTTTGAACTTGGCAAGCTCGAGGACTGTATTGACAATTACGT</text:p>
      <text:p text:style-name="Preformatted_20_Text">&gt;IEGWB1302GI6C5|S2-8_A69|I-GH409Da-t/CF11BDX|I-GH409Da-t/CF11BDX</text:p>
      <text:p text:style-name="Preformatted_20_Text">ATTAAGTTTCGCCATAATGAGATTTACGGGTGAAGCAAGCACCTTCCTTTTCAACACTATGGCCAACATGTTATTCACATTTT<text:soft-page-break/>TGCGCTACGATATCAATGGCCATGAGTCAATCTGCTTTGCTAGGAGATGATATGTGTGCAAACAAAAGGTTACTGTGAAGCTGGAACATGAAGCATTACTTGAAAAGCTGTCACTGAAAGCAAAAGTCTGTTTCACCAGAAAACCACCTTTTGTGGCTGGATGTTAACAAGAGAAGGTGttcacaagaaaccagaattaatttgngaaaggttggctatagctgttgaacttggcaagctcgaggctgtattgacaattcgcacttgaggctagcattagttggagga</text:p>
      <text:p text:style-name="Preformatted_20_Text">&gt;IEGWB1302IUE85|S2-8_A69|I-GH409Da-t/CF11BDX|I-GH409Da-t/CF11BDX</text:p>
      <text:p text:style-name="Preformatted_20_Text">ATTAAGTTTCGCCATAATGAGATTTACGGGTGAAGCAAGCACCTTCCTTTTCAACACTATGGCCAACATGTTATTCACTATTTTTTGCGCTACGATATCAATGGCCATGAGTCAATCTGCTTTGCTGGAGATGATATGTGTGCAAACAAAAGGTTTAACTGTGAAGCCTGGAACATGAAGCATTACTGAAAAGNTGTCACTGAAAGCAAAAGTCTGTTTCACCAGAAAACCACCTTTTGNGGCTGGATGTTAACAAGAGAAGGTGTTCTCAAGAAACCAGAATTAATTTGNGAAAGGTTGGCTATAGCTGTTGAACTTGGCAAGCTCGAGGACTGTATTGACAATTACGCACTTGAGGCTAGCATTAGTT</text:p>
      <text:p text:style-name="Preformatted_20_Text">&gt;IEGWB1302HDWLD|S2-8_A69|I-GH409Da-t/CF11BDX|I-GH409Da-t/CF11BDX</text:p>
      <text:p text:style-name="Preformatted_20_Text">ATTAAGTTTCGCCATAATGAGATTTACGGGTGAAGCAAGCACCTTCCTTTTCAACACTATGGCCAACATGTTATTCACATTTTTGCGCTACGATATCAATGGCCATGAGTCAATCTGCTTTGCTGGAGATGATATGTGTGCAAACAAAAGGTTAACTGTGAAGCTGGAACATGAAGCATTACTTGAAAAGATGTCACTGAAAGCAAAAAGTCTGTTTCACCAGAAAACCAACCTTTTGTGGCTGGATGTTAACAAGAGAAGGTGTTCTCAAGAAACCAGAATTAATTTGTGAAAGGTTGGCTATAGCTGTTGAACTTGGCAAGCTCGAGGACTGTATTGACAATTACGCACTTGAGGCTAGCATTAGTT</text:p>
      <text:p text:style-name="Preformatted_20_Text">&gt;IEGWB1302JD3HK|S2-8_A69|I-GH409Da-t/CF11BDX|I-GH409Da-t/CF11BDX</text:p>
      <text:p text:style-name="Preformatted_20_Text">tGGCCATGAGTCAATCTGCTTTGCTGGAGATGATATGTGTGCAAACAAAAGGTTAAACTAGTGAAGCTGGAACATGAAGCATTACTTGAAAAGATGTCACTGAAAGCAAAAGTCTGTTTCACCAGAAAACCAACCTTTTGTGGCTGGATGTTAACAAGAGAAGGTGTTCTCAAGAAACCAGAATTAATTTGTGAAAGGTTGGCTATAGCTGTTGAACTTGGCAAGCTCGAGGACTGTATTGACAATTACGCACTTGAGGCTAGCATTAGTT</text:p>
      <text:p text:style-name="Preformatted_20_Text">&gt;IEGWB1301AH4O2|S2-8_A69|I-GH409Da-t/CF11BDX|I-GH409Da-t/CF11BDX</text:p>
      <text:p text:style-name="Preformatted_20_Text">ATTAAGTTTCGCCATAATGAGATTTACGGGTGAAGCAAGCACCTTCCTTTTCAACACTATGGCCAACATGTTATTCACATTTTTGCGCTACGATATCAATGGCCATGAGTCAATCTGCTTTGCTGGAGATGATATGTGTGCAAACAAAAGGTTAACTGTGAAGCTGGAACATGAAGCATTGCTTGAAAAGATGTCACTGAAAGCAAAAGTCTGTTTCGCCAGAAAACCAACCTTTTGTGGCTGGATGTTAACAAGAGAAGGTGTTCTCAAGAAACCAGAATTAATTTGTGAAAGGTCGGCTATAGCTGTTGAACTTGGCAAGCTCGAGGACTGTATTGACAATTACGCACTTGAGGCTAGCATTAGTT</text:p>
      <text:p text:style-name="Preformatted_20_Text">&gt;IEGWB1301BBR4Q|S2-8_A69|I-GH409Da-t/CF11BDX|I-GH409Da-t/CF11BDX</text:p>
      <text:p text:style-name="Preformatted_20_Text">ATTAAGTTTCGCCATAATGAGATTTACGGGTGAAGCAAGCACCTTCCTTTTCAACACTATGGCCAACACGTTATTCACATTTTTGCGCTACGATATCAATGGCCATGAGTCAATCTGCTTTGCTGGAGATGATATGTGTGCAAACAAAAGGTTAACTGTGAAGCTGGAACATGAAGCATTACTTGAAAAGATGTCACTGAAAGCAAAAGTCTGTTTCACCAGAAAACCAACCTTTTGTGGCTGGATGTTAACAAGAGAAGGTGTTCTCAAGAAACCAGAATTAATTTGTGAAAGGTTGGCTATAGCTGTTGAGCTTGGCAAGCTCGAGGACTGTATTGACAATTACGCACTTGAGGCTAGCATTAGTT</text:p>
      <text:p text:style-name="Preformatted_20_Text">&gt;IEGWB1301D1XHG|S2-8_A69|I-GH409Da-t/CF11BDX|I-GH409Da-t/CF11BDX</text:p>
      <text:p text:style-name="Preformatted_20_Text">ATTAAGTTTCGCCATAATGAGATTTACGGGTGAAGCAAGCACCTTCCTTTTCAACACTATGGCCAACATGTTATTCACATTTTTGCGCTACGATATCAATGGCCATGAGTCAATCTGCTTTGCTGGAGATGATATGTGTGCAAACAAAAGGTTAACTGTGAAGCTGGAACATGAAGCATTACTTGAAAAGATGTCACTGAAAGCAAAAGTCTGTTTCACCAGAAAACCAACCTTTTGTGGCTGGATGTTAACAAGAGAAGGTGTTCTCAAGAAACCAGAATTAATTTGTGAAAGGTTGGCTATAGCTGTTGAACTTGGCAAGCTCGAGGACTGTATTGACAATTACGCACTTGAGGCTAGCATTAGTT</text:p>
      <text:p text:style-name="Preformatted_20_Text">&gt;IEGWB1301AZN29|S2-8_A69|I-GH409Da-t/CF11BDX|I-GH409Da-t/CF11BDX</text:p>
      <text:p text:style-name="Preformatted_20_Text">ATTAAGCTTCGCCATAATGAGATTTACGGGTGAAGCAAGCACCTTCCTTTTCAACACTATGGCCAACATGTTATTCACATTTTTGCGCTACGATATCAATGGCCATGAGTCAATCTGCTTTGCTGGAGATGATATGTGTGCAAACAAAAGGTTAAACTGTGAAGCTGGAACATGAAGCATTACTTGAAAAGATGTCACTGAAAGCAAAAGTCTGTTTCACCAGAAAACCAACCTTTTGTGGCTGGATGTTAACAAGAGAAGGTGTTCTCAAGAAACCAGAATTAATTTGTGAAAGGTTGGCTATAGCTGTTGAACTTGGCAAGCTCGAGGACTGTATTGACAATTACGCACTTGAGGCTAGCATTAGTT</text:p>
      <text:p text:style-name="Preformatted_20_Text">&gt;IEGWB1301CUMKK|S2-8_A69|I-GH409Da-t/CF11BDX|I-GH409Da-t/CF11BDX</text:p>
      <text:p text:style-name="Preformatted_20_Text">ATTAAGTTTCGCCATAATGAGATTTACGGGTGAAGCAAGCACCTTCCTTTTCAACACTATGGCCAACATGCTATTCACATTTTTTGCGCTACGATATCAATGGCCATGAGTCAATCTGCTTTGCTGGAGATGATATGTGTGCAAACAAAAGGTTAACTGTGAAGCTGGAACATGAAGCATTACTTGAAAAGNTGTCACTGAAAGCAAAAGTCTGTTTCACCAGAAAACCAACCTTTTGNGGCTGGATGTTAACAAGAGAAGGTGTTCTCAAGAAACCAGAATTAATTTGTGAAAGGTTGGCTATAGCTGTTGAACTTGGCAAGCTCGAGGACTGTATTGACAATTACGCACTTGAGGCTAGCATTAGTT</text:p>
      <text:p text:style-name="Preformatted_20_Text">&gt;IEGWB1301BIKXT|S2-8_A69|I-GH409Da-t/CF11BDX|I-GH409Da-t/CF11BDX</text:p>
      <text:p text:style-name="Preformatted_20_Text">ATTAAGTTTCGCCATAATGAGATTTACGGGTGAAGCAAGCACCTTCCTTTTCAACACTATGGCCAACATGTTATTCACATTTTTGCGCTACGATATCAATGGCCATGAGTCAACTCtgtctttgcgtggagatgatatgtgtcgacaaaacgtaaaagg</text:p>
      <text:p text:style-name="Preformatted_20_Text">&gt;IEGWB1301ASBT5|S2-8_A69|I-GH409Da-t/CF11BDX|I-GH409Da-t/CF11BDX</text:p>
      <text:p text:style-name="Preformatted_20_Text">ATTAAGTTTCGCCATAATGAGATTTACGGGTGAAGCAAGCACCTCCTTTTCAACACTATGGCCAACATGTTATTCACATTTTTTGCGCTACGATATCAATGGCCATGAGTCAATCTGCTTTGCTGGAGATGATATGTGTGCAAACAAAAGGTTAACTGTGAAGCTGGAACATGAAGCATTACTTGAAAAGATGTCACTGAAAGCAAAAGTCTGTTTCACCAGAAAACCAACCTTTTGTGGCTGGATGTTAACAAGAGAAGGTGTTCTCAAGAAACCAGAATTAATTTGTGAAAGGTTGGCTATAGCTGTTGAACTTGGCAAGCTCGAGGACT<text:soft-page-break/>GTATTGACAATTACGCACTTGAGGCTAGCATTAGTT</text:p>
      <text:p text:style-name="Preformatted_20_Text">&gt;IEGWB1301BRCCS|S2-8_A69|I-GH409Da-t/CF11BDX|I-GH409Da-t/CF11BDX</text:p>
      <text:p text:style-name="Preformatted_20_Text">ATTAAGTTTCGCCATAATGAGATTTACGGGTGAAGCAAGCACCTTCCTTTTCAACACTATGGCCAACATGTTATTCACTATTTTGCGCTACGATATCAATGGCCATGAGTCAATCTGCTTTGCTGGAGATGATATGTGTGCAAACAAAAGGTTAACTGTGAAGCTGGAACATGAAGCATTACTTGAAAAGATGTCACTGAAAGCAAAAGTCTGTTTCACCAGAAAACCAACCTTTTGTGGCTGGATGTTAACAAGAGAAGGTGTTCTCAAGAAACCAGAATTAATTTGTGAAAGGTTGGCTATAGCTGTTGAACTTGGCAAGCTCGAGGACTGTATTGACAATTACGCACTTGAGGCTAGCATTAGTT</text:p>
      <text:p text:style-name="Preformatted_20_Text">&gt;IEGWB1301DJOQC|S2-8_A69|I-GH409Da-t/CF11BDX|I-GH409Da-t/CF11BDX</text:p>
      <text:p text:style-name="Preformatted_20_Text">CACTATGGCCAACATGTTATTCTACATTTTTGTCGCTACGATATCAATGGCCATGAGTCAATCTGCTTTGCTGGAGATGATATGTGTGCAAACAAAAGGTTAAACTAGTGAAGCTGGAACATGAAGCATACTTGAAAAGATGTCACTGAAAGCAAAAGTCTGTTTCACCAGAAAACCAACCTTTTTGTGGCTGGATGTTAACAAGAGAAGGTGTTCTCAAGAAACCAGAATTAATTTGTGAAAGGTTGGCTATAGCTGTTGAACTTGGCAAGCTCGAGGACTGTATTGACAATTACGCACTTGAGGCTAGCATTAGTT</text:p>
      <text:p text:style-name="Preformatted_20_Text">&gt;IEGWB1301EY4PT|S2-8_A69|I-GH409Da-t/CF11BDX|I-GH409Da-t/CF11BDX</text:p>
      <text:p text:style-name="Preformatted_20_Text">AGTCCGGCGTTTGCACAGAATCTGATTACGAAACCTTTGATGCTAGTCAAGATGCCATAGTTTTGAGCTTTGAGTTAGCCCTAATGAAGTATTTAGAAATCAATGAAAGTGTGATAAATGATTATGTTTACATTAAGACTCACTTGGGCTCAAAACTTGGAAGTTTCGCCATAATGAGATTTACGGGTGAAGCAAGCACCTTCCTTTTCAACACTATGGCCAACATGTTATTCACATTTTTGCGATACGATATCAATGGTCATGAGTCAATCTGCTTTGCCGGAGATGATATGTGTGCAAACAAAAGGTTAACTGTGAAGCTGGAACATGAAGCATTACTTGAAAAGATGTCACTGAAAGCAAAAGTCTGTTTCACCAGAAAACCAACCTTTTGTGGCTGGATGTTAACAAGAGAAGGTGTTCTCAAGAAGCCAGAATTGATTTGTGAAAGGTTGGCTATAGCTGTTGAACTTgg</text:p>
      <text:p text:style-name="Preformatted_20_Text">&gt;IEGWB1301CWJ1H|S2-8_A69|I-GH409Da-t/CF11BDX|I-GH409Da-t/CF11BDX</text:p>
      <text:p text:style-name="Preformatted_20_Text">ATTAAGTTTCGTCCATAATGAGATTTACGGGTGAAGCAAGCACCTTCCTTTTCAACACTATGGCCAACATGTTATTCACATTTTTGTCGCTACGATATCAATGGCCATGAGTCAATCTGCTTTGCTGGAGATGATATGTGTGCAAACAAAAGGTTAACTGTGAAGCTGGAACATGAAGCATTACTTGAAAAGATGTCACTGAAAGCAAAAGTACTGTTTCACCAGAAAACCAACCTTTTGTGGCTGGATGTTAACAAGAGAAGGTGTTCTCAAGAAACCAGAATTAATTTGTGAAAGGTTGGCTATAGCTGTTGAACTTGGCAAGCTCGAGGACTGTATTGACAATTACGCACTTGAGGCTAGCATTAGTT</text:p>
      <text:p text:style-name="Preformatted_20_Text">&gt;IEGWB1301EA6CA|S2-8_A69|I-GH409Da-t/CF11BDX|I-GH409Da-t/CF11BDX</text:p>
      <text:p text:style-name="Preformatted_20_Text">ACGGGTGAAGCAAGCACCTTCCTTTTCAACACTATGGCCAACATGTTATTCACATTTTTTGCGCTACGATATCAATGGCCATGAGTCAATCTGCTTTGCTGGAGATGATATGTGTGCAAACAAAAGGTTAACTGTGAAGCTGGAACATGAAGCATTACTTGAAAAGATGTCACTGAAAGCAAAAGTCTGTTTCACCAGAAAACCAACCTTTTTGTGGCTGGATGTTAACAAGAGAAGGTGTTCTCAAGAAACCAGAATTAATTTGTGAAAGGTTGGCTATAGCTGTTGAACTTGGCAAGCTCGAGGACTGTATTGACAATTACGCACTTGAGGCTAGCATTAGTT</text:p>
      <text:p text:style-name="Preformatted_20_Text">&gt;IEGWB1301DI1KX|S2-8_A69|I-GH409Da-t/CF11BDX|I-GH409Da-t/CF11BDX</text:p>
      <text:p text:style-name="Preformatted_20_Text">ATTAAGTTTCGCCATAATAGAGATTTACGGGTGGAAGCAAGCACCTTCCTTTTCAACACTATGGCCAACATGTCATTCACATTTTTGTCGCTACGATATCAATGGCCATGAGTCAATCTGCTTTGCTGGAGATGATATGTGTGACAAAACAAAAGGTTAACTGTGAAGCTGGAACATGAAGCATTACTTGAAAAGATGTCACTGAAAGACAAAAGTCTGTTTCACCAGAAAACCAACCTTTTGTGGCTGGATGTTAACAAGAGAAGGTGTTCTCAAGAAACCAGAATTTAATTTGTGAAAGGTTGGCTATAGCTGTTGAACTTGGCAAGCTCGAGGACTGTATTGACAATTACGCACTTGAGGCTAGCATTAGTT</text:p>
      <text:p text:style-name="Preformatted_20_Text">&gt;IEGWB1302HWNQM|S2-8_A69|I-GH409Da-t/CF11BDX|I-GH409Da-t/CF11BDX</text:p>
      <text:p text:style-name="Preformatted_20_Text">TGAAAGTGTGATAAATGATTATGTTTACATTAAGACTCACTTGGGCTCAAAACTTGGAAGTTTCGCCATAATGAGATTTACGGGTGAAGCAAGCACCTTCCTTTTCAACACTATGGCCAACATGTTATTCACATTTTTGCGATACGATATCAATGGTCATGAGTCAATCTGCTTTGCTGGAGATGATATGTGTGCAAACAAAAGGTTAACTGTGAAGCTGGAACATGAAGCATTACTTGAAAAGATGTCACTGAAAGCAAAAGTCTGTTTCACCAGAAAACCAACCTTTTGTGGCTGGATGTTAACAAGAGAAGGTGTTCTCAAGAAGCCAGAATTGATTTGTGAAAGGTTGGCTATAGCTGTTGAACTTGGCAAGCTCGAGGACTGTATTGACAATTACGT</text:p>
      <text:p text:style-name="Preformatted_20_Text">&gt;IEGWB1301CFBE0|S2-8_A69|I-GH409Da-t/CF11BDX|I-GH409Da-t/CF11BDX</text:p>
      <text:p text:style-name="Preformatted_20_Text">ATTAAGTTTCGCCATAATGAGATTTACGGGTGAAGCAAGCACCTTCCTTTTCAACACTATGGCCAACATGTTATTCACATTTTTGCGCTACGATATCAATGGCCATGAGTCAATCTGCTTTGCTGGAGATGATATGTGTGCAAACAAAAGGTTAACTGTGAAGCTGGAACATGAAGCATTACTTGAAAAGATGTCACTGAAAGCAAAAGTCTGTTTCACCAGAAAACCAACCTTTTGTGGCTGGATGTTAACAAGAGAAGGTGTTCTCAAGAAGCCAGAATTGATTTGTGAAAGGTTGGCTATAGCTGTTGAACTTGGCAAGCTCGAGGACTGTATTGACAATTACGT</text:p>
      <text:p text:style-name="Preformatted_20_Text">&gt;IEGWB1301DHE42|S2-8_A69|I-GH409Da-t/CF11BDX|I-GH409Da-t/CF11BDX</text:p>
      <text:p text:style-name="Preformatted_20_Text">ATTAAGTTTCGCCATAATGAGATTTACGGGTGAAGCAAGCACCTTCCTTTTCAACACTATGGCCAACATGTTATTCACATTTTTGCGCTACGATATCAATGGCCATGAGTCAATCTGCTTTGCTGGAGATGATATGTGTGCAAACAAAAGGTTAACTGTGAAGCTGGAACATGAAGCATTACTTGAAAAGNTGTCACTGAAAGCAAAAGTCTGTTTCACCAGAAAACCAACCTTTTGTGGCTGGATGTTAACAAGAGAAGGTGTTCTCAAGAAACCAGAATTAATTTGTGAAAGGTTGGCTATAGCTGTTGAACTTGGCAAGCTCGAGGACTGTATTGACAATTACGCACTTGAGGCTAGCATTAGTT</text:p>
      <text:p text:style-name="Preformatted_20_Text">&gt;IEGWB1301BIPUU|S2-8_A69|I-GH409Da-t/CF11BDX|I-GH409Da-t/CF11BDX</text:p>
      <text:p text:style-name="Preformatted_20_Text">ATTAAGTTTCGCCATAATGAGATTTACGGGTGAAGCAAGCACCTTCCTTTTCAACACTATGGCCAACATGTTATTCACATTTTTGCGCTACGATATCAATGGCCATGAGTCAATCTGCTTTGCTGGAGATGATATGTGTGCAAACAAAAGGTTAAACTGTGAAGCTGGAACATGAAGCATTACTTGAAAAGATGTCACTGAAAGCAAAAGTCTGTTTCACCAGAAAACCAACCTTTTGTGGCTGGATGT<text:soft-page-break/>TAACAAGAGAAGGTGTTCTCAAGAAACCAGAATTAATTTGTGAAAGGTTGGCTATAGCTGTTGAACTTGGCAAGCTCGAGGACTGTATTGACAATTACGCACTTGAGGCTAGCATTAGTT</text:p>
      <text:p text:style-name="Preformatted_20_Text">&gt;IEGWB1301BL5KG|S2-8_A69|I-GH409Da-t/CF11BDX|I-GH409Da-t/CF11BDX</text:p>
      <text:p text:style-name="Preformatted_20_Text">GTTTCGCCATAATGAGATTTACGGGTGAAGCAAGCACCTTCCTTTTCAACACTATGGCCAACTATGTTATTCACATTTTTGCGATACGATATCAATGGTCATGAGTCAATCTGCTTTGCTGGAGATGATATGTGTGCAAACAAAAGGTTAACTGTGAAGACTGGAACATGAAGCATTACTTGAAAAGATGTCACTGAAAGCAAAAGTCTGTTTCACCAGAAAACCAACCTTTTGTGGCTGGATGTTAACAAGAGAAGGTGTTCTCAAGAAGCCAGGATTGATTTGTGAAAGGTTGGCTATAGCTGTTGAACTTGGCAAGCTCGAGGACTGTATTGACAATTACGT</text:p>
      <text:p text:style-name="Preformatted_20_Text">&gt;IEGWB1301EX4EJ|S2-8_A69|I-GH409Da-t/CF11BDX|I-GH409Da-t/CF11BDX</text:p>
      <text:p text:style-name="Preformatted_20_Text">ATGTTTACATTAAGACTCACTTGGGCTCAAAACTTGGAAGTTTCGTCCATAATGAGATTTACGGGTGAAGCAAGCACCTTCCTTTTCTAACACTATGGCCAACATGTTATTCACATTTTTGCGATACGATATCGATGGTCATGAGTCAATCTGCTTTGCTGGAGATGATATGTGTGCAAACAAAAGGTTAACTGTGAAGCTGGAACATGAAGCATTACTTGAAAAGATGTCACTGAAAGCAAAAGTCTGTTTCACCAGAAAACCAACCTTTTGTGGCTGGATGTTAACAAGAGAAGGTGTTCTCAAGAAGCCAGAATTGATTTGTGAAAGGTTGGCTATAGCTGTTGAACTTGGCAAGCTCGAGGACTGTATTGACAATTACGT</text:p>
      <text:p text:style-name="Preformatted_20_Text">&gt;IEGWB1301ELCR1|S2-8_A69|I-GH409Da-t/CF11BDX|I-GH409Da-t/CF11BDX</text:p>
      <text:p text:style-name="Preformatted_20_Text">tacaatGAAAGTGTGATAAATGATTATGTTTACATTAAGACTCACTTGGGCTCAAAACTTGGAAGTTTCGCCATAATGAGATTTACGGGTGAAGCAAGCACCTTCCTTTTCAACACTATGGCCAACATGTTATTCACATTTTTGCGCTACGATATCAATGGCCATGAGTCAATCTGCTTTGCTGGAGATGATATGTGTGCAAACAAAAGGTTAAACTGTGAAGCTGGAACATGAAGCATTACTTGAAAAGATGTCACTGAAAGCAAAAGTCTGTTTCACCAGAAAACCAACCTTTTGTGGCTGGATGTTAACAAGAGAAGGTGTTCTCAAGAAACCAGAATTAATTTGTGAAAGGTTGGCTATAGCTGTTGAACTTGGCAAGCTCGAGGACTGTATTGACAATTACGCACTTGAGGCTAGCATTAGTT</text:p>
      <text:p text:style-name="Preformatted_20_Text">&gt;IEGWB1301EVTHW|S2-8_A69|I-GH409Da-t/CF11BDX|I-GH409Da-t/CF11BDX</text:p>
      <text:p text:style-name="Preformatted_20_Text">AGTCCGGCGTTTGCACAGAATCTGATTACGAAACCTTTGATGCTAGTCAAGATGCCATAGTTTTGAGCTTTGAGTTAGCCCTAATGAAGTATTTAGAAATCAATGAAAGTGTGATAAATGATTATGTTTACATTAAGACTCACTTGGGCTCAAAACTTGGAAGTTTCGCCATAATGAGATTTACGGGTGAAGCAAGCACCTTCCTTTTCAACACTATGGCCAACATGTTATTCACATTTTTTGTGATACGATATCAATGGTCATGAGTCAATCTGCTTTGCTGGAGATGATATGTGTGAC</text:p>
      <text:p text:style-name="Preformatted_20_Text">&gt;IEGWB1301CVECG|S2-8_A69|I-GH409Da-t/CF11BDX|I-GH409Da-t/CF11BDX</text:p>
      <text:p text:style-name="Preformatted_20_Text">atgATTATGTTTACATTAAGACTCACTTGGGCTCAAAACTTGGAAGTTTCGCCATAATGAGATTTACGGGTGAAGCAAGCACCTTCCTTTTCAACACTATGGCCAACATGTTATTCACATTTTTGCGATACGATATCAATGGTCATGAGTCAATCTGCTTTGCTGGAGATGATATGTGTGCAAACAAAAGGTTAACTGTGAAGCTGGAACATGAAGCATTACTTGAAAAGATGTCACTGAAAGCAAAAGTCTGTTTCACCAGAAAACCAACCTTTTGTGGCTGGATGTTAACAAGAGAAGGTGTTCTCAAGAAGCCAGAATTGATTTGTGAAAGGTTGGCTATAGCTGTTGAACTTGGCAAGCCCGAGGACTGTATTGACAATTACGT</text:p>
      <text:p text:style-name="Preformatted_20_Text">&gt;IEGWB1301DSO5R|S2-8_A69|I-GH409Da-t/CF11BDX|I-GH409Da-t/CF11BDX</text:p>
      <text:p text:style-name="Preformatted_20_Text">AGTCCGGCGTTTGCACAGAATCTGATTACGAAACCTTTAGTATGCTAGTCAAGATGCCATAGTTTTTGTAGCTTTGNGTTAGCCCTAATGAAGTATTTAGAAATCAATGAAAGTGTGATAAATGATTATGTTTACATTAAGACTCACTTGGGCTCAAAACGTTGGAAGTTTCGCCATAATGAGATTTACGGGTGAAGCAAGCACCTTTCCTTTTCAACACTATGGACCAACATGTTTATTCACATTTTTGCGATACGATATCAATGGTCATGAGTCAATCTGTCTTTGCTGGAGATGATATGTGTG</text:p>
      <text:p text:style-name="Preformatted_20_Text">&gt;IEGWB1301EAEYF|S2-8_A69|I-GH409Da-t/CF11BDX|I-GH409Da-t/CF11BDX</text:p>
      <text:p text:style-name="Preformatted_20_Text">ATTAAGTTTCGCCATAATGAGATTTACGGGTGAAGCAAGCACCTTCCTTTTCAACACTATGGCCAACATGTTATTCACATTTTTGCGCTACGATATCAATGGCCATGAGTCAATCTGCTTTGCTGGAGATGATATGTGTGCAAAACAAAAGGTTAACTGTGAAGCTAGGAACATGAAGCATTACTGAAAAGNTGTCACTGAAAGCAAAAGTCTGTTTCACCAGAAAACCAACTTTTGNGGCTGGATGTTAACAAGAGAAGGTGTTCTCAAAGAAACCAGAATTAATTTGTGAAAGGTTGGCTATAGCTGTTGAACTTGGCAAGCTCGAGGACTGTATTGACAATTACGCacttgaggctag</text:p>
      <text:p text:style-name="Preformatted_20_Text">&gt;IEGWB1301A1G6L|S2-8_A69|I-GH409Da-t/CF11BDX|I-GH409Da-t/CF11BDX</text:p>
      <text:p text:style-name="Preformatted_20_Text">AACATGTTATTCTACATTTTTGTCGCTACGATATCAATGGCCATGAGTCAATCTGCTTTGCTGGAGATGATATGTGTGCAAACAAAAAGGTTAAACTGTGAAGCTGGAACATGAAGCATTACTTGTAAAAGATGTCACTGAAAGCAAAAGTCTGTTTCACCAGAAAACCAACCTTTTGTGGCTGGATGTTAACAAGAGAAGGTGTTCTCAAGAAACCAGAATTAATTTGTGAAAGGTTGGCTATAGCTGTTGAACTTGGCGAGCTCGAGGACTGTATTGACAATTACGCACTTGAGGCTAGCATTAGTT</text:p>
      <text:p text:style-name="Preformatted_20_Text">&gt;IEGWB1301DTZC3|S2-8_A69|I-GH409Da-t/CF11BDX|I-GH409Da-t/CF11BDX</text:p>
      <text:p text:style-name="Preformatted_20_Text">ATTAAGTTTCGCCATAATGAGATTTACGGGTGAAGCAAGCACCTTCCTTTTCAACACTATGGCCAACATGTTATTCACATTTTTGCGCTACGATATCAATGGCCATGAGTC</text:p>
      <text:p text:style-name="Preformatted_20_Text">&gt;IEGWB1301DZNT6|S2-8_A69|I-GH409Da-t/CF11BDX|I-GH409Da-t/CF11BDX</text:p>
      <text:p text:style-name="Preformatted_20_Text">cGATGCTAGTCAAGATGCCATTAGTTTTGAGTCTTTGAGTTAGACCCTAATAGTAAGTATTTAAGAAATCAATGAAAGTGTGATAAATGACTATGTTTACATTAAGACTCACTTGGGCTCAAAACTTGGAAGTTTCGCCATAATGAGATTTACGGGTGAAGCAAGCACCTTCCTTTTCAACACTATGGCCAACATGTTATTCACATTTTTGCGATACGATATCAATGGTCATGAGTCAATCTGCTTTGCTGGAGATGATATGTGTGCAAACAAAAGGTTAACTGTGAAGCTGGAACATGAAGCATTACTTGAAAAGATGTCACTGAAAGCAAAAGTCTGTTTCACCAGAAAACCAACCTTTTGTGGCTGGATGTTAACAAGAGAAGGTGTTCTCAAGAAGCCAGAATTGATTTGTGAAAGGTTGGCTATAGCTGTTGAACTTGGCAAGCTCGAGGACTGTATTGACAATTACGT</text:p>
      <text:p text:style-name="Preformatted_20_Text">&gt;IEGWB1301CNSAP|S2-8_A69|I-GH409Da-t/CF11BDX|I-GH409Da-t/CF11BDX</text:p>
      <text:p text:style-name="Preformatted_20_Text"><text:soft-page-break/>GTCGCTACGATATCAATGGCCATGAGTCAATCTGCTTTGCTGGAGATGATATGTGTGCAAACAAAAGGTTAAACTAGTGAAGCTGGAACATGAAGCATTACTTGAAAAGAATGTCACTGAAAGCAAAAGTCTGTTTCACCAGAAAACCAACCTTTTGTGGCTGGATGTTAACAAGAGAAGGTGTTCTCAAGAAACCAGAATTAATTTGTGAAAGGTTGGCTATAGCTGTTGAACTTGGCAAGCTCGAGGACTGTATTGACAATTACGCACTTGAGGCTAGCATTAGTT</text:p>
      <text:p text:style-name="Preformatted_20_Text">&gt;IEGWB1301BT82E|S2-8_A69|I-GH409Da-t/CF11BDX|I-GH409Da-t/CF11BDX</text:p>
      <text:p text:style-name="Preformatted_20_Text">CCATAATGAGATTTACGGGTGAAGCAAGCACCTTCCTTTTCTAACACTATGGCCAACATGTTATTCACATTTTTGCGATACAATATCAATGGTCATGAGTCAATCTGCTTTGCTGGAGATGATATGTGTGCAACAAAAGGTTAACTGTGAAGCTGGAACATGAAGCATTACTTGAAAAGATGTCACTGAAAGCAAAAGTCTGTTTCACCAGAAAACCAACCTTTTGTGGCTGGATGTTAACAAGAGAAGGTGTTCTCAAGAAGCCAGAATTGATTTGTGAAAGGTTGGCTATAGCTGTTGAACTTGGCAAGCTCGAGGACTGTATTGACAATTACGT</text:p>
      <text:p text:style-name="Preformatted_20_Text">&gt;IEGWB1302H8SNK|S2-8_A69|I-GH409Da-t/CF11BDX|I-GH409Da-t/CF11BDX</text:p>
      <text:p text:style-name="Preformatted_20_Text">AGGGGTTGGCTATCGCTGTTGAGCTTGGCAAACTAGAAGATTGCATTGACAATTATGCACTTGAAGCCAGCTATGCATACAAACTTGGGGAAAGACTTTTTGATCTGCTTGACGAAGTAGAAATGAAGAATCATTTTCAATGTGTGAGATTTCTAATTGAGAAGAATTGGATGATGAAATCAGAAGCAAGAAATATTTTTAAGAATGGTGGA</text:p>
      <text:p text:style-name="Preformatted_20_Text">&gt;IEGWB1302G68R6|S2-8_A69|I-GH409Da-t/CF11BDX|I-GH409Da-t/CF11BDX</text:p>
      <text:p text:style-name="Preformatted_20_Text">GATGCTAGTCAAGATGCCATAGTTTTGAGCTTTGAGTTAGCCCTAATGAAGTATTTAGAAATCAATGAAAGTGTGATAAATGATTATGTTTACATTAAGACTCACTTGGGCTCAAAACTTGGAAGTTTCGCCATAATGAGATTTACGGGTGAAGCAAGCACCTTCCTTTTCAACACTATGGCCAACATGTTATTCACATTTTTGCGATACGATATCAATGGTCATGAGTCAATCTGCTTTGCTGGAGATGATATGTGTGCAAACAAAAGGTTAACTGTGAAGCTGGAACACGAAGCATTACTTGAAAAGATGTCACTGAAAGCAAAAGTCTGTTTCACCAGAAAACCAACCTTTTGTGGCTGGATGTTAACAAGAGAAGGTGTTCTCAAGAAGCCAGAATTGATTTGTGAAAGGTTGGCTATAGCTGTTGAACTTGGCAAGCTCGAGGACTGTATTGACAATTACGT</text:p>
      <text:p text:style-name="Preformatted_20_Text">&gt;IEGWB1302H2PBZ|S2-8_A69|I-GH409Da-t/CF11BDX|I-GH409Da-t/CF11BDX</text:p>
      <text:p text:style-name="Preformatted_20_Text">ATGTTTACATTAAGACTCACTTGGGCTCAAAACTTGGAAGTTTCGCCATAATGAGATTTACGGGTGAAGCAAGCACCTTCCTTTTCAACACTATGGCCAACATGTTATTCACATTTTTGCGATACGATATCAATGGTCATGAGTCAATCTGCTTTGCTGGAGATGATATGTGTGCAAACAAAAGGTTAACTGTGAAGCTGGAACATGAAGCATTACTTGAAAAGATGTCACTGAAAGCAAAAGTCTGTTTCACCAGAAAACCAACCTTTTGTGGCTGGATGTTAACAAGAGAAGGTGTTCTCAAGAAGCCAGAATTGATTTGTGAAAGGTTGGCTATAGCTGTTGAACTTGGCAAGCTCGAGGACTGTATTGACAATTACGT</text:p>
      <text:p text:style-name="Preformatted_20_Text">&gt;IEGWB1302GAO8N|S2-8_A69|I-GH409Da-t/CF11BDX|I-GH409Da-t/CF11BDX</text:p>
      <text:p text:style-name="Preformatted_20_Text">ATTAAGCTTCGCCATAATGAGATTTACGGGTGAAGCAAGCACCTTCCTTTTCAACACTATGGCCAACATGTTATTCACATTTTTGCGCTACGATATCAATGGCCATGAGTCAATCTGCTTTGCTGGAGATGATATGTGTGCAAACAAAAGGTTAACTGTGAAGCTGGAACATGAAGCATTACTTGAAAAGATGTCACTGAAAGCAAAAGTCTGTTTCACCAGAAAACCAACCTTTTGTGGCTGGATGTTAACAAGAGAAGGTGTTCTCAAGAAACCAGAATTAATTTGTGAAAGGTTGGCTATAGCTGTTGAACTTGGCAAGCTCGAGGACTGTATTGACAATTACGCACTTGAGGCTAGCATTAGTT</text:p>
      <text:p text:style-name="Preformatted_20_Text">&gt;IEGWB1302F2MSO|S2-8_A69|I-GH409Da-t/CF11BDX|I-GH409Da-t/CF11BDX</text:p>
      <text:p text:style-name="Preformatted_20_Text">ATTAAGTTTTCGCCATAATGAGATTTACAGGTGAAGCAAGCACCTTCCTTTTCAACACTATGGCCAACATGTTATTCACATTTTTGCGCTACGATATCAATGGCCATGAGTCAATCTGCTTTGCTGGAGATGATATGTGTGCAAACAAAAGGTTAACTGTGAAGCTGGAACATGAAGCATTACTTGAAAAGATGTCACTGAAAGCAAAAGTCTGTTTCACCAGAAAACCAACCTTTTGTGGCTGGATGTTAACAAGAGAAGGTGTTCTCAAGAAACCAGAATTAATTTGTGAAAGGTTGGCTATAGCTGTTGAACTTGGCAAGCTCGAGGACTGTATTGACAATTACGCACTTGAGGCTAGCATTAGTT</text:p>
      <text:p text:style-name="Preformatted_20_Text">&gt;IFTYA1L02HQ4LH|S2-1_A96|I-BJ398Dr-5/3|I-BJ398Dr-5/3</text:p>
      <text:p text:style-name="Preformatted_20_Text">TTGTATGTTGGTGATGATATGTGTGCCAATAAGAAATTGAGTGTGAAATTGGAACATGAGGCTTTACTTGAGAAGATGTCATTGAAGGCCAAAGTCTGCTTTACAAAAAATCCTACATTCTGCGGCTGGATGTTGACTAAAGATGGAGTTCTGAAAAAACCTCAACTAATTTGTGAAAGATTAGCCATAGCTGTTGAACTTGGAAAGTTGGAGGATTGCATTGACAATTATGCTCTTGAGGCAAGTTATGCTTACAAGCTCGGTGAAAGATTATTCGACTTGCTTGACGAAGTTGAGATGAAAAATCATTTTCAATGTGTGAGATTTCTGATAGAGAAGGTTGGATGATGAAATCTGAGGCTAGAAACAC</text:p>
      <text:p text:style-name="Preformatted_20_Text">&gt;IFTYA1L02IFO4Y|S2-1_A96|I-BJ398Dr-5/3|I-BJ398Dr-5/3</text:p>
      <text:p text:style-name="Preformatted_20_Text">GGGTTAGTTCTAATGACATGAGGAAGAAAATTGAAAAGAATCCACACCTTGGATAAGGGTTGGGGGCTGTGACTTTCTTGGAAATTTTGATGGCTGCTCCAATACTCTTAGGGATCTAATACCAGAAGTTCTCAAATGCAAATCTAGAAGAATGTTTTTGCACGATGAATTACATTACTGGAATCAAAGAGATCTCCTTTATTTTCTGGAAGTTTGTAGACCTGAGCTTCTACTTGCAACTGTTGTCTTTCCGCCAGAAATCATTGGTGGGGCAAAAGAAAGTTTGAACAAATGGTGCTACACTTTTGATATAACTGATGACGGAAAGAGCATAATATTCTCACCGGATGGGAAAGCTCAGGAATCATATGTTCAACCTTTTCAAGGAGGATACCTTTTAAAGACCTCAAAAATCGTAACTAGTAGTGGATTAACTTATTCTTTAGATATACATA</text:p>
      <text:p text:style-name="Preformatted_20_Text">&gt;IFTYA1L02HMZS4|S2-1_A96|I-BJ398Dr-5/3|I-BJ398Dr-5/3</text:p>
      <text:p text:style-name="Preformatted_20_Text">tgaagctttcatgctagccaagatgctatgtttgagctttgattggccatgatgagataccttnaaatcaatgnaatatcattaatgacttacatttacattaaactcatttaggctcaaattgggaagttttgccataatgagattcactggtgtaacgccagcacttttcctaggttcaacacaatggccaaccgatgctactcacctttctgcgctatgatataatgggcacgagtcaattgtttttgctggtgatgagtatgtgtgccaatagaaattgagtgtgaaattggaacatgaggcttacttgtagaagatgtcattgaaggctaaaGTCTGCTTTACAAAAATCCTACATTCTGCGGCTGGATGCTGACTAAGATGGAGTTCTGAAAAACCTCAACTGATTTGTGAAGATTAGCCATAGCTGTTGAACTTGGAAGTT</text:p>
      <text:p text:style-name="Preformatted_20_Text"><text:soft-page-break/>&gt;IFTYA1L02ILX7D|S2-1_A96|I-BJ398Dr-5/3|I-BJ398Dr-5/3</text:p>
      <text:p text:style-name="Preformatted_20_Text">CTGCCCTGCCTAAAAATTTTTACATACATTCTGGAAAAAATATTGATGATCTCAATGAGTGGGTAAAAGAGCAAAAATTCAATGGTGTTTGCACTGAATCTGATTATGAAGCTTTCGATGCTAGCCAAGATGCTATAGTTTTGAGCTTTGAGTTGGCACTGATGAGATACCTTGAAATCAATGAGAATATCATTAATGATTACATTTACATTAAAACTCATTTAGGCTCAAAGTTGGGAAGTTTTGCCATAATGAGATTCACTGGTGAAGCCAGCACTTTTCTGTTCAACACAATGGCCAACATGCTATTCACCTTTCTGCGCTATGATATTAATGGGCA</text:p>
      <text:p text:style-name="Preformatted_20_Text">&gt;IEGWB1302GFTC9|S2-8_A69|I-GH409Da-t/CF11BDX|I-GH409Da-t/CF11BDX</text:p>
      <text:p text:style-name="Preformatted_20_Text">ATTAAGTTTCGCCATAATGAGATTTACGGGTGAAGCAAGCACCTTCCTTTTCAACACTATGGCCAACATGTTATTCACATTTTTGCGCTACGATATCAATGGCCATGAGTCAATCTGCTTTGCTGGAGATGATATGTGTGCAAACAAAAGGTTAACTGTGAAGCTGGAACATGAAGCATTACTTGAAAAGATGTCACTGAAAGCAAAAGTCTGTTTCACCAGAAAACCAACCTTTTGTGGCTGGATGTTAACAAGAGAAGGTGTTCTCAAGAAACCAGAATTAATTTGTGAAAGGTTGGCTATAGCCGTTGAACTTGGCAAGCTCGAGGACTGTATTGACAATTACGCACTTGAGGCTAGCATTAGTT</text:p>
      <text:p text:style-name="Preformatted_20_Text">&gt;IEGWB1302JBOSZ|S2-8_A69|I-GH409Da-t/CF11BDX|I-GH409Da-t/CF11BDX</text:p>
      <text:p text:style-name="Preformatted_20_Text">ATTAAGTTCGCCATAATGAGATTTACGGGTGAAGCAAGCACCTTCCTTTTCAACACTATGGCCAACATGTTATTCACATTTTTGCGCTACGATATCAATGGCCATGAGTCAATCTGCTTTAGCTGGAGATGATATGTGTGCAACAAAAGGTTAAACTGTGAAGCTGGAACATGAAGCATACTTGAAAAGATGTCACTGAAAGCAAAAAGTCTGTTTCACCCNGAAAAACCAAACCCTTTTGTGGCTGGATGTTAACAAGAGAAGGTGTTCTCAAGAAACCAGAATTAATTTGTGAAAGGTTGGCTATAGCTGTTGAACTTGGCAAGCTCGAGGACTGTATTGACAATTACGCACTTGAGGCTAGCATTAGTT</text:p>
      <text:p text:style-name="Preformatted_20_Text">&gt;IEGWB1302HZQRG|S2-8_A69|I-GH409Da-t/CF11BDX|I-GH409Da-t/CF11BDX</text:p>
      <text:p text:style-name="Preformatted_20_Text">TATAGTTTGTGCTCTTAAAAACTTTTCTTCAGAGGCCATTCACAAGATAAACAATGTGGCTGTGGAATTCATTCGTGAGAAAGAAAATGATCTCTTCTCTCTATTTAATCACACAATGCCCAAAAAGGCAATGTTGAAATTAAATAAGGATGAAGGTATTTACTTATCCGTGAATCCATGCATGCCTCATTCGCATCCTGTTTGCAAAACTCTGGAAAATTATTTTTTATACGTCGTTTTACCAAATTATATTGATGGTAGCTTTTTCTTTGTTAGTTGTAAAAAGAACAAATTAGATTTTCTCAAAAGTAGGAATAAAAGAATTAGTACTGTGCAGTTAATTAATAGATTTGTAACTAGTAAAGACTTGTTAAGATACGACAGTAACAATTTCAGCTACACAAGAGTTAGCTCAATCGAAATGAGAAAAAAAATTGAGAAGAATCCAAACCTTGGAGTAAGAATT</text:p>
      <text:p text:style-name="Preformatted_20_Text">&gt;IEGWB1302GAM0A|S2-8_A69|I-GH409Da-t/CF11BDX|I-GH409Da-t/CF11BDX</text:p>
      <text:p text:style-name="Preformatted_20_Text">AGTCCGGCGTTTGCACAGAATCTGATTACGAAACCTTTGACGCTAGTCAAGATGCCATAGTTTTGAGCTTTGAGTTAGCCCTAATGAAGTATTTAGAAATCAATGAGAGTGTGATAAATGATTATGTTTACATTAAGACTCACTTGGGCTCAAAACTTGGAAGTTTCGCCATAATGAGATTTACGGGTGAAGCAAGCACCTTCCTTTTCAACACTATGGCCAACATGTTATTCACATTTTTGCGATACGATATCAATGGTCATGAGTCAATCTGCTTTGCTGGAGATGATATGTGTGCAAACAAAAGGTTAACTGTGAAGCTGGAACATGAAGCATTACTTGAAAAGATGTCACTGAAAGCAAAAGTCTGTTTCACC</text:p>
      <text:p text:style-name="Preformatted_20_Text">&gt;IEGWB1302FU52N|S2-8_A69|I-GH409Da-t/CF11BDX|I-GH409Da-t/CF11BDX</text:p>
      <text:p text:style-name="Preformatted_20_Text">TAGAGTGCAGGCTTTGTAAGCAAATTCAAAAGAGGTAGCATTTTGGTTGTGCATGGTGTTCCTGGTTGTGGAAAGACTAGACTGCTAAAGGAGATTATTGAAGAGTTTGACTTTGTTGTTTGTTTCACGGCTGGTTCAGAAACATACAAGAGTCAATTGGGCTGTGAAATCAGCAGGGTTAGTGAGGACAGTGTTGTGCCCGAAGGGAAAATTGGGATTCCTGACGAGTATAATATTTTCAAGGGTGATCTCCAGAAGTTCAAAGTTCA</text:p>
      <text:p text:style-name="Preformatted_20_Text">&gt;IEGWB1301AXUDU|S2-8_A69|I-GH409Da-t/CF11BDX|I-GH409Da-t/CF11BDX</text:p>
      <text:p text:style-name="Preformatted_20_Text">TAGAGTGCAGGCTTTGTAAGCAAATTCAAAAGAGGTAGCATTTTGGTTGTGCATGGTGTTCCTGGTTGTGGAAAGACTAGACTGCTAAAGGAGATTATTGAAGAGTTTGACTTTGTTGTTTGTTTCACGGCTGGTTCAGAAACATACAAGAGTCAATTGGGCTGTGAAATCAGCAGGGTTAGTGAGGACAGTGTTGTGCCCGAAGGGAAAATTGGGATTCTTGACGAGTATAATATTTTCAAGGGTGATCTCCAGAAGTTCAAAGTTCA</text:p>
      <text:p text:style-name="Preformatted_20_Text">&gt;IEGWB1302GIM2P|S2-3_A96|I-BJ398Dr-5/3|I-BJ398Dr-5/3</text:p>
      <text:p text:style-name="Preformatted_20_Text">GATTGTGTGACTGATCAATTCCCTGATGTGTATGGCAATAATTCTGGTGTTAGAGTAACAAATCAGGCTGAACAATTTAGTTGCATATATCCAAGGCATAAAAATGCTGATGTGGCGACCTTTTTAATGGCTGTTAAAAAAAGGTTAAAATTTTCAAGTGCCAGGGTTGAAAGTGAGAAATTGAATAAATACATACATTTCGGCAAATTCTTTCTTGAAACCTTTTTGTCTAAAGTGCCAATCAAGCCTTGCAAGAGTGATTTATATGCTGAAGAGGCCAGGCATGAATTTGAGATTAAAAAAATAGAGCAACCAATTTCAGTGATTGAAAACCACAACGAAAGATCTTGCACTGATTGGCCATTAGACAAGTGCTTAATTTTTTATGAAAAATCAGCATTGCACAAAATTTGAAAAAAAAGGTTCACAGA</text:p>
      <text:p text:style-name="Preformatted_20_Text">&gt;IFTYA1L02F9S3E|S2-3_A96|I-BJ398Dr-5/3|I-BJ398Dr-5/3</text:p>
      <text:p text:style-name="Preformatted_20_Text">ACACCTTGGAATAAGAGTTGGGGGCTGTGACTTTCTTGGAAATTTTAGTATGGCTGCTCCAACACTCTTAGGGATCTAATACCAGAAGTCCTCAAATGCAAATCTAGAAGAATGTTTTTGCACGATGAATTACATTACTGGAACCAAAGAGATCTCCTTTATTTTCTGGAAGTTTGTAGACCTGAGCTTCTACTTGCAACTGTTGTCTTTCCGCCAGAAATCATTGGTGGAGCAAAAGAAAGTTTAAACAAATGGTGCTACACTTTTGATATAACTGATGACGGAAAGAGCATAATATTCTCACCGGGTGGGAAAGCTCAGGAATCATATGTTCAACCCTTTTCAAGGAGGATACCTTTTAAAAACCTCAAAAATTGTAACTAGTAGTGGATTAACTTATTCTTTAGATATCATACAATCTAAGTATGCCCATCATTTAATCTCTATCACACTGTGCGATAAGGTAG</text:p>
      <text:p text:style-name="Preformatted_20_Text">&gt;IEGWB1301B252T|S2-8_A69|I-GH409Da-t/CF11BDX|I-GH409Da-t/CF11BDX</text:p>
      <text:p text:style-name="Preformatted_20_Text">TAGAGTGCAGGCTTTGTAAGCAAATTCAAAAGAGGTAGCATTTTGGTTGTGCATGGTGTTCCTGGTTGTGGAAAGACTAGACTGCTAAAGGAGATTATTGAAGAGTTTGACTTTGTTGTTTGTTTCACGGCTGGTTCAGAAACATACAAGAGTCAATTGGGCTGTGAAATCAGCAGGGTTAGTGAGGACAGTGTTGTGCCCGAAGGGAAAATTGGGATTCTTGACGAGTATAATATTTTCAAGGGTGAT<text:soft-page-break/>CTCCAGAAGTTCAAAGTTCA</text:p>
      <text:p text:style-name="Preformatted_20_Text">&gt;IEGWB1302GP2CU|S2-8_A69|I-GH409Da-t/CF11BDX|I-GH409Da-t/CF11BDX</text:p>
      <text:p text:style-name="Preformatted_20_Text">TAGAGTGCAGGCTTTGTAAGCAAATTCAAAAGAGGTAGCATTTTGGTTGTGCATGGTGTTCCTGGTTGTGGAAAGACTAGACTGCTAAAGGAGATTATTGAAGAGTTTGACTTTGTTGTTTGTTTCGCGGCTGGTTCAGAAACATACAAGAGTCAATTGGGCTGTGAAATCAGCAGGGTTAGTGAGGACAGTGTTGTGCCCGAAGGGAAAATTGGGATTCTTGACGAGTATAATATTTTCAAGGGTGATCTCCAGAAGTTCAAAGTTCA</text:p>
      <text:p text:style-name="Preformatted_20_Text">&gt;IEGWB1302GFZI9|S2-8_A69|I-GH409Da-t/CF11BDX|I-GH409Da-t/CF11BDX</text:p>
      <text:p text:style-name="Preformatted_20_Text">TCTGCATCATTTGCCACACGGCGGTCACTATCAGGACGGCACCAAGAGAGTGACTTATAGGGGTCCAAGTTCCAATTTTCCAAGTTCAAAATCTTCTTAAAAGGTCCTAAACACTTTCTGGGCCTTTCTTGCTGTCTGGACTATAATCTGTCTATTGCATGTCTTCAACAGAACCACTCACCGTCATTTTGAGTTTCATAGCTGTT</text:p>
      <text:p text:style-name="Preformatted_20_Text">&gt;IFTYA1L02GOQBV|S2-1_A96|I-BJ398Dr-5/3|I-BJ398Dr-5/3</text:p>
      <text:p text:style-name="Preformatted_20_Text">TGTTGGTGCAGAGACATAGATAATGTGTTGAGGGGAAGGTCTTATTGCTATAACGTCCTGTCTAGAAGATTCCAGAACAAGATGTTCCTCAAAAGAATTCCTGGGCATCTCAAAATAGACAGTGCTTTGACAAAGGAATGGAGCTTTATAAGTCTGGATAGCTTTGCCAAAAGCACTGGTATTGATGCACTGCTGGTGTCAAGCTTCAATGAAAAGAAGGCCATGCTCCTATATTTCAAGGGACCCATTTTAACTTTTGGTGAGTCAACTGGCCTAACCTTTAATTCTGTGGCGATACTGATTTCNGCTGATTCAGTTCATGTTAATGAAAGAAGATGGATAACGGCGTTGTCCAGAGCTCGAACTGATATAAC</text:p>
      <text:p text:style-name="Preformatted_20_Text">&gt;IFTYA1L02ITYS1|S2-1_A96|I-BJ398Dr-5/3|I-BJ398Dr-5/3</text:p>
      <text:p text:style-name="Preformatted_20_Text">gggaGTTGGGCAGAGACATAGATAATGTGTTGAGGGGGAGGTCTTATTGCTATAACGTCTTGTCTAGAAGATTCCAGAACAAGATGTTCCTCAAGAGAATTCCTGGGCATCTCAAAATAGACAGTGCTTTGACAAAGGAATGGAGCTTTATAAGTCTGGATAGCTTTGCCAAAAGCACTGGTATTGATGCACTGCTGGTGTCAAGCTTCAATGAAAAGAAGGCCATGCTCCTATATTTCAAGGGACCCATTTTGACTTTTGGTGAGTCAACTGGCCTAACCTTTAATTCTGTGGCGATACTGATTTCTGCTGATTCAGTTCATGTTAATGAAAGAAGATGGATAACGGCGTTGTCCAGAGCTCGAACTGATATAACTTTTGTGAATGCCACAGCTGTTGGAATCAATGAATTAGCAGATAGATTCGCTGGGAGGTTCTTGTATAAATTTATGTGTGAAGGTGAA</text:p>
      <text:p text:style-name="Preformatted_20_Text">&gt;IEGWB1301B4PNS|S2-8_A69|I-GH409Da-t/CF11BDX|I-GH409Da-t/CF11BDX</text:p>
      <text:p text:style-name="Preformatted_20_Text">TCTGCATCGATTTGCCACACGGCGGTCACTATCAGGACGGCACCAAGAGAGTGACTTATAGGGGTCCAAGTTCCAATTTTCCAAGTTCAAATCTTCTTAAAGGTCCTAACACTTTCTGGGCCTTTCTTGCTGTCTGGACTATAATCTGTCTATTGCATGTCTTCAACAGAACCACTCACCGTCATTTTGAGTTTCATAGCTGTTCTAGTTGCACTTCTAGCTCTCAATAGTTTGTTTAATAATAATAATAATTGTATTATAATAATTGATGGCTCTTCTGTTTCAATTTCTGGTTGTGAAATAACAAGGGAGTTTGTTGAGATTCTTCCAAGGCTTAAGGCCTTCAAGCATTAGAGAAGAAAGGAGGCATCATTGATTAGTTAAGTATTTAGCAGGACTCGAATGAAAAGATGGATGCAAGTATTGATGCTGGTCAGCAATCTCACTTGAGCAAGTCAGACAAACAGAACA</text:p>
      <text:p text:style-name="Preformatted_20_Text">&gt;IEGWB1301ALZJG|S2-3_A96|I-BJ398Dr-5/3|I-BJ398Dr-5/3</text:p>
      <text:p text:style-name="Preformatted_20_Text">TTTTCTTGTGAGTTTGTAGACCTGAGCTTCTACTTGCAACTGTTGTCTTTCCGCCAGAAATCATTGGTGGGGCAAAAGAGAGTTTGAACAAATGGTGCTACACTTTTGATATAACTGATGACGGAAAGAGCATAATATTCTCACCGGATGGGAAAGCTCAGGAATCATATGTTCAACCTTTTCAAGGAGGATACCTTTTAAAAACCTCAAAAATCGTAACTAGTAGTGGATTAACTTATTCTTTAGATATCATACAATCTAAGTATGCCCATCATTTAATCTCTATCACACTGTGCGATAAGGTTTCTGACAAAATCAGAAAATTTGGTTCCTTTGAAGCCATATCCTTTAGTGATGATTGTGCTCTCTCGAACAAAATTAAAAAGTGTTTACCCAATTAGTTTCGATGTGGTTA</text:p>
      <text:p text:style-name="Preformatted_20_Text">&gt;IFTYA1L02JXUG1|S2-1_A94|I-GP425Dc-5/7|I-GP425Dc-5/7</text:p>
      <text:p text:style-name="Preformatted_20_Text">CATGCTTCACCCTTTCTTTGGGATTTATGGGTCTGGGAAAACATATCAATTCAAGAATCTTGCAACGAAAAACCGTAACTGTTACTTTTCCTACATAACTCCAAGAAGGAAATTAGCTGAGCAAGTTTCAGAAGAGCTTCAAATTTCAAATCAGTTCACTAAAATTCACCCAAAGAGTGCTAAGTGCAGGAATGTAAGAATTTTCACTTTGGAGGTTGCACTTCTTCACTTTCAAAAAGTGTTGAGTTCATCTATGATCATTTTAGACGAATTTCAGTTGTACCCCCCAGGATACCTTGACCTAATCTTATTTCATGTTAGAGGTACTGAAATGCCGCCAATCTTGCTTGCTGGAGACCCATTGCAAAGTGATTATGATTCTCA</text:p>
      <text:p text:style-name="Preformatted_20_Text">&gt;IFTYA1L02GFHQ7|S2-1_A94|I-GP425Dc-5/7|I-GP425Dc-5/7</text:p>
      <text:p text:style-name="Preformatted_20_Text">CATGCTTCACCCTTTCTTTGGGATTTATGGGTCTGGGAAAACATATCAATTCAAGAATCTTGCAACGAAAAACCGTAACTGTTACTTTTCCTACATAACTCCAAGAAGGAAATTAGCTGAGCAAGTTTCAGAAGAGCTTCAAATTTCAAATCAGTTCACTAAAATTCACCCAAAGAGTGCTAAGTGCAGGAATGTAAGAATTTTCACTTTGGAGGTTGCACTTCTTCACTTTCAAAAAGTGTTGAGTTCATCTATGATCATTTTAGACGAATTTCAGTTGTACCCCCCAGGATACCTTGACCTAATCTTATTTCATGTTAGAGGTACTGAAATGCCGCCAATCTTGCTTGCTGGAGACCCATTGCAAAGTGATTATGATTCTCAGAGTGACAGGCTTAAACAGGGA</text:p>
      <text:p text:style-name="Preformatted_20_Text">&gt;IFTYA1L02I9KIN|S2-1_A94|I-GP425Dc-5/7|I-GP425Dc-5/7</text:p>
      <text:p text:style-name="Preformatted_20_Text">CATGCTTCACCCTTTCTTTGGGATTTATGGGTCTGGGAAAACATATCAATTCAAGAATCTTGCAACGAAAAACCGTAACTGTTACTTTTCCTACATAACTCCAAGAAGGAAATTAGCTGAGCAAGTTTCAGAAGAGCTTCAAATTTCAAATCAGTTCACTAAAATTCACCCAAAGAGTGCTAAGTGCAGGAATGTAAGAATTTTCACTTTGGAGGTTGCACTTCTTCACTTTCAAAAAGTGTTGAGTTCATCTATGATCATTTTAGACGAATTTCAGTTGTACCCCCCAGGATACCTTGACCTAATCTTATTTCATGTTAGAGGTACTGAAATGCCGCCAATCTTGCTTGCTGGAGACCCATTGCAAAGTGATTATGATTCTCAGAGTGACAGGCTTAAACaggg</text:p>
      <text:p text:style-name="Preformatted_20_Text">&gt;IEGWB1302F2QSY|S2-1_A94|I-GP425Dc-5/7|I-GP425Dc-5/7</text:p>
      <text:p text:style-name="Preformatted_20_Text">GATGCTTCACCCTTTCTTTGGGATTTATGGGTCTGGGAAAACATATCAATTCAAGAATCTTGCAACGAAAAACCGTAACTGTTACTTTTCCTACATAACTCCAAGAAGGAAATTAGCTGAGCAAGTTTCAGAAGAGCTTCAAATTTCAAATCAGTTCACTAAAATTCACCCAAAGAGTGCTAAGTGCAGGAATGTAAGAATTTTCACTTTGGAGGTTGCACTTCTTCACTTTCAAAAGTGTTGAGTTCATCTATGAGTCATTTTAGACGAATTTCAGTTGTACCCCCCAGGATACCTTGACCTAATCTTATTTCATGTTAGAGGTACTGAAA<text:soft-page-break/>TGCCGCCAATCTTGCTTGCTGGAGACCCATTGCAAAGTGATTATGATTCTCAGAGTGACAGGCTTAAACAG</text:p>
      <text:p text:style-name="Preformatted_20_Text">&gt;IFTYA1L02FX36U|S2-3_A94|I-GP425Dc-5/7|I-GP425Dc-5/7</text:p>
      <text:p text:style-name="Preformatted_20_Text">CATGCTTCACCCTTTCTTTGGGATTTATGGGTCTGGGAAAACATATCAATTCAAGAATCTTGCAACGAAAAACCGTAACTGTTACTTTTCCTACATAACTCCAAGAAGGAAATTAGCTGAGCAAGTTTCAGAAGAGCTTCAAATTTCAAATCAGTTCACTAAAATTCACCCAAAGAGTGCTAAGTGCAGGAATGTAAGAATTTTCACTTTGGAGGTTGCACTTCTTCACTTTCAAAAAGTGCTGAGTTCATCTATGATCATTTTAGACGAATTTCAGTTGTACCCCCCAGGATACCTTGACCTAATCTTATTTCATGTTAGAGGTACTGAAATGCCGCCAATCTTGCTTGCTGGAGACCCATTGCAAAGTGATTATGATTCTCAGAGTGACAGGCTTAAACAG</text:p>
      <text:p text:style-name="Preformatted_20_Text">&gt;IEGWB1301DOW3N|S2-3_A94|I-GP425Dc-5/7|I-GP425Dc-5/7</text:p>
      <text:p text:style-name="Preformatted_20_Text">CATGCTTCACCCTTTCTTTGGGATTTATGGGTCTGGGAAAACATATCAATTCAAGAATCTTGCAACGAAAAACCGTAACTGTTACTTTTCCTACATAACTCCAAGAAGGAAATTAGCTGAGCAAGTTTCAGAAGAGCTTCAAATTTCAAATCAGTTCACTAAAATTCACCCAAAGAGTGCTAAGTGCAGGAATGTAAGAATTTTCACTTTGGAGGTTGCACTTCTTCACTTTCAAAAAGTGTTGAGTTCATCTATGATCATTTTAGACGAATTTCAGTTGTACCCCCCAGGATACCTTGACCTAATCTTATTTCATGTTAGAGGTACTGAAATGCCGCCAATCTTGCTTGCTGGAGACCCATTGCAAAGTGATTATGATTCTCAGAGTGACAGGCTTAAACAG</text:p>
      <text:p text:style-name="Preformatted_20_Text">&gt;IFTYA1L02GGSMX|S2-3_A94|I-GP425Dc-5/7|I-GP425Dc-5/7</text:p>
      <text:p text:style-name="Preformatted_20_Text">CATGCTTCACCCTTTCTTTGGGATTTATGGGTCTGGGAAAACATATCAATTCAAGAATCTTGCAACGAAAAACCGTAACTGTTACTTTTCCTACATAACTCCAAGAAGGAAATTAGCTGAGCAAGTTTCAGAAGAGCTTCAAATTTCAAATCAGTTCACTAAAATTCACCCAAAGAGTGCTAAGTGCAGGAATGTAAGAATTTTCACTTTGGAGGTTGCACTTCTTCACTTTCAAAAAGTGTTGAGTTCATCTATGATCATTTTAGACGAATTTCAGTTGTACCCCCCAGGATACCTTGACCTAATCTTATTTCATGTTAGAGGTACTGAAATGCCGCCAATCTTGCTTGCTGGGGACCCATTGCAAAGTGATTATGATTCTCAGAGTGACAGGCTTAAACAG</text:p>
      <text:p text:style-name="Preformatted_20_Text">&gt;IFTYA1L02HGLO7|S2-3_A94|I-GP425Dc-5/7|I-GP425Dc-5/7</text:p>
      <text:p text:style-name="Preformatted_20_Text">CATGCTTCACCCTTTCTTTGGGATTTATGGGTCTGGGAAAACATATCAATTCAAGAATCTTGCAACGAAAAACCGTAACTGTTACTTTTCCTACATAACTCCAAGAAGGAAATTAGCTGAGCAAGTTTCAGAAGAGCTTCAAATTTCAAATCAGTTCACTAAAATTCACCCAAAGAGTGCTAAGTGCAGGAATGTAAGAATTTTCACTTTGGAGGTTGCACTTCTTCACATTCAAAAAGTGTTGAGTTCATCTATGATCATTTTAGACGAATTTCAGTTGTACCCCCCAGGATACCTTGACCTAATCTTATTTCATGTTAGAGGTACTGAAATGCCGCCAATCTTGCTTGCTGGAGACCCATTGCAAAGTGATTATGATTCTCAGAGTGACAGGGCTTAAACAG</text:p>
      <text:p text:style-name="Preformatted_20_Text">&gt;IFTYA1L02F4ABY|S2-3_A94|I-GP425Dc-5/7|I-GP425Dc-5/7</text:p>
      <text:p text:style-name="Preformatted_20_Text">GAGGTTGCACTTCTTCATTTTCAAAAGGTGTTGAGCTCATCTATGATCATTTTAGATGAATTTCAGTTGTACCCCCCAGGATACCTCGGCCTAATCTTATTTCATGTTAGAGGTACTGAAATGCCACCAATTTTGCTTGCTGGGGACCCATTGCAAAGTGATTATGATTCCCAGAGTGATAGGCTCAATTTGGAGGATCTTGGCAGAGACATTGACAATGTTCTGAGAGGTAAGTCGTACTGCTACAATGTTTTGTCCAGAAGATTCCAAAATCAAATTTTTAACAAAAGGGTCCCAGC</text:p>
      <text:p text:style-name="Preformatted_20_Text">&gt;IFTYA1L02JIHT9|S2-3_A94|I-GP425Dc-5/7|I-GP425Dc-5/7</text:p>
      <text:p text:style-name="Preformatted_20_Text">gcaagtttctAGAAGAGCTTCAAATTTCAAATCAGTTCACTAAAATTNACCCAAAGAGTGCTAAGTGCAGGAATGTAAGAATTTTCACTTTGGAGGTTGCACTTCTTCACTTTCAAAAAGTGTTGAGTTCATCTATGATCATTTTAGACGAATTTCAGTTGTACCCCCCAGGATACCTTGACCTAATCTTATTTCATGTTAGAGGTACTGAAATGCCGCCAATCTTGCTTGCTGGAGACCCATTGCAAAGTGATTATGATTCTCAGAGTGACAGGCTTAAACAG</text:p>
      <text:p text:style-name="Preformatted_20_Text">&gt;IEGWB1301AT723|S2-3_A94|I-GP425Dc-5/7|I-GP425Dc-5/7</text:p>
      <text:p text:style-name="Preformatted_20_Text">CACGAAGAGGCTAGGCATGAATTTGAAATCAAAAAAATGAGCAAACCTATTTCCATCATTGAAAATCACAGTGAAAGATCATGTACAGATTGGCCACTCGACAAGTGCCTAATTTTTATGAAGAACCAACACTGCACAAAATTCGAAAAAAGATTCACAGAGGCCAAAGCAGGCCAAACTCTTGCCTGCTTTCATCATGCTGTCTTGTGTAGGTTTGCACCAACAATGAGGTACATTGAAAAGAAACTAAATGAAGCCCTACCCAAAAATTTCTACATACACTCGTGCAAAAATATCGATGATCTTAATGAATGGGTTATGAAACAGGGATTTGATGGTGTCTGCACGGAGTCTGATTATGAGGCCTTTGATGCCAGTCAGGACGCTATTGTTTTGAGTTTCGAATTTAGCTTTTAATGAGTATATTT</text:p>
      <text:p text:style-name="Preformatted_20_Text">&gt;IR32U6402JR3IU|S3-2_A68|SP-1283|Yam-Guadeloupe-DA_11-146-D.cayenensis</text:p>
      <text:p text:style-name="Preformatted_20_Text">GTTCAGGTGTGCAAACAAAAAGTTAGACTGTGAAGCTGGAGCACGAGGCACTGCTCGAAAAAAATGTCGTTGAAAGCCaaagtttgtttcacaagaaaaccaactttctgtggttggatgttaacaagagagggcgttacttaaaaaaccacagctaatttgtgaaagattcggctatagctgtttgagcttggtaagttggaggactgcatcgataattatgcccttgaagctagttatgcctacaaacttggcgagagattatttgatctacttgatggagtg</text:p>
      <text:p text:style-name="Preformatted_20_Text">&gt;IR32U6402IY1Y4|S3-2_A68|SP-1283|Yam-Guadeloupe-DA_11-146-D.cayenensis</text:p>
      <text:p text:style-name="Preformatted_20_Text">GTTCAGGTGTGCAAACAAAAAGTTAGACTGTGAAGCTGGAGCATGAGGCACTGCTCGAAAAAAATGTCGTTGAAAGCCAAAGTTTGTTTCACAAGAAAACCAACTTTCTGTGGTTGGATGTTAACAAGAGAGGGCGTTCTTAAAAAACCACAGCTAATTTGTGAAAGATTGGCTATAGCTGTTGAGCTTGGTAAGTTGGAGGACTGCATCGATAATTATGCCCTTGAAGCTAGTTATGCCTACAAACTTGGCGAGAGATTATTTGATCTACTTGATGGAGTGGGA</text:p>
      <text:p text:style-name="Preformatted_20_Text">&gt;IR32U6401BL04O|S3-2_A68|SP-1283|Yam-Guadeloupe-DA_11-146-D.cayenensis</text:p>
      <text:p text:style-name="Preformatted_20_Text">TGTTACCCATGCATGCCTCATTCGCATCCTGTTTGTAAAACTACTGGAAAACTATTTTTTATATGTTGTTTTGCCAAATTATATTGATGGCAGCTTTTTCTTCGTTAGTTGTAAAAAGAATAAATTAGATTTTCTTAAAAGTAGAAATAAGAGGATTAGTACTGTACAGCTAATCAATAGATTTGTGACCAGTAAAGATTTGATGAGATATGACAGTAATAATTTCAGCTACACAAGAGTCAGTTCAATGGAAATGAGAAAGAGAATTGAGAAGAATCCAAATCTTGGAATGAGAATTGGGGGGCTGATA</text:p>
      <text:p text:style-name="Preformatted_20_Text">&gt;IR32U6402GHYK1|S3-2_A68|SP-1283|Yam-Guadeloupe-DA_11-146-D.cayenensis</text:p>
      <text:p text:style-name="Preformatted_20_Text">GTTCAGGTGTGCAAACAAAAAGTTGACTGTGAAGCTGGAGCATGAGGCACTGCTCGAAAAAATGTCGTTGAAAGCCAAAGTCT<text:soft-page-break/>GTTTCACAAGAAAACCAACTTTCTGTGGTTGGATGTTAACAAGAGAGGGCGTTCTTAAAAAACCACAGCTAATTTGTGAAAGATTGGCTATAGCTGTTGAGCTTGGTAAGTTGGAGGACTGCATCGATAATTATGCCCTTGAAGCTAGTTATGCCTACAAACTTGGCGAGAGATTATTTGATCTACTTGATGGAGAGGGA</text:p>
      <text:p text:style-name="Preformatted_20_Text">&gt;IR32U6401AP7G9|S3-2_A68|SP-1283|Yam-Guadeloupe-DA_11-146-D.cayenensis</text:p>
      <text:p text:style-name="Preformatted_20_Text">GTTCAGGTGTGCAAACAAAAAAGTTGACTGTGAAGCTGGAGCACGAGGCACTGCTCGAAAAAATGTCGTTGAAAGCCAAAGTTTGTTTCACAAGAAAACCAACTTTCTGTGGTTGGATGTTAACAAGAGAGGGCGTTCTTAAAAAACCACAGCTAATTTGTGAAAGATTGGCTATAGCTGTTGAGCTTGGTAAGTTGGAGGACTGCATCGATAATTATGCCCTTGAAGCTAGTTATGCCTACAAACTTGGCGAGAGATTATTTGATCTACTTGATGGAGTG</text:p>
      <text:p text:style-name="Preformatted_20_Text">&gt;IR32U6401C5IWF|S3-2_A68|SP-1283|Yam-Guadeloupe-DA_11-146-D.cayenensis</text:p>
      <text:p text:style-name="Preformatted_20_Text">CATGCATGCCTCATTCGCATCCCGTTTGTAAAACTCCGGAAAACTACTTTTTTTATATGTTGTTTTGCCAAATTATATTGATGGCAGCTTTTTCTTCGTTAGTTGTAAAAAGAATAAATTAGATTTTCTTAAAAGTAGAAATAAGAGGATTAGTACTGTACAGCTAATCAATAGATTTGTGACCAGTAAAGATTTGATGAGATATGACAGTAATAATTTCAGCTACACAAGAGTCAGTTCAATGGAAATGAGAAAGAAAATTGAGAAGAATCCAAATCTTGGAATGAGAATTGGGGGCTGATA</text:p>
      <text:p text:style-name="Preformatted_20_Text">&gt;IR32U6401CJTO8|S3-2_A68|SP-1283|Yam-Guadeloupe-DA_11-146-D.cayenensis</text:p>
      <text:p text:style-name="Preformatted_20_Text">GTTCAGGTGTGCAAAACAAAAAAAGTTGACTGTGAAGCTGGAGCATGAGGCACTGCTCGAAAAAAAATGTCGTTAGAAAAGCCAAAAGTTTTGTTTCACAAAGAAAAACCAACTTTCTGTGGTTGGATGTTAAACAAGAGAGGGCGTTACTTAAAAAAACCACAGCTAATTTGTGAAAGATTGGCTATAGCTGTTGAGCTTGGTAAGTTGGAGGACTGCATCGATAATTATgcccctgaagctagttatgcctacaaacttggcgagagatttatttcgatctacgttgatggagtggga</text:p>
      <text:p text:style-name="Preformatted_20_Text">&gt;IR32U6402IDG7K|S3-2_A68|SP-1283|Yam-Guadeloupe-DA_11-146-D.cayenensis</text:p>
      <text:p text:style-name="Preformatted_20_Text">GTTCAGGTGTGCAAACAAAAAGTTGACTGTGAAGCTGGAGCATGAGGCACTGCTCGAAAAAATGTCGTTGAAAGCCAAAGTTTGTTTCACAAGAAAACCAACTTTCTGTGGTTGGATGTTAACAAGAGAGGGCGTTCTTAAAAAACCACAGCTAATTTGTGAAAGATTGGCTATAGCTGTTGAGCTTGGTAAGTTGGAGGACTGCATCGATAATTATGCCCTTGAAGCTAGTTATGCCTACAAACTTGGCGAGAGATTATTTGATCTACTTGATGGAGTGATA</text:p>
      <text:p text:style-name="Preformatted_20_Text">&gt;IR32U6402GMUS6|S3-2_A68|SP-1283|Yam-Guadeloupe-DA_11-146-D.cayenensis</text:p>
      <text:p text:style-name="Preformatted_20_Text">GTTCAGGTGTGCAAACAAAAAGTTGACTGTGAAGCTGGAGCATGAGGCACTGCTCGAAAAAATGTCGTTGAAAGCCAAAGTTTGTTTCACAAGAAAACCAACTTTCTGTGGTTGGATGTTAACAAGAGAGGGCGTTCTTAAAAAACCACAGCTAATTTGTGAAAGATTGGCTATAGCTGTTGAGCTTGGTAAGTTGGAGGACTGCATCGATAATTATGCCCTTGAAGCTAGTTATGCCTACAAACTTGGCGAGAGATTATTTGATCTACTTGATGGAGTGGGA</text:p>
      <text:p text:style-name="Preformatted_20_Text">&gt;IR32U6402I3YSU|S3-2_A68|SP-1283|Yam-Guadeloupe-DA_11-146-D.cayenensis</text:p>
      <text:p text:style-name="Preformatted_20_Text">GTTCAGGTGTGCAAACAAAAAGTTGACTGTGAAGCTGGAGCATGAGGCACTGCTCGAAAAAATGTCGTTGAAAGCCAAAGTTTGTTTCACAGGAAAACCAACTTTCTGTGGTTGGATGTTAACAAGAGAGGGCGTTCTTAAAAAACCACAGCTAATTTGTGAAAGATTGGCTATAGCTGTTGAGCTTGGTAAGTTGGAGGACTGCATCGATAATTATGCCCTTGAAGCTAGTTATGCCTACAAACTTGGCGAGAGATTATTTGATCTACTTGATGGAGTGGGA</text:p>
      <text:p text:style-name="Preformatted_20_Text">&gt;IR32U6402G3I1V|S3-2_A68|SP-1283|Yam-Guadeloupe-DA_11-146-D.cayenensis</text:p>
      <text:p text:style-name="Preformatted_20_Text">GTTCAGGTGTGCAAACAAAAAAGTTAGACTGTGAAGCTGGAGCATGAGGCACTGCTACGAAAAAATGTCGTTGAAAGCCAAAGTTTGTTTCACAAGAAAACCAACTTTCTGTGGTTGGATGTTAACAAGAGAGGGCGTTACTTAAAAAACCACAGCTAATTTGTGAAAGATTGGCTATAGCTGTTGAGCTTGGTAAGTTGGAGGACTGCATCGATAATTATGCCCTTGAAGCTAGTTATGCCTACAAACTTGGCGAGAGATTATTTGATCTACTTGATGGAGTGGGA</text:p>
      <text:p text:style-name="Preformatted_20_Text">&gt;IR32U6402FN2WN|S3-2_A68|SP-1283|Yam-Guadeloupe-DA_11-146-D.cayenensis</text:p>
      <text:p text:style-name="Preformatted_20_Text">GTTCAGGTGTGCAAACAAAAAAGTTAGACTGTGAAGCTGGAGCATGAGGCACTGCTCGAAAAAATGTCGTTGAAAGCCAAAGTTTGTTTCACAAGAAAACCAACTTTCTGTGGTTGGATGTTAACAAGAGAGGGCGTTCTTAAAAAACCACAGCTAATTTGTGAAAGATTGGCTATAGCTGTTGAGCTTGGTAAGTTGGAGGACTGCATCGATAATTATGCCCTTGAAGCTAGTTATGCCTACAAACTTGGCGAGAGATTATTTGATCTACTTGATGGAGTGGGA</text:p>
      <text:p text:style-name="Preformatted_20_Text">&gt;IR32U6401E5BGQ|S3-2_A68|SP-1283|Yam-Guadeloupe-DA_11-146-D.cayenensis</text:p>
      <text:p text:style-name="Preformatted_20_Text">GCGTTGGTGTTAATGAATTGGCTGACAGGTTCTCAGGTAGATTTTTGTATAAATTCTTCTGTGAAGGGGCTAGGGATCAAGACATACTTGAAAATCTTCCAGGTAGACCTATTCTAGTTGAAGGTTTTGGGGAGAAAATAGGTTTTACAGCTGATGAAAAATTGGAAAGACTTTCTGGTGATCCATGGTTAAAGGGGATGCTTTTTCTTGGCTCAGATCCAGTCATGATACATGCAGAGCCAGAGATGCCTGATGTAAGTGAGGAACTTTTCAAAACACATATACCTCTTGTTACCCTTGAAGGGATTAGAGCTGAATT</text:p>
      <text:p text:style-name="Preformatted_20_Text">&gt;IEGWB1302G35JW|S2-8_A69|I-GH409Da-t/CF11BDX|I-GH409Da-t/CF11BDX</text:p>
      <text:p text:style-name="Preformatted_20_Text">ATTAAGTTTCGCCATAATGAGATTTACGGGTGAAGCAAGCACCTTCCTTTTCAACACTATGGCCAACATGTTATTCACATTTTTGCGCTACGATATCAATGGCCATGAGTCAATCTGCTTTGCTGGAGATGATATGTGTGCAAACAAAACGGTTAACTGTGAAGCTGGAACATGAAGCATTACTTGAAAAGATGTCACTGAAAGCAAAAGTCTGTTTCACCAGAAACCAACCTTTTGTGGCTGGATGTTAACTAAGAGAAGGTAGTTCGTCAAGAAACCAGAATTAATTTGTGAAAGGTTGGCTATAGCTGTTGTAACGTTTGGCAAGCTCGAGGACGTGTATTGACAATTACGCACTTGAGGCTAGCATTAGTG</text:p>
      <text:p text:style-name="Preformatted_20_Text">&gt;IEGWB1301DA2NH|S2-8_A69|I-GH409Da-t/CF11BDX|I-GH409Da-t/CF11BDX</text:p>
      <text:p text:style-name="Preformatted_20_Text">AGGGGTTGGCTATCGCTGTTGAGCTTGGCAAACTAGAAGATTGCATTGACAATTATGCACTTGAAGCCAGCTATGCATACAAACTTGGGGAAAGACTTTTTGATCTGCTTGACGAAGTAGAAATGAAGAATCATTTTCAATGTGTGAGATTTCTAATTGAGAAGAATTGGATGATGAAATCAGAAGCAAGAAATATTTTAAGAATGGTGGA</text:p>
      <text:p text:style-name="Preformatted_20_Text">&gt;IEGWB1302GJZ6Z|S2-8_A69|I-GH409Da-t/CF11BDX|I-GH409Da-t/CF11BDX</text:p>
      <text:p text:style-name="Preformatted_20_Text"><text:soft-page-break/>ATTAAGTTTCGCCATAATGAGATTTACGGGTGAAGCAAGCACCTTCCTTTTCAACACTATGGCCAACATGTTATTCACATTTTTGCGCTACGATATCAATGGCCATGAGTCAATCTGCTTTGCTGGAGATGATATGTGTGCAAACAAAAGGTTAACTGTGAAGCTGGAACATGAAGCATTACTTGAAAAGATGTCACTGAAAGCAAAAGTCTGTTTCACCAGAAAACCAACCTTTTGTGGCTGGATGTTAACAAGAGAAGGTGTTCTCAAGAAACCAGAATTAATTTGTGAAAGGTTGGCTATAGCTGTTGAACTTGGCAAGCTCGAGGACTGTATTGACAATTACGCACTTGAGGCTAGCATTAGTT</text:p>
      <text:p text:style-name="Preformatted_20_Text">&gt;IEGWB1302JIX2P|S2-8_A69|I-GH409Da-t/CF11BDX|I-GH409Da-t/CF11BDX</text:p>
      <text:p text:style-name="Preformatted_20_Text">ATTAAGTTTCGCCATAATGAGATTTACGGGTGAAGCAAGCACCTTCCTTTTCAACACTATGGCCAACATGTTATTCACTATTTTTGCGCTACGATATCAATGGCCATGAGTCAATCTGCTTTGCTGGAGATGATATGTGTGCAAAACAAAAGGTTAACTGTGAAGCTGGAACATGAAGCATTACTTGAAAAGNTGTCACTGAAAGCAAAAGTCTGTTTCACCAGAAAACCAACCTTTGTGGCTGGATGTTAAACAAGAGAAGGTGTTCTCAAGAAACCAGAATTAATTTGTGAAAGGTTGGCTATAGCTGTTGAACTTGGCAAGCTCGAGGACTGTATTGACAATTACGCACTTGAGGCTAGCATTAGTT</text:p>
      <text:p text:style-name="Preformatted_20_Text">&gt;IEGWB1302FWSFE|S2-8_A69|I-GH409Da-t/CF11BDX|I-GH409Da-t/CF11BDX</text:p>
      <text:p text:style-name="Preformatted_20_Text">ATTAAGTTTCGCCATAATGAGATTTACGGGTGAAGCAAGCACCTTCCTTTTCAACACTATGGCCAACATGTTATTCACATTTTTTGCGCTACGATATCAATGGCCATGAGTCAATCTGCTTTGCTGGAGATGATATGTGTGCAAACAAAAGGTTAACTGTGAAGCTGGAACATGAAGCATTACTTGAAAAGATGTCACTGAAAGCAAAAGTCTGTTTCACCAGAAAACCAACCTTTTGTGGCTGGATGTTAACAAGAGAAGGTGTTCTCAAGAAACCAGAATTAATTTGTGAAAGGTTGGCTATAGCTGTTGAACTTGGCAAGCTCGAGGACTGTATTGACAATTACGCACTTGAGGCTAGCATTAGTT</text:p>
      <text:p text:style-name="Preformatted_20_Text">&gt;IEGWB1302I8FN4|S2-8_A69|I-GH409Da-t/CF11BDX|I-GH409Da-t/CF11BDX</text:p>
      <text:p text:style-name="Preformatted_20_Text">TGATCATACGCGGACTTATCAATTAATTGCCATTAGTGCTTCTCTTGCTGCCTTACTCTTCATTTTGACTAGGAGCACTTTACCGCACGTTGGAGACAATCTGCATCATTTGCCACACGGCGGTCACTATCAGGACGGCACTAAGAGAGTGACTTATAGGGGTCCAAGTTCCAATTTTCCAAGTTCAAATCTTCTTAAAGGTCCTAACACTTTCTGGGTCCTTTCTTGCTGTTTGGACTATAATCTGTCTATTGCATGTCTTCAACAGAACCACTCACCGTCATTTTGAGTTTTCATAGCTGTTCTAGTTGCACTTCTAGCTCTCAATAGTTT</text:p>
      <text:p text:style-name="Preformatted_20_Text">&gt;IEGWB1302HOJ84|S2-8_A69|I-GH409Da-t/CF11BDX|I-GH409Da-t/CF11BDX</text:p>
      <text:p text:style-name="Preformatted_20_Text">gcgCTACGATATCAATGGCCATGAGTCAATCTGTCTTTGCTGGAGATGATATGTGTGACAAACAAAAGGTTAACTGTGAAGCGTGGAACATGAAGCATTACTTAGAAAAGATGTCACTGAAAGCAAAAGTCTGTTTCACCAGAAAACCAACCTTTTGTGGCTGGATGTTAACAAGAGAAGGTGTTCTCAAGAAACCAGAATTAATTTGTGAAAGGTTGGCTATAGCTGTTGAACTTGGCAAGCTCGAGGACTGTATTGACAATTACGCACTTGAGGCTAGCATTAGTT</text:p>
      <text:p text:style-name="Preformatted_20_Text">&gt;IEGWB1302H8BGV|S2-8_A69|I-GH409Da-t/CF11BDX|I-GH409Da-t/CF11BDX</text:p>
      <text:p text:style-name="Preformatted_20_Text">tatagttttgtgcgtcttaaaaacttttcttcagagccgatcacagataaacatgtgctgtggaattcattccgtgngaaagaaaaatggatctactttctctctatttaatttacacaattgcccaaaaaggcaactgttgaaattaaataaggatgaaggtatttacttatcccgtgaatccatgcatgcctcattcgcatcctgtttgcaaaacttctggaaaattatttttttattacgtcgttttaccaaattatattgatggtagctttttctttgttagttgtaaaagaacaaattagattttctcaaaagtaggaataaaagaattagtactgtgcagttaattaatagatttgtaactagtaaagacttgttaagatacgacagtaacaatttcagctacacaagagttagctcaatcgaaatgaagaaaaaaaattagagaagaatccaaaccTTGGAGTAAGAATT</text:p>
      <text:p text:style-name="Preformatted_20_Text">&gt;IEGWB1302FYBCN|S2-8_A69|I-GH409Da-t/CF11BDX|I-GH409Da-t/CF11BDX</text:p>
      <text:p text:style-name="Preformatted_20_Text">ATTAAGTTCGCCATAATGAGTATTTACGGGTGAAGCAAGCACCTTCCTTTCAACACTATGGCCAACACGTTATTCACATTTTTGCGCTACGATATCAATGGCCATGAGTCAATCTGCTTTGCTGGAGATGATATGTGTGCAAACAAAAGGTTAACTGTGAAGCTGGAACATGAAGCATTACTTGAAAAGATGTCACTGAAAGCAAAAGTCTGTTTCACTAGAAAACCAACCTTTTGTGGCTGGATGTTAACAAGAGAAGGTGTTCTCAAGAAACCAGAATTAATTTGTGAAAGGTTGGCTATAGCTGTTGAACTTGGCAAGCTCGAGGACTGTATTGACAATTACGCACTTGAGGCTAGCATTAGTT</text:p>
      <text:p text:style-name="Preformatted_20_Text">&gt;IEGWB1302I70ZN|S2-8_A69|I-GH409Da-t/CF11BDX|I-GH409Da-t/CF11BDX</text:p>
      <text:p text:style-name="Preformatted_20_Text">ATTAAGTTTCGCCATAATGAGATTTACGGGTGAAGCAAGCACCTTCCTTTTCAACACTATGGCCAACATGTTATTCACATTTTTGCGCTACGATATCAATGGCCATGAGTCAATCTGCTTTGCTGGAGATGATATGTGTGC</text:p>
      <text:p text:style-name="Preformatted_20_Text">&gt;IEGWB1302I1SFK|S2-8_A69|I-GH409Da-t/CF11BDX|I-GH409Da-t/CF11BDX</text:p>
      <text:p text:style-name="Preformatted_20_Text">TGAAAGTGTGATAAATGATTATGTTTACATTAAGACTCACTTGGGCTCAAAACTTGGAAGTTTCGCCATAATGAGATTTACGGGTGAAGCAAGCACCTTCCTTTTCAACACTATGGCCAACATGTTATTCACATTTTTGCGATACGATATCAATGGTCATGAGTCAATCTGCTTTGCTGGAGATGATATGTGTGCAAACAAAAGGTTAACTGTGAAGCTGGAACATGAAGCATTACTTGAAAAGATGTCACTGAAAGCAAAAGTCTGTTTCACCAGAAAACCAACCTTTTGTGGCTGGATGTTAACAAGAGAAGGTGTTCTCAAGAAGCCAGAATCGATTTGTGAAAGGTTGGCTATAGCTGTTGAACTTGGCAAGCTCGAGGACTGTATTGACAATTACGT</text:p>
      <text:p text:style-name="Preformatted_20_Text">&gt;IEGWB1302HEJBF|S2-8_A69|I-GH409Da-t/CF11BDX|I-GH409Da-t/CF11BDX</text:p>
      <text:p text:style-name="Preformatted_20_Text">ccgtttaatatgcagtcaagagtncctatagtttgtagcttgtagttagtccctaatagaagtaatttaagtaaatacaatgaaagtagtgataaatagattatgtttacattaagactcgacttgggctcaaaacttggaagtttcgccataatgagatttacggtgAAGCAAGCACCTTCCTTTCTAACACTATGGCCAACATGTTATTCACATTTTTGTCGATACGATATCAATGGTCATGAGTCAATCTGCTTTGCTGGAGATGATATGTGTGCAAACAAAAGGTTAACTGTGAAGCTGGAACATGAAGCATTACTTGAAAAGATGTCACTGAAAGCAAAAGTCTGTTTCACCAGAAAACCAACCTTTTGTGGCTGGATGTTAACAAGAGAAGGTGTTCTCAAGAAGCCAGAATTGATTTGTGAAAGGTTGGCTATAGCTGTTGAACTTGGCAAGCTCGAGGACTGTATTGACAATTACGT</text:p>
      <text:p text:style-name="Preformatted_20_Text">&gt;IEGWB1302HB9AH|S2-8_A69|I-GH409Da-t/CF11BDX|I-GH409Da-t/CF11BDX</text:p>
      <text:p text:style-name="Preformatted_20_Text">ATTAAGTTTCGCCATAATGAGATTTACGGGTGAAGCAAGCACCTTCCTTTTCAACACTATGGCCAACATGTTATTCACATTTT<text:soft-page-break/>TTGCGCTACGATATCAATGGCCATGAGTCAATCTGCTTTGCTGGAGATGATATGTGTGCAAACAAAAGGTTAACTGTGAAGCTGGAACATGAAGCATTACTTGAAAAGNTGTCACTGAAAGCAAAGTCTGTTTCACCAGAAAACCACCTTTTGNGGCTGGATGTTAACAAGAGAAGGTGTTCTACAAGAAACC</text:p>
      <text:p text:style-name="Preformatted_20_Text">&gt;IEGWB1302HS33Y|S2-8_A69|I-GH409Da-t/CF11BDX|I-GH409Da-t/CF11BDX</text:p>
      <text:p text:style-name="Preformatted_20_Text">AGTCCGGCGTTTGCACAGAATCTGATTACGAAACCTTTGATGCTAGTCAAGATGCCATAGTTTTGAGCTTTGAGTTAGCCCTAATGAAGTATTTAGAAATCAATGAAAGTGTGATAAATGATTATGTTTACATTAAGACTCACTTGGGCTCAAAACTTGGAAGTTTCGCCATAATGAGATTTACGGGTGAAGCAAGCACCTTCCTTTTCAACACTATGGCCAACATGTTATTCACATTTTTGCGATACGATATCAATGGTCATGAGTCAATCTGCTTTGCTGGAGATGATATGTGTGCAAACAAAAGGTTAACTGTGAAGCTGGAACATGAAGCATTACTTGAAAAGATGTCACTGAAAGCAAAAGTCTG</text:p>
      <text:p text:style-name="Preformatted_20_Text">&gt;IEGWB1302IPDXW|S2-8_A69|I-GH409Da-t/CF11BDX|I-GH409Da-t/CF11BDX</text:p>
      <text:p text:style-name="Preformatted_20_Text">ATTAAGTTTCGCCATAATGAGATTTACGGGTGAAGCAAGCACCTTCCTTTTCTAACACTATGGCCAACATGTTATTCACATTTTTGCGATACGATATCAATGGTCATGAGTCAATCTGCTTTGCTGGAGATGATATGTGTGCAAACAAAAGGTTAACGGTGAAGCTGGAACATGAAGCATTACTTGAAAAGATGTCACTGAAAGCAAAAGTCTGTTTCACCAGAAAACCAACCTTTTGTGGCTGGATGTTAACAAGAGAAGGTGTTCTCAAGAAGCCAGAATTGATTTGTGAAAGGTTGGCTATAGCTGTTGAACTTGGCAAGCTCGAGGACTGTATTGACAATTACGCACTTGAGGCTAGCATTAGTT</text:p>
      <text:p text:style-name="Preformatted_20_Text">&gt;IEGWB1301BDCXG|S2-8_A69|I-GH409Da-t/CF11BDX|I-GH409Da-t/CF11BDX</text:p>
      <text:p text:style-name="Preformatted_20_Text">GCACATCTGCGCGGAATGGGAGGACAAACTGCAGGTTCCAAGTGATAAGTTTGTGAAGATTGCTCTCGAGATCTGCTGGAGGTGTGCACACACATCCTACTCGTCTGAGGTTAATCTAGGGTCAAAACAAATTGAAGGGTATGAACCTGAGGATCTCATCTCCTGCATTGAGAGCAAGTGCTACTTGAGGCAGTTTGGAAGATTTTTTTGCAAACTTCACGTGGAACAAAATGGGAAA</text:p>
      <text:p text:style-name="Preformatted_20_Text">&gt;IEGWB1301BEHDN|S2-8_A69|I-GH409Da-t/CF11BDX|I-GH409Da-t/CF11BDX</text:p>
      <text:p text:style-name="Preformatted_20_Text">CCGACTAACCTGTTTGCTACTTTCTAAATTTAGTAACTTTAAAAGTACGAAAGTACAAAAGGTAGGACAAAGTTAAGATTGAAAACATTTTCCCTTCAGAACCTGTTGGGCAAGTTATCTGCCTTGATTCCGAGGTGGAAAGTCTGTGCAAGAGTTACTGTTTGGATTACTTGACTCCCTGTGAGGCGCAAGGTAAAACTTTCAAGGAGGTCACTGTTCTCGCTTCAACTTTACTTTGTGAGATCCCAAGAGTGCCGCTATACATAGCTTTGACTAGGCATAGCGATCTGCTGCTCATTCTGACTCCTTATCCCAACAATGCCATTGGTAGCACCTCCTGATCATACGCGAACTTATCAATTAATTGCTATTGGTGCTTCTCTTGCTGCCTTACTCTTCATTTTGACTAGGAGCACTTTACCGCACGCA</text:p>
      <text:p text:style-name="Preformatted_20_Text">&gt;IEGWB1301APXDH|S2-8_A69|I-GH409Da-t/CF11BDX|I-GH409Da-t/CF11BDX</text:p>
      <text:p text:style-name="Preformatted_20_Text">ATGAGGTGGAAAGAAGGGAGCATGTCGAGGAGTACAAACCGAAAAAT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CGACCCCCAGCCAAGTGGGAACAAGTGACTAT</text:p>
      <text:p text:style-name="Preformatted_20_Text">&gt;IEGWB1301DHUF2|S2-8_A69|I-GH409Da-t/CF11BDX|I-GH409Da-t/CF11BDX</text:p>
      <text:p text:style-name="Preformatted_20_Text">TCCGACGTGAGTCGTGGAGTTAAACCGAAAACGCGACAGGCTTAAGATCAAGAAAGAAATGCTGGATGAAATCTCTGAGTTTGAATCATTTGACAATGTTATTTCTGAAAGTGAGTTTGATGACATCTGCGCGGAATGGAAGGACAAACTGCAGGTTCCAAGTGATAAGTTTGTGAAGATTGCTCTCGAGATCTGCTGGAGGTGTGCACACACATCCTACTCTTCTGAGGTTAATCTAGGGTCAAAACAAATTGAAGGGTATGAACCTGAGGATCTCATCTCCTGCATTGAGAGCAAGTGTTACTTGAGGCAGTTTGGAAGATTTTTTTGCAAACTTCACGTGGAAACAAAATGAGAAA</text:p>
      <text:p text:style-name="Preformatted_20_Text">&gt;IEGWB1301BIC5V|S2-8_A69|I-GH409Da-t/CF11BDX|I-GH409Da-t/CF11BDX</text:p>
      <text:p text:style-name="Preformatted_20_Text">CCGATAACCTGTTTGCTACTTTCAAATTTGAACTTTAAAGTACGAAAGTACAAAAGGTAGGACAAAGTTAAGATTGAAAACATTTTCCCTTCAGAACCTGTTGGGCAAGTTATCTGCCTTGATTCCGAGGTGGAAAGTCTGTGCAAGAGTTACTGTTTGGATTACTTGACTCCCTGTGAGGCGCAAGGTAAAACTTTCAAGGAGGTCACTGTTCTCACTTCAACTTTACTTTGTGAGATTCCAAGAGTGCCGCTATACATAGCTTTGACTAGGCATAGCGATCTGCTGCTCATTCTGACTCCTTATCCCAACAATGCCATTGGTAGCACCTCCTGATCATACGCGAACTTATCAATTAATTGCTATTGGTGCTTCTCTTGCTGCCTTACTCTTCATTTTGACTAGGAGCACTTTACCGCACGCA</text:p>
      <text:p text:style-name="Preformatted_20_Text">&gt;IEGWB1301DE1XX|S2-8_A69|I-GH409Da-t/CF11BDX|I-GH409Da-t/CF11BDX</text:p>
      <text:p text:style-name="Preformatted_20_Text">ATGAGGTGGAAAGAAGGGAGCATGTCGAGGAGTCAAACCGAAAAAT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</text:p>
      <text:p text:style-name="Preformatted_20_Text">&gt;IEGWB1301BP6RG|S2-8_A69|I-GH409Da-t/CF11BDX|I-GH409Da-t/CF11BDX</text:p>
      <text:p text:style-name="Preformatted_20_Text">ATGAGGTGGAAAGAAGGGAGCATGTCGAGGAGTACAAACCGAAAAATAGAGAGGTTAAAAATACAAGAAAGAGATGTTGGATGAAATTCCTGAATTTGAGTCATTTGACAATATTATCTCTGAAAATGAGTTTGATGACATCTGTGCTGAATGGAAAGACAAGCTGCAAGTTCCAAGTGACAAATTTGTGAAGATTGCTCTAGAGATTTGCTGGAGGTGTGCACACACATCCTACTCTTCTGAGGTTAACCTGGGGTCAAAGCAAATCGAAGGGTATGAACCTGAAGACCTCATCTCCTGCATTGAGAGCAAATGCTATCTGAGGCAATTTGGAAAATTCTTTGCAAACTTCACATGGAACAAAATGAGGAAGGAGGACAGACCCCCAGCCAAGTGGGAACAAGTGACTAT</text:p>
      <text:p text:style-name="Preformatted_20_Text">&gt;IEGWB1301BODF9|S2-8_A69|I-GH409Da-t/CF11BDX|I-GH409Da-t/CF11BDX</text:p>
      <text:p text:style-name="Preformatted_20_Text">CCGATAACCTGTTTGCTACTTTCAAATTTGAACTTTAAAGTCGAAAGTCAAAAGGTGGACAAAGTTAAGATTGAAAACATTTT<text:soft-page-break/>CCCTTCAGAACCTGTTGGGCAAGTTATCTGCCTTGATTCCGAGGTGGAAAGTCTGTGCAAGAGTTACTGTTTGGATTACTTGACTCCCTGTGAGGCGCAAGGTAAAACTTTCAAGGAGGTCACTGTTCTCACTTCAACTTTACTTTGTGAGATTCCAAGAGTGCCGCTATACATAGCTTTGACTAGGCATAGCGATCTGCTGCTCATTCTGACTCCTTATCCCAACAATGCCATTGGTAGCACCTCCTGATCATACGCGAACTTATCAATTAATTGCTATTGGTGCTTCTCTTGCTGCCTTACTCTTCATTTTGACTAGGAGCACTTTACCGCACGCA</text:p>
      <text:p text:style-name="Preformatted_20_Text">&gt;IEGWB1301D7553|S2-8_A69|I-GH409Da-t/CF11BDX|I-GH409Da-t/CF11BDX</text:p>
      <text:p text:style-name="Preformatted_20_Text">ATGAGTGGAAAGAAGGGAGCATGTCGAGGAGTCAAACCGAAAAAT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</text:p>
      <text:p text:style-name="Preformatted_20_Text">&gt;IEGWB1301BEQBR|S2-8_A69|I-GH409Da-t/CF11BDX|I-GH409Da-t/CF11BDX</text:p>
      <text:p text:style-name="Preformatted_20_Text">ATGAGGTGGAAAGAAGGGAGCATGTCGAGAGTCAAACCGAAAAAT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</text:p>
      <text:p text:style-name="Preformatted_20_Text">&gt;IEGWB1302FLCTS|S2-8_A69|I-GH409Da-t/CF11BDX|I-GH409Da-t/CF11BDX</text:p>
      <text:p text:style-name="Preformatted_20_Text">TTCATTTAACCATGTGAAGTTTGCAAATGCTATCTGAGGCAATTTGGAAGATTCTTTGCAAACTTCACATGGAACAAAATGAGGAAGGAGGACAGACCCCCAGCCAAGTGGGAACAAGTGACTATTGAAAGGTATGCAATGGCTGCCTTTGAGTGCATCGATGCAGTTGGTTCTGCTGGGGCTTTGGAACCAGAGGAAGGAGTCATCAAACCACCGACACAGAAGTTACTCAGGGTTGCCATGCAAATCAAGGAAAACAAACTCATGAAAGCTGACAACCTAGAAGTTAAAAGCGGTTCAACAAGCTCATACATCACTGGTGGAAGAGTAGCGT</text:p>
      <text:p text:style-name="Preformatted_20_Text">&gt;IEGWB1302HP3EC|S2-8_A69|I-GH409Da-t/CF11BDX|I-GH409Da-t/CF11BDX</text:p>
      <text:p text:style-name="Preformatted_20_Text">TCCGAGTGAGTCGTGGAGTTAAACCGAAAAGCGACAGGCTTAAGATCAAGAAAGAAATGCTGGATGAAATCTCTGTAGTTTGAATCATTTGACAATGTTATTTCTGAAAGTGAGTTTGATGACATCTGCGCGGAATGGAAGGACAAACTGCAGGTTCCAAGTGATAAGTTTGTGAAGATTGCTCTCGAGATCTGCTGGAGGTGTGCACACACATCCTACTCTTCTGAGGTTAATCTAGGGTCAAAACAAATTGAAGGGTATGAACCTGAGGATCTCATCTCCTGCATTGAGAGCAAGTGTTACTTGAGGCAGTTTGGAAGTATTTTTTGCAAACTTCACGTGGAACAAAATGAGAAA</text:p>
      <text:p text:style-name="Preformatted_20_Text">&gt;IEGWB1302HKPHL|S2-8_A69|I-GH409Da-t/CF11BDX|I-GH409Da-t/CF11BDX</text:p>
      <text:p text:style-name="Preformatted_20_Text">AGTGGTTTGACCTGATCTTATTCCATGTTAGGGGTGCTGAAATGCCGCCTATTTTGCTTGCTGGCGATCCATTGCAAAGTGACTATGATTCTCAAAGCGATAGGCTCAACTTGGAAGAGCTTGGTAGGGACATTGACAATGTTTTGAGAGGTAAATCATACTGTTACAATGTCTTGTCCAGAAGGTTTCAAAATCAAATTTTTAATAAAAGAATTCCAGGGCATCTTAAAATTGATAACGCATTGGTGAAGGAATGGAATTTCATTAGTCTGGACAGTTTTGCCAAGAGCAGTGGAATTGATGCATTACTGGTTTCAAGTTTCAATAGAAAAAAAAAGCTATGCTTGTGTACTTCAGG</text:p>
      <text:p text:style-name="Preformatted_20_Text">&gt;IEGWB1301D0V97|S2-8_A69|I-GH409Da-t/CF11BDX|I-GH409Da-t/CF11BDX</text:p>
      <text:p text:style-name="Preformatted_20_Text">AGTGGTTTGACCTGATCTTATTCCATGTTAGGGGTGGCTGAAATGCCGCCTATTTTGTCTTGCTGGCGATCCATTGCAAAGTGACTATGATTCTCAAAGCGATAGGCTCAACTTGGAAGAGCTTGGTAGGGACATTGACAATGTTTTGAGAGGTAAATCATACTGTTACAATGTCTTGTCCAGAAGGTTTCAAAATCAAATTTTTAATAAAAGAATTCCAGGGCATCTTAAAATTGATAACGCATTGGTGAAGGAATGGAATTTCATTAGTCTGGACAGTTTTGCCAAGAGCAGTGGAATTGATGCATTACTGGTTTCAAGTTTCAATGAAAAAAAAAGCTAATGCTTGTGTACTTCAGG</text:p>
      <text:p text:style-name="Preformatted_20_Text">&gt;IEGWB1301D1JMP|S2-8_A69|I-GH409Da-t/CF11BDX|I-GH409Da-t/CF11BDX</text:p>
      <text:p text:style-name="Preformatted_20_Text">AGTGGTTTGACCTGATCTTATTCCATGTTAGGGGTGCTGAAATGCCGCCTATTTTGCTTGCTGGCGATCCATTGCGAAGTGACTATGATTCTCAAAGCGATAGGCTCAACTTGGAAGAGCTTGGTAGGGACATTGACAATGTTTTGAGAGGTAAATCATACTGTTACAATGTCTTGTCCAGAAGGTTTCAAAATCAAATTTTTAATAAAAGAATTCCAGGGCATCTTAAAATTGATAACGCATTGGTGAAGGAATGGAATTTCATTAGTCTGGACAGTTTTGCCAAGAGCAGTGGAATTGATGCATTACTGGTTTCAAGTTTCAATAGAAAAAAAAAGCTATGCTTGTGTACTTCAGG</text:p>
      <text:p text:style-name="Preformatted_20_Text">&gt;IEGWB1301AZSY3|S2-8_A69|I-GH409Da-t/CF11BDX|I-GH409Da-t/CF11BDX</text:p>
      <text:p text:style-name="Preformatted_20_Text">ATGAGGTGGAAAGAAGGGAGCATGTCGAGGAGTCAAACCGAAAAATGAGAGGTTAAAAATCAAGAAAGAGATGTTGGATGAAATTCCTGAATTTGAGTCATTTGACAATATTATCTCTGAAAATGAGTTTGATGACATCTGTGCTGAATGGAAAGACAAGCTGCAAGTTCCAAGTGACAAATTTGTGAAGATTGCTCTAGAGATTTGCTGGAGGTGTGCACACACATCCTACTCTTCTGAGGTTAACCTGGGGTCAAAGTAAATCGAAGGGTATGAACCTGAAGACCTCATCTCCTGCATTGAGAGCAAATGCTATCTGAGGCAATTTGGAAGATTCTTTGCAAACTTCACATGGAACAAAATGAGGAAGGAGGACAGACCCCCAGCCAAGTGGGAACAAGTGACTAT</text:p>
      <text:p text:style-name="Preformatted_20_Text">&gt;IEGWB1301EAHA2|S2-8_A69|I-GH409Da-t/CF11BDX|I-GH409Da-t/CF11BDX</text:p>
      <text:p text:style-name="Preformatted_20_Text">caaagttaagattgaaaacattttCCCTTCAGAACCTGTTGGGCAAGTTATCTGCCTTGATTCCGAGGTGGAAAGTCTGTGCAAGAGTTACTGTTTTGGATTACTTGACTCCCTGTGAGGCGCAAGGTAAAACTTTCAAGGAGGTCACTGTTCTCACTTCAACTTTACCTTGTGAGATTCCAAGAGTGCCGCTATACATAGCTTTGACTAGGCATAGCGATCTGCTGCTCATTCTGACTCCTTATCCCAACAATGCCATTGGTAGCACCTCCTGATCATACGCGAACTTATCAATTAATTGCTATTGGTGCTTCTCTTGCTGCCTTACTCTTCATTTTGACTAGGAGCACTTTACCGCACGCA</text:p>
      <text:p text:style-name="Preformatted_20_Text"><text:soft-page-break/>&gt;IEGWB1301CHQDO|S2-8_A69|I-GH409Da-t/CF11BDX|I-GH409Da-t/CF11BDX</text:p>
      <text:p text:style-name="Preformatted_20_Text">ATGAGGTGGAAAGAAGGGAGCATGTCGAGGAGTCAAACCGAAAAAT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CGGAACAAAATGAGGAAGGAGGACAGACCCCCAGCCAAGTGGGAACAAGTGACTAT</text:p>
      <text:p text:style-name="Preformatted_20_Text">&gt;IEGWB1301CPGEW|S2-8_A69|I-GH409Da-t/CF11BDX|I-GH409Da-t/CF11BDX</text:p>
      <text:p text:style-name="Preformatted_20_Text">ATGAGGTGGAAAGAAGGGAGCATGTCGAGGAGTCAAACCGAAAAATAGAGAGGTTAAAAATA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TGCAAACTTCACATGGAACAAAATGAGGAAGGAGGACAGACCCCCAGCCAAGTGGGAACAAGTGACTAT</text:p>
      <text:p text:style-name="Preformatted_20_Text">&gt;IEGWB1301B4WST|S2-8_A69|I-GH409Da-t/CF11BDX|I-GH409Da-t/CF11BDX</text:p>
      <text:p text:style-name="Preformatted_20_Text">TCCGAGTGAGTCGTGGAGTTAAACCGAAAAGCGACAGGCTTAAGATCAAGAAAGAAATGCTGGATGAAATCTCTGAGTTTGAATCATTTGACAATGTTATTTCTGAAAGTGAGTTTGATGACATCTGCGCGGAATGGAAGGACAAACTGCAGGTTCCAAGTGATAAGTTTGTGAAGATTGCTCTCGAGATCTGCTGGAGGTGTGCACACACATCCTACTCTTCTGAGGTTAATCTAGGGTCAAAACAAATTGAAGGGTATGAACCTGAGGATCTCATCTCCTGCATTGAGAGCAAGTGTTACTTGAGGCAGTTTGGAAGATTTTTTGCAAACTTCACGTGGAACAAAATGAGAAA</text:p>
      <text:p text:style-name="Preformatted_20_Text">&gt;IEGWB1301AGQ8V|S2-8_A69|I-GH409Da-t/CF11BDX|I-GH409Da-t/CF11BDX</text:p>
      <text:p text:style-name="Preformatted_20_Text">tccgagtgagtcgtggaGTTAAACCGAAAAGCGACAGGCTTAAGATCAAGAAAGAAATGCTGGATGAAATCTCTGACGTTTGAATCATTTGACAATGTTATTCTGAAAGTGAGTTTGATGACATCTGCGCGGAATGGAAGGACAAACTGCAGGTTCCAAGTGATAAGTTTGTGAAGATTGCTCTCGAGATCTGCTGGAGGTGTGCACACACATCCTACTCTTCTGAGGTTAATCTAGGGTCAAAACAAATTGAAGGGTATGAACCTGAGGATCTCATCTCCTGCATTGAGAGCAAGTGTTACTTGAGGCAGTTTGGAAGTATTTTTGCAAACTTCACGTAGGAACAAATGAGAA</text:p>
      <text:p text:style-name="Preformatted_20_Text">&gt;IEGWB1301BSHO6|S2-8_A69|I-GH409Da-t/CF11BDX|I-GH409Da-t/CF11BDX</text:p>
      <text:p text:style-name="Preformatted_20_Text">AGGGCATCTTAAGATCGATAATGCATTGGTCAAGGAATGGAATTTTATCAGTCTGGATACTTTCGCTAAAAGCAGTGGAATTGATGCATTACTAGTCTCAAGTTTTAATGAAAAGAAGGCAATGCTGGTGTATTTCAGGGGCCCGATTTTAACATTCGGTGAATCAACAGGTCTCACATTCAATTCTGTTGCTATACTCATTTCAGCTGATTCAGTGCATGTTAAAGAGGA</text:p>
      <text:p text:style-name="Preformatted_20_Text">&gt;IEGWB1301CDMS7|S2-8_A69|I-GH409Da-t/CF11BDX|I-GH409Da-t/CF11BDX</text:p>
      <text:p text:style-name="Preformatted_20_Text">TCCGAGTGAGTCGTGGAGTTAAACCGAAAAGACGACAGGCTTAAGATACAAGAAAGAAATGCTGGATGAAATCTCTGAGTTTGAATCATTTGACAATGTTATTTCTGAAAGTGAGTTTGATGACATCTGCGCGGAATGGAAGGACAAACTGCAGGTTCCAAGTGATAAGTTTGTGAAGATTGCTCTCGAGATCTGCTGGAGGTGTGCACACACATCCTGCTCTTCTGAGGTTAATCTAGGGTCAAAACAAATTGAAGGGTATGAACCTGAGGATCTCATCTCCTGCATTGAGAGCAAGTGTTACTTGAGGCAGTTTGGAAGTATTTTTTGCAAACTTCACGTGGAACAAAATGAGAAA</text:p>
      <text:p text:style-name="Preformatted_20_Text">&gt;IEGWB1301B3T33|S2-8_A69|I-GH409Da-t/CF11BDX|I-GH409Da-t/CF11BDX</text:p>
      <text:p text:style-name="Preformatted_20_Text">AGTGGTTTGTACCTGATCTTATTCCATGTTAGGGGTGCTGAAATGCCGCCTATTTTGTCTTGCTGGCGATCCATTGCAAAGTGACTATGATTCTCAAAGCGATAGGCTCAACTTGGAAGAGCTTGGTAGGGACATTGACAATGTTTTTGAGAGGTAAATCATACTGTTACAATGTCTTGTCCAGAAGGTTTCAAAATCAAATTTTTAATAAAAGAATTCCAGGGCATCTTAAAATTGATAACGCATTGGTGAAGGAATGGAATTTCATTAGTCTGGACAGTTTTGCCAAGAGCAGTGGAATTGATGCATTACTGGTTTCAAGTTTCaatataaaaaaaagctaatgcttgtgtacttcagg</text:p>
      <text:p text:style-name="Preformatted_20_Text">&gt;IEGWB1301AHZ9U|S2-8_A69|I-GH409Da-t/CF11BDX|I-GH409Da-t/CF11BDX</text:p>
      <text:p text:style-name="Preformatted_20_Text">TGCTGGCGATCCATTGCAAAGTGACTATGATTCTCAAAGCGATAGGCTCAACTTGGAAGAGCTTGGTAGGGACATTGACAANGTTTTGAGAGGTAAATCATACTGTTACAATGTCTTGTCCAGAAGGTTTCAAAATCAAAGTTTTTAATAAAAGAATTCCAGGGCATCTTAAAATTGATAACGCATTGGTGAGGGAATGGAATTTCATTAGTCTGGACAGTTTTGCCAAGAGCAGTGGAATTGATGCATTACTGGTTTCAAGTTTCAATGAAAAAAAAAGCTATGCTTGTGTACTCCAGG</text:p>
      <text:p text:style-name="Preformatted_20_Text">&gt;IEGWB1301BLL58|S2-8_A69|I-GH409Da-t/CF11BDX|I-GH409Da-t/CF11BDX</text:p>
      <text:p text:style-name="Preformatted_20_Text">GCACATCTGCGCGGAATGGGAGGACAAACTGCAGGTTCCAAGTGATAAGTTTGTGAAGATTGCTCTCGAGATCTGCTGGAGGTGTGCACACACATCCTACTCGTCTGAGGTTAATCTAGGGTCAAAACAAATTGAAGGGTATGAACCTGAGGATCTCATCTCCTGCATTGAGAGCAAGTGCTACTTGAGGCAGTTTGGAAGATTTTTTGCAAACTTCACGTGGAACAAAATGGGAAA</text:p>
      <text:p text:style-name="Preformatted_20_Text">&gt;IEGWB1301EXTAJ|S2-8_A69|I-GH409Da-t/CF11BDX|I-GH409Da-t/CF11BDX</text:p>
      <text:p text:style-name="Preformatted_20_Text">ATGAGGTGGAAAGAAGGGAGCATGTCGAGGAGTCAAACCGAAAAATGAGAGGTTAAAAATCAAGAAAGAGATGTTGGATGAAATTCCTGAATTTGAGTCATTTGACAATATTATCTCTGAAAATGAGTTTGATGACATCTGTGCTGAATGGAAAGACAAGCTGCAAGTTCCAAGTGACAAATTTGTGAAGATTGCTCTAGAGATTTGCTGGAGGTGTGCACACACATCCTACTCTTCTGAGGTTAACCTGGGGTCAAAGCAAATCGAAGGGTATGAACCTGAAGACCTCGTCTCCTGCATTGAGAGCAAATGCTATCTGAGGCAATTTGGAAGATTCTTTGCAAACTTCACATGGAACAAAATGAGGAAGGAGGACAGACCCCCAGCCAAGTGGGAACAAGTGACTAT</text:p>
      <text:p text:style-name="Preformatted_20_Text">&gt;IEGWB1301BP1TV|S2-8_A69|I-GH409Da-t/CF11BDX|I-GH409Da-t/CF11BDX</text:p>
      <text:p text:style-name="Preformatted_20_Text">TCATGGGTGGCCGCTATCAGGACGGTACAAAAAGAGTAACTTATAGGGGTCCAAGTTCCAATTTCCCAAGCTCAAATCTCTTCAAAAGTTCTAACACTTTTCTGGGCTTTTTCTCGCTGTCTGGACCATTGTTTGCCTATTGCATGTCTTTTAAACAGAACCACTCACCGTCATTTTTGAGTTTCATAGCTGTTCTAGTTGCACTTCTAGCTCTCAATAAGTTTGTTTAATAGTAAATAATAATTGCAT<text:soft-page-break/>CATAATAATTGATGGTTTCTTCTGTTTCAATTTCTGGCTGTGAAATAACAAAAGAGTTTNTTGAAATTCTTCCAAGGCTCAAGGCTTTCAAGCATTAGAAAGT</text:p>
      <text:p text:style-name="Preformatted_20_Text">&gt;IEGWB1301BKL5T|S2-8_A69|I-GH409Da-t/CF11BDX|I-GH409Da-t/CF11BDX</text:p>
      <text:p text:style-name="Preformatted_20_Text">gtttgatgacatactgtgctgaatggaaagacaagCTGCAAGTTCCAAGTGACAAATTTGTGAAGATTGCTCTAGAGATTTGCTGGAGGTGTGCACACACATCCTACTCTTCTGAGGTTAACCTGGGGTCAAAGCAAATCGAAGGGTATGAACCTGAAGACCTCATCTCCTGCATTGAGAGCAAATGCTATCTGAGGCAATTTGGAAGATTCTTTGCAAACTTCACATGGAACAAAATGAGGAAGGAGGACAGACCCCCAGCCAAGTGGGAACAAGTGACTAT</text:p>
      <text:p text:style-name="Preformatted_20_Text">&gt;IEGWB1301BWWA0|S2-8_A69|I-GH409Da-t/CF11BDX|I-GH409Da-t/CF11BDX</text:p>
      <text:p text:style-name="Preformatted_20_Text">TGACATCTGTGCTGAATGGAAAGACAAGCTGCAAGTTCCAAGTGACAAATTTGTGAAGATTGCTCTAGAGATTTGCTGGAGGTGTGCACACACATCCTACTCTTCTGAGGTTAACCTGGGGTCAAAGCAAATCGAAGGGTATGAACCTGAAGACCTCATCTCCTGCATTGAGAGCAAATGCTATCTGAGGCAATTTGGAAGATTCTTTTGCAAACTTCACATGGAACAAAATGAGGAAGGAGGACAGACCCCCAGCCAAGTGGGAACAAGTGACTAT</text:p>
      <text:p text:style-name="Preformatted_20_Text">&gt;IEGWB1302G4GSR|S2-8_A69|I-GH409Da-t/CF11BDX|I-GH409Da-t/CF11BDX</text:p>
      <text:p text:style-name="Preformatted_20_Text">TTCATTTAACCATGTGAAGTTTGCAAATGCTATCTGAGGCAATTTGGAAGATTCTTTGCAAACTTCACATGGAACAAAATGAGGAAGGAGGACAGACCCCCAGCCAAGTGGGAACAAGTGACTATTGAAAGGTATGCAATGGCTGCCTTTGGGTGCATCGATGCAGTTGGTTCTGCTGGGGCTTTGGAACCAGAGGAAGGAGTCATCAAACCACCGACACAGAAGTTACTCAGGGTTGCCATGCAAATCAAGGAAAACAAACTCATGAAAGCTGACAACCTAGAAGTTAAAAGCGGTTCAACAAGCTCATACATCACTGGTGGAAGAGTAGCGT</text:p>
      <text:p text:style-name="Preformatted_20_Text">&gt;IFTYA1L02IGJGE|S2-1_A96|I-BJ398Dr-5/3|I-BJ398Dr-5/3</text:p>
      <text:p text:style-name="Preformatted_20_Text">AACTGTGCCCTTTCAAATAAGATCAAGAAGTGCTACCCTATCAGTTTTGACGTGGTTATGAGAATTTACAGATACAGTCAGACGATTAAGAAGATTGATGTTAATTCATTGATTTCAAAATTCAGCCAATTGGTCCCAAATTGCACATCAGCTGAGATGCATTTTGCAATGGATTTCGCTAATCTTCTACTCAAGACTAAACCATGTCATGATCTATTTAGCAGCACAAAAATATCTGATGCCATTCACAGCTTTGAGTCAAAATTTCCTTTGTGGATTGCTCAAAAAATGCCAGGGTTCATGAGTGTTGAAACTTCCAAATTCATAAACAGTCTTGCTCCCTTTTCCTTCACCATAGAGACCACAACTTTAAGTATGGATGATCCTGTCTTGATTGATACAAACTTGGACATAACTGAGCTTCACGGGGCCAAGGACATAGTGAATAATATGGATgac</text:p>
      <text:p text:style-name="Preformatted_20_Text">&gt;IFTYA1L02GEVVB|S2-1_A96|I-BJ398Dr-5/3|I-BJ398Dr-5/3</text:p>
      <text:p text:style-name="Preformatted_20_Text">AATCCTACTGGCCGGGGATCCATTGCAGAGTGATTATGACTCTCAAAGTGATAGAATGAATCTGGAGGAGTTGGGCAGAGACATAGATAATGTGTTGAGGGGGAGGTCTTATTGCTATAACGTCCTGTCTAGAAGATTCCAGAACAACCGATGTTCCTCAAGAGAATTCCTGGGCATCTCAAAATAGACAGTGCTTTGACAAAGGAATGGAGCTTTATAAGTCTGGATAGCTTTGCCAAAAGCACTGGTATTGATGCACTGCTGGTGTCAAGCTTCAATGAAAAGAAGGCCATGCTCCTATATTTCAAGGGACCCATTTTGACTTTTGGTGAGTCAACTGGCCTAACCTTTAATTCTGTGGCGATACTGATTTCTGCTGATTCAGTTCATGTTAATGAAAGAAGATGGATAACGGCGGCAAG</text:p>
      <text:p text:style-name="Preformatted_20_Text">&gt;IEGWB1301DVA31|S2-8_A69|I-GH409Da-t/CF11BDX|I-GH409Da-t/CF11BDX</text:p>
      <text:p text:style-name="Preformatted_20_Text">AGGGCATCTTAAGATCGATAATGCATTGGTCAAGGAATGGAATTTTATCAGTCTGGATACTTTCGCTAAAAGCAGTGGAATTGATGCATTACTAGTCTCAAGTTTTAATGAAAAGAAGGCAATGCTGGTGTATTTCAGGGGCCCGATTTTAACATTCGGTGAATCAACAGGTCTCACATTCAATTCTGTTGCTATACTCATTTCAGCTGATTCAGTGCATGTTAAAGAGGA</text:p>
      <text:p text:style-name="Preformatted_20_Text">&gt;IEGWB1302HGU6G|S2-8_A69|I-GH409Da-t/CF11BDX|I-GH409Da-t/CF11BDX</text:p>
      <text:p text:style-name="Preformatted_20_Text">ATGTGGTGGAAAGAAGGGAGCATGTCGAGGAGTCAAACCGAAAAATGANAGGTTAAAAATCAAGAAAGAGATGTTGGATGAAATTCCTGAATTTGAGTCATTTGACAATATTATCTCTGAAAATGAGTTTGATGACATCTGTGCTGAATGGAAAGACAAGCTGCAAGTTCCAAGTGACAAATTTGTGAAGATTGCTCTAGAGATTTGCTGGAGGTGTGCACACACATCCTACTCTTCTGAGGTTAACCTGGGGTCAAAGCAAATCGAAGGGTATGAACCTGAAGACCTCATCTCCTGCATTGAGAGCAAATGCTATCTGAGGCAGTTTGGAAGATTCTTTGCAAACTTCACATGGAACAAAATGAGGAAGGAGGACAGACCCCCAGCCAAGTGGGAACAAGTGACTAT</text:p>
      <text:p text:style-name="Preformatted_20_Text">&gt;IEGWB1302J48DK|S2-8_A69|I-GH409Da-t/CF11BDX|I-GH409Da-t/CF11BDX</text:p>
      <text:p text:style-name="Preformatted_20_Text">CAAACTACAGGTTCCAAGTGATAAGTTTGTAAAGATTGCTCTCGAGATCTGCTGGAGGTGTGCACACACATCCTACTCTTCTGAGGTTAATCTAGGGTCAAAGCAAATTGAAGGGTATGAACCTGAGGATCTCATCTCCTGCATTGAGAGCAAGTGCTACTTGAGGCAGTTTGGAAGTATTTTTGCAAACTTCACGTGGAACAAATGAGAA</text:p>
      <text:p text:style-name="Preformatted_20_Text">&gt;IEGWB1302G84YR|S2-8_A69|I-GH409Da-t/CF11BDX|I-GH409Da-t/CF11BDX</text:p>
      <text:p text:style-name="Preformatted_20_Text">ATGAGGTGGAAAGAAGGGAGCATGTCGAGGAGTCAAACCGAAAAATGAGG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</text:p>
      <text:p text:style-name="Preformatted_20_Text">&gt;IEGWB1302G82QI|S2-8_A69|I-GH409Da-t/CF11BDX|I-GH409Da-t/CF11BDX</text:p>
      <text:p text:style-name="Preformatted_20_Text">CCGACTAACCTGTTTGCTACTTTCAAATTTGAACTTTAAAGTCGAAAGTCAAAAGGTAGGACAAAGTTAAGATTGAAAACATTTTCCCTCCAGAACCTGTTGGGCAAGTTATCTGCCTTGATTCCGAGGTGGAAAGTCTGTGCAAGAGTTACTGTTTGGATTACTTGACTCCCTGTGAGGCGCAAGGTAAAACTTTCAAGGAGGTCACTGTTCTCACTTCAACTTTACTTTGTGAGATTCCAAGAGTGCCGCTATACATAGCTTTGACTAGGCATAGCGATCTGCTGCTCATTCTGACTCCTTATCCCAACAATGCCATTGGTAGCACCTCCTGATCATACGCGAACTTATCAATTAATTGCTATTGGTGCTTCTCTTGCTGCCTTACTCTTCATTTTGACTAGGAGCACTTTACCGCACGCA</text:p>
      <text:p text:style-name="Preformatted_20_Text"><text:soft-page-break/>&gt;IEGWB1302G82TF|S2-8_A69|I-GH409Da-t/CF11BDX|I-GH409Da-t/CF11BDX</text:p>
      <text:p text:style-name="Preformatted_20_Text">TCCGAGTGAGTCGTGGAGTTAAACCGAAAAGCGACAGGCTTAAGATCAAGAAAGAAATGCTGGATGAAATCTCTGAGTTTGAATCATTTGACAATGTTATTTCTGAAAGTGAGTTTGATGACATCTGCGCGGAATGGAAGGACAAACTGCAGGTTCCAAGTGATAAGTTTGTGAAGATTGCTCTCGAGATCTGCTGGAGGTGTGCACACACATCCTACTCTTCTGAGGTTAATCTAGGGTCAAAACAAATTGAAGGGTATGAACCTGAGGATCTCATCTCCTGCATTGAGAGCAAGTGTTACTTGAGGCAGTTTGGAAGATTTTTTGCAAACTTCACGTGGAACAAAATGAGAAA</text:p>
      <text:p text:style-name="Preformatted_20_Text">&gt;IEGWB1302IDOPY|S2-8_A69|I-GH409Da-t/CF11BDX|I-GH409Da-t/CF11BDX</text:p>
      <text:p text:style-name="Preformatted_20_Text">ATGAGGTGGAAAGAAGGGAGCATGTCGAGGAGTCAAACCGAAAAATGAAGAGGTTA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</text:p>
      <text:p text:style-name="Preformatted_20_Text">&gt;IEGWB1302HANJI|S2-8_A69|I-GH409Da-t/CF11BDX|I-GH409Da-t/CF11BDX</text:p>
      <text:p text:style-name="Preformatted_20_Text">GCACATCTGCGCGGAATGGGAGGACAAACTGCAGGTTCCAAGTGATAAGTTTGTGAAGATTGCTCTCGAGATCTGCTGGAGGTGTGCACACACATCCTACTCTTCTGAGGTTAATCTAGGGTCAAAACAAATTGAAGGGTATGAACCTGAGGATCTCATCTCCTGCATTGAGAGCAAGTGCTACTTGAGGCAGTTTGGAAGATTTTTTGCAAACTTCACGTGGAACAAAATGAGAAA</text:p>
      <text:p text:style-name="Preformatted_20_Text">&gt;IEGWB1302JBE48|S2-8_A69|I-GH409Da-t/CF11BDX|I-GH409Da-t/CF11BDX</text:p>
      <text:p text:style-name="Preformatted_20_Text">ATGAGGTGGAAAGAAGGGAGCATGTCGAGGAGTACAAACCGAAAAAT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</text:p>
      <text:p text:style-name="Preformatted_20_Text">&gt;IEGWB1302H54AB|S2-8_A69|I-GH409Da-t/CF11BDX|I-GH409Da-t/CF11BDX</text:p>
      <text:p text:style-name="Preformatted_20_Text">TCCGAGTGAGTCGTGGAGTTAAACCGAAAAGACGACAGGCTTAAGATCAAGAAAGAAATGCTGGATGAAATCTCTGAGTTTGAATCATTTGACAATGTTATTTCTGAAAGTGAGTTTGATGACATCTGCGCGGAATGGAAGGACAAACTGCAGGTTCCAAGTGATAAGTTTGTGAAGATTGCTCTCGAGATCTGCTGGAGGTGTGCACACACATCCTACTCTTCTGAGGTTAATCTAGGGTCAAAACAAATTGAAGGGTATGAACCTGAGGATCTCATCTCCTGCATTGAGAGCAAGTGTTACTTGAGGCAGT</text:p>
      <text:p text:style-name="Preformatted_20_Text">&gt;IEGWB1302HMQ96|S2-8_A69|I-GH409Da-t/CF11BDX|I-GH409Da-t/CF11BDX</text:p>
      <text:p text:style-name="Preformatted_20_Text">caagaagaaatgctggatgaaatctntGAGTTTGAATCATTTGACAATGTTATTTCTGAAAGTGAGTTTGATGACATCTGCGCGGAATGAAGGACAAACTGCAGGTTCCAAGTGATAAGTTTGTGAAGATTGCTCTCGAGATCTGCTGGAGGTGTGCACACACATCCTACTCTTCTGAGGTTAATCTAGGGTCAAAACAAATTGAAGGGTATGAACCTGAGGATCTCATCTCCTGCATTGAGAGCAAGTGTTACTTGAGGCAGTTTGGAAGATTTTTTGCAAACTTCACGTGGAACAAAATGAGAAA</text:p>
      <text:p text:style-name="Preformatted_20_Text">&gt;IEGWB1302H31XV|S2-8_A69|I-GH409Da-t/CF11BDX|I-GH409Da-t/CF11BDX</text:p>
      <text:p text:style-name="Preformatted_20_Text">taaaccgaaaagcgacgaggcttAAGATCAAGAAAGAAATGCTGGATGAAATCTCTGTAGTTTGAATCATTTGACAATGTTATTTCTGAAAAGTGAGTTTTGATGACATCTGCGCGGAATGGAAGGACAAACTGCAGGTTCCAAGTGATAAGTTTGTGAAGATTGCTCTCGAGATCTGCTGGAGGTGTGCACACACATCCTACTCTTCTGAGGTTAATCTAGGGTCAAAACAAATTGAAGGGTATGAACCTGAGGATCTCATCTCCTGCATTGAGAGCAAGTGTTACTTGAGGCAGTTTGGAAGATTTTTTGCAAACTTCACGTGGAACAAAATGAGAAA</text:p>
      <text:p text:style-name="Preformatted_20_Text">&gt;IEGWB1302JHW24|S2-8_A69|I-GH409Da-t/CF11BDX|I-GH409Da-t/CF11BDX</text:p>
      <text:p text:style-name="Preformatted_20_Text">TGCCCTTCTCTCAGTACATGTTAATGAGAGAAGGTGGATAACAGCACTGACTAGAGCTAGAATTGATATCACCTTTGTTAATGCAACTGCTGTTGGAATTAATGAATTGGCTGATAGGTTCTCAGGCAGATTTTTATTACAAATTTTTCTGTGAAGGTGCTAGAGATCAAGACATACTTGAAAATCTCCCAGGAAGACCTATTCTTGTCGAAGGATTTGGGGAAAAGATAGGCTTCACGGCTGATGAAAAATTGGAAAGGCTTTCTGGTGATCCATGGTTAAAAGGAATGCTTTTCCTCGGCTCGGATCCAGTCATGGTGCATGCAGAACCTAGAAATGCCTGATGTGAGTGAAGTAACTTTTACAAAACTACATATACCACTGTACAGAA</text:p>
      <text:p text:style-name="Preformatted_20_Text">&gt;IEGWB1302HKZHZ|S2-8_A69|I-GH409Da-t/CF11BDX|I-GH409Da-t/CF11BDX</text:p>
      <text:p text:style-name="Preformatted_20_Text">AGTGGTTTGACCTGATCTTATTCCATGTTAGGGGTGCTGAAATGCCGCCTATTTTGCTTGCTGGCGATCCATTGCAAAGTGACTATGATTCTCAAAGCGATAGGCTCAACTTGGAAGAGCTTGGTAGGGACATTGACAATGTTTTGAGAGGTAAATCATACTGTTACAATGTCTTGTCCAGAAGGTTTCAAAATCAAATTTTTAATAAAAGAATTCCAGGGCATCTTAAAATTGATAACGCATTGGTGAAGGAATGGAATTTCATTAGTCTGGACAGTTTTGCCAAGAGCAGTGGAATTGATGCATTACTGGTTTCAAGTTTCAATGAAAAAAAAGCTATGCTTGTGTACTTCAGG</text:p>
      <text:p text:style-name="Preformatted_20_Text">&gt;IEGWB1301DJ4PG|S2-8_A69|I-GH409Da-t/CF11BDX|I-GH409Da-t/CF11BDX</text:p>
      <text:p text:style-name="Preformatted_20_Text">GATTTGCGCGCGGAATGGAAGGACAAACTACAGGTTCCAAGTGATAAGTTTGTAAAGATTGCTCTCGAGATCTGCTGGAGGTGTGCACACACATCCTACTCTTCTGAGGTTAATCTAGGGTCAAAGCAAATTGAAGGGTATGAACCTGAGGATCTCATCTCCTGCATTGAGAGCAAGTGCTACTTGAGGCAGTTTGGAAGATTTTTTGCAAACTTCACGTGGAACAAAATGAGAAA</text:p>
      <text:p text:style-name="Preformatted_20_Text">&gt;IEGWB1302J3FDK|S2-8_A69|I-GH409Da-t/CF11BDX|I-GH409Da-t/CF11BDX</text:p>
      <text:p text:style-name="Preformatted_20_Text">TCCGAGTGAGTCGTGGAGTTAAACCGAAAAGCGACAGGCTTAAGATCAAGAAAGAAATGCTGGATGAAATCTCTGAGTTTGAATCATTTGACAATGTTATTTCTGAAAGTGAGTTTGATGACATCTGCGCGGAATGGAAGGACAAACTGCAGGTTCCAAGTGATAAGTTTGTGAAGATTGCTCTCGAGATCTGCTGGAGGCGTGCACACACATCCTACTCTTCTGAGGTTAATCTAGGGTCAAAACAAATTGAAGGGTATGAACCTGAGGATCTCATCTCCTGCATTGAGAGCAAGTGTTACTTGAGGCAGTTTGGAAGATTTTTTGCAACT<text:soft-page-break/>TCACGTGGAACAAAATGAGAAA</text:p>
      <text:p text:style-name="Preformatted_20_Text">&gt;IEGWB1302HTY3X|S2-8_A69|I-GH409Da-t/CF11BDX|I-GH409Da-t/CF11BDX</text:p>
      <text:p text:style-name="Preformatted_20_Text">AGTGGTTTGACCTGATCTTATTCCATGTTAGGGGTGCTGAAATGCCGCCTATTTTGCTTGCTGGCGATCCATTGCAAAGTGACTATGATTCTCAAAGCGATAGGCTCAACTTGGAAGAGCTTGGTAGGGACATTGACAATGTTTTGAGAGGTAAATCATACTGTTACAATGTCTTGTCCAGAAGGTTTCAAAATCAAATTTTTAATAAAAGAATTCCAGGGCATCTTAAAATTGATAACGCATTGGTGAAGGAATGGAATTTCATTAGTCTGGACAGTTTTGCCAAGAGCAGTGGAATTGATGCATTACTGGTTTCAAGTTTCAAATGAAAAAAAAAGCTAATGCTTGTGTACTTCAGC</text:p>
      <text:p text:style-name="Preformatted_20_Text">&gt;IEGWB1302IEBGZ|S2-8_A69|I-GH409Da-t/CF11BDX|I-GH409Da-t/CF11BDX</text:p>
      <text:p text:style-name="Preformatted_20_Text">ATGAGGTGGAAAGAAGGGAGCATGTCGAGGAGTCAAACCGAAAAAT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ATGAGGAAGGAGGACAGACCCCCAGCCAAGTGGGAACAAGTGACTAT</text:p>
      <text:p text:style-name="Preformatted_20_Text">&gt;IEGWB1302G0J7B|S2-8_A69|I-GH409Da-t/CF11BDX|I-GH409Da-t/CF11BDX</text:p>
      <text:p text:style-name="Preformatted_20_Text">AGTGGTTTTGTACCTGATCTTATTCCATGTTAGGGGTGCTGAAATGCCGGCCTATTTTGCTTGCTGGCGACTCCATTGCAAAGTGACTATGATTACTACTAAAGCGATAGGCTCAACTTGGAAGAGCTTGGTAGGGACATTGACAATGTTTTGAGAGGTAAATCATACTGTTACAATGTCTTGTCCAGAAGGTTTCAAAATCAAATTTTTAANAAAAGATTCCAGGGCATCTTAAAATTGATAACGCATTGGTGAAGGAATGGAATTTCATTAGTCTGGACAGTTTTGCCAAGAGCAGTGGAATTGATGCNTTACTGGTTTCAA</text:p>
      <text:p text:style-name="Preformatted_20_Text">&gt;IEGWB1302HATRV|S2-8_A69|I-GH409Da-t/CF11BDX|I-GH409Da-t/CF11BDX</text:p>
      <text:p text:style-name="Preformatted_20_Text">ATGAGGTGGAAAGAAGGGAGCATGTCGAGGAGTCAAACCGAAAAAT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CAAGTGACTAT</text:p>
      <text:p text:style-name="Preformatted_20_Text">&gt;IEGWB1302I46JT|S2-8_A69|I-GH409Da-t/CF11BDX|I-GH409Da-t/CF11BDX</text:p>
      <text:p text:style-name="Preformatted_20_Text">GCACATCTGCGCGGGAATGGGAGGACAAACTGCAGGTTCCAAGTGATAAGTTTGTGAAGATTGCTCTCGAGATCTGCTGGAGGCGTGCACACACATCCTACTCTTCTGAGGTTAATCTAGGGTCAAAACAAATTGAAGGGTATGAACCTGAGGATCTCATCTCCTGCATTGAGAGCAAGTGCTACTTGAGGCAGTTTGGAAGATTTTTTGCAAACTTCACGTGGAACAAAATGAGAAA</text:p>
      <text:p text:style-name="Preformatted_20_Text">&gt;IEGWB1302GSQ24|S2-8_A69|I-GH409Da-t/CF11BDX|I-GH409Da-t/CF11BDX</text:p>
      <text:p text:style-name="Preformatted_20_Text">CCGACTAACCTGTTTGCTACTTTCAAATTTGAACTTTAAAGTCGAAAGTACAAAAGGTGGACAAAGTTAAGATTGAAAACATTTTCCCTTCAGAACCTGTTGGGCAAGTTATCTGCCTTGATTCCGAGGTGGAAAGTCTGTGCAAGAGTTACTGTTTGGATTACTTGACTCCCTGTGAGGCGCAAGGTAAAACTTTCAAGGAGGTCACTGTTCTCACTTCAACTTTACTTTGTGAGATTCCAAGAGTGCCGCTATACATAGCTTTGACTAGGCATAGCGATCTGCTGCTCATTCTGACTCCTTATCCCAACAATGCCATTGGTAGCACCTCCTGATCATACGCGAACTTATCAATTAATTGCTATTGGTGCTTCTCTTGCTGCCTTACTCTTCATTTTGACTA</text:p>
      <text:p text:style-name="Preformatted_20_Text">&gt;IEGWB1302FTDEM|S2-8_A69|I-GH409Da-t/CF11BDX|I-GH409Da-t/CF11BDX</text:p>
      <text:p text:style-name="Preformatted_20_Text">ATGAGGTGGAAGAAGGGAGCATGTCGAGGAGTCAAACCGAAAAAT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</text:p>
      <text:p text:style-name="Preformatted_20_Text">&gt;IEGWB1302FJSVF|S2-8_A69|I-GH409Da-t/CF11BDX|I-GH409Da-t/CF11BDX</text:p>
      <text:p text:style-name="Preformatted_20_Text">agtggtttgacctgatcgttattccatgttaggggtgctgaaatgccgcctattttgcttgctggcgatccattgcaaagtgactatgattctcaaagcgataggctcaacttggaagagcttggtagggacattgacaatgtttttgagaggtaaatcatactgttacaatgtcttgtccagaaggtttcaaaatcaaatttttaataaaagaattccagggcatcttaaaattgataacgcattggtgaaggaatggaatttcattagtctggactagttttgccaagagcagtggaattgatgcattactggtttctaagttcaaTGAAAAAAAAAGCTATGCTTGTGTACTTCAGG</text:p>
      <text:p text:style-name="Preformatted_20_Text">&gt;IEGWB1302GND4M|S2-8_A69|I-GH409Da-t/CF11BDX|I-GH409Da-t/CF11BDX</text:p>
      <text:p text:style-name="Preformatted_20_Text">ATGAGGTGGAAAGAAGGGAGCATGTCGAGGAGTCAAACCGAAAAATAGAAGAGGTTAAAAAATACAAGAAAGA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CGCCAAGTGGGAACAAGTGACTAT</text:p>
      <text:p text:style-name="Preformatted_20_Text">&gt;IEGWB1302GTKP0|S2-8_A69|I-GH409Da-t/CF11BDX|I-GH409Da-t/CF11BDX</text:p>
      <text:p text:style-name="Preformatted_20_Text">TCCGAGTGAGTCGTGGAGTTAAACCGAAAAGCGACAGGCTTAAGATCAAGAAAGAAATGCTGGATGAAATCTCTGAGTTTGAATCATTTGACAATGTTATTTCTGAAAGTGAGTTTGATGACATCTGCGCGGAATGGAAGGACAAACTGCAGGTTCCAAGTGATAAGTTTGTGAAGATTGCTCTCGAGATCTGCTGGGGGTNTGCACACACATCCTACTCTTCTGAGGTTAATCTAGGGTCAAAACAAATTGAAGGGTATGAACCTGAGGATCTCATCTCCTGCATTGAGAGCAAGTGTTACTTGAGGCAGTTTGGAAGATTTTTTGCAAACTTCACGTGGAACAAAATGAGAAA</text:p>
      <text:p text:style-name="Preformatted_20_Text">&gt;IEGWB1302GLCT9|S2-8_A69|I-GH409Da-t/CF11BDX|I-GH409Da-t/CF11BDX</text:p>
      <text:p text:style-name="Preformatted_20_Text"><text:soft-page-break/>ATGAGGTGGAAAGAAGGGAGCATGTCGAGGAGTCAAACCGAAAAATGAGAGGTTAAAAATCAAGAAAGAGATGTTGGATGAAATTCCTGAATTTGAGTCATTTGACAATATTATCTCTGAAAATGAGTTTGATGACATCTGTGCTGAATGGAAAGACAAGCTGCAAGTTCCAAGTGACAAATTTGTGAAGATTGCTCTAGAGATTTGCTGGAGGTGTGCACACACGTCCTACTCTTCTGAGGTTAACCTGGGGTCAAAGCAAATCGAAGGGTATGAACCTGAAGACCTCATCTCCTGCATTGAGAGCAAATGCTATCTGAGGCAATTTGGAAGATTCTTTGCAAACTTCACATGGAACAAAATGAGGAAGGAGGACAGACCCCCAGCCAAGTGGGAACAAGTGACTAT</text:p>
      <text:p text:style-name="Preformatted_20_Text">&gt;IEGWB1301BCEUM|S2-8_A69|I-GH409Da-t/CF11BDX|I-GH409Da-t/CF11BDX</text:p>
      <text:p text:style-name="Preformatted_20_Text">ATTGAGAGCTAGTGCTACTTGAGGCAGTTTGGAAGATTTTTTGCAAACTTCACGTGGAACAAAATGAGAAAGGAGGATAAGCCTCCAGCCAAGTGGGAACAAGTAACTATCAAAAGGTATGCAATGGCTGCCTTTGAGTGCATCGATGCAGTTGGTTCTGCTGGGGCTTTGGAACCAGAGGAAGGAGTCATCAAACCACCGACACAGAAGTTACTCAGGGTTGCCATGCAAATCAAGGAAAACAAACTCATGAAAGCTGACAACCTAGAAGTTAAAAGCGGTTCAACAAGCTCATACATCACTGGTGGAAGAGTAGCGT</text:p>
      <text:p text:style-name="Preformatted_20_Text">&gt;IEGWB1302JSAO0|S2-8_A69|I-GH409Da-t/CF11BDX|I-GH409Da-t/CF11BDX</text:p>
      <text:p text:style-name="Preformatted_20_Text">atgagtggaaanaagggagcatgtcgaggagtcaaccgaaaaat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AGCCAAGTGGGAACAAGTGACTAT</text:p>
      <text:p text:style-name="Preformatted_20_Text">&gt;IEGWB1302HQNJT|S2-8_A69|I-GH409Da-t/CF11BDX|I-GH409Da-t/CF11BDX</text:p>
      <text:p text:style-name="Preformatted_20_Text">ATGAGGTGGAAAGAAGGGAGCATGTCGAGGAGTCAAACCGAAAAATA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</text:p>
      <text:p text:style-name="Preformatted_20_Text">&gt;IEGWB1302IIJJ8|S2-8_A69|I-GH409Da-t/CF11BDX|I-GH409Da-t/CF11BDX</text:p>
      <text:p text:style-name="Preformatted_20_Text">CCGACTAACCTGTTTGCTACTTTCAAATTTAGAACTTTAAAGTACGAAAGTACAAAAGGTGGACAAAGTTAAGATTGAAAACATTTTCCCTTCAGAACCTGTTGGGCAAGTTATCTGCCTTGATTCCGAGGTGGAAAGTCTGTGCAAGAGTTACTGTTTGGATTACTTGACTCCCTGTGAGGCGCAAGGTAAAACTTTCAAGGAGGTCACTGTTCTCACTTCAACTTTACTTTGTGAGATTCCAAGAGTGCCGCTATACATAGCTTTGACTAGGCATAGCGATCTGCTGCTCATTCTGACTCCTTATCCCAACAATGCCATTGGTAGCACCTCCTGATCATACGCGAACTTATCAATTAATTGCTATTGGTGCTTCTCTTGCTGCCTTACTCTTCATTTTGACTAGGAGCACTTTACCGCACGCA</text:p>
      <text:p text:style-name="Preformatted_20_Text">&gt;IEGWB1302JLMAF|S2-8_A69|I-GH409Da-t/CF11BDX|I-GH409Da-t/CF11BDX</text:p>
      <text:p text:style-name="Preformatted_20_Text">TCAAGAAAGAGATGTTGGATGAAATTCCTGAATTTGAGTCATTTGACAATATTATCTCTGAAAATGAGTTTGATGACATCTGTGCTGAATGGAAAGACAAGCTGCAAGTTCCAAGTGACAAATTTGTGAAGATTGCTCTAGAGATTTGCTGGAGGTGTGCACACACATCCTACTCTTCTGAGGTTAACCTGGGGTCAAGGCAAATCGAAGGGTATGAACCTGAAGACCTCATCTCCTGCATTGAGAGCAAATGCTATCTGAGGCAATTTGGAAGATTCTTTGCAAACTTCACATGGAACAAAATGAGGAAGGAGGACAGACCCCAGCCAAGTGGGAACAAGTGACTAT</text:p>
      <text:p text:style-name="Preformatted_20_Text">&gt;IEGWB1302ICY6A|S2-8_A69|I-GH409Da-t/CF11BDX|I-GH409Da-t/CF11BDX</text:p>
      <text:p text:style-name="Preformatted_20_Text">ATGAGGTGGAAAGAAGGGAGCATGTCGAGGAGTCAAACCGAAAAATGAGAGGTTAAAAATCAAGAAAGAGATGTTGGATGAAATTCCTGAATTTGAGTCATTTGACAATATTATCTCTGAAAATGAGTTTGATGACATCTGTGCTGAATGGAAAGACAAGTTGCAAGTTCCAAGTGACAAATTTGTGAAGATTGCTCTAGAGATTTGCTGGAGGTGTGCACACACATCCTACTCTTCTGAGGTTAACCTGGGGTCAAAGCAAATCGAAGGGTATGAACCTGAAGACCTCATCTCCTGCATTGAGAGCAAATGCTATCTGAGGCAATTTGGAAGATTCTTTGCAAACTTCACATGGAACAAAATGAGGAAGGAGGACAGACCCCCAGCCAAGTGGGAACAAGTGACTAT</text:p>
      <text:p text:style-name="Preformatted_20_Text">&gt;IEGWB1302G10L8|S2-8_A69|I-GH409Da-t/CF11BDX|I-GH409Da-t/CF11BDX</text:p>
      <text:p text:style-name="Preformatted_20_Text">TCCGAGTGAGTCGTGGAGTTAAACCGAAAAGCGACAGGCTTAAGATCAAGAAAGAAATGCTGGATGAAATCTCTGAGTTTGAATCATTTGACAATGTTATTTCTGAAAGTGAGTTTGATGACATCTGCGCGGGATGGAAGGACAAACTGCAGGTTCCAAGTGATAAGTTTGTGAAGATTGCTCTCGAGATCTGCTGGAGGTGTGCACACACATCCTACTCTTCTGAGGTTAATCTAGAGTCAAAACAAATTGAAGGGTATGAACCTGAGGATCTCATCTCCTGCATTGAGAGCAAGTGTTACTTGAGGCAGTTTGGAAGATTTTTTGCAAACTTCACGTGGAACAAAATGAGAAA</text:p>
      <text:p text:style-name="Preformatted_20_Text">&gt;IFTYA1L02I2JZ6|S2-1_A96|I-BJ398Dr-5/3|I-BJ398Dr-5/3</text:p>
      <text:p text:style-name="Preformatted_20_Text">AATCCTACTGGCCGGGGATCCATTGCAGAGTGATTATGACTCTCAAAGTGATAGAATGAATCTGGAGGAGTTGGGCAGAGACATAGATAATGTGTTGAGGGGGAGGTCTTATTGCTATAACGTCCTGTCTAGAAGATTCCAGAACAAGATGTTCCTCAAGAGAATTCCTGGGCATCTCAAAATAGACAGTGCTTTGACAAAGGAATGGAGCTTTATAAGTCTGGATAGCTTTGCCAAAAGCACTGGTATTGATGCACTGCTGGTGTCAAGCTTCAATGAAAAGAAGGCCATGCTCCTATATTTCAAGGGACCCATTTTGACTTTTGGTGAGTCAACTGGCCTAACCTTTAATTCTGTGGCAATGAAG</text:p>
      <text:p text:style-name="Preformatted_20_Text">&gt;IEGWB1302IALHI|S2-1_A96|I-BJ398Dr-5/3|I-BJ398Dr-5/3</text:p>
      <text:p text:style-name="Preformatted_20_Text">TGTTGGTGCAGAGACATAGATAATGTGTTGAGGGGAAGGTCTTATTGCTATAACGTCCTGTCTAGAAGATTCCAGAACAAGATGTTCCTCAAAAGAATTCCTGGGCATCTCAAAATAGACAGTGCTTTGACAAAGGAATGGAGCTTTATAAGTCTGGATAGCTTTGCCAAAAGCACTGGTATTGATGCACTGCTGGTGTCAAGCTTCAATGAAAAGAAGGCCACGCTCCTATATTTCAAGGGACCCA</text:p>
      <text:p text:style-name="Preformatted_20_Text">&gt;IEGWB1302GPT4X|S2-8_A69|I-GH409Da-t/CF11BDX|I-GH409Da-t/CF11BDX</text:p>
      <text:p text:style-name="Preformatted_20_Text">TCCGAGTGAGTCGTGGAGTTAAACCGAAAAGCGACAGGCTTAAGATCAAGAAAGAAATGCTGGATGAAATCTCTGAGTTTGAA<text:soft-page-break/>TCATTTGACAATGTTATTTCTGAAAGTGAGTTTGATGACATCTGCGCGGAATGGAAGGACAAACTGCAGGTTCCAAGTGATAAGTTTGTGAAGATTGCTCTCGAGATCTGCTGGAGGTGNGCACACACATCCTACTCTTCTGAGGTTAATCTAGGGTCAAAACAAATTGAAGGGTATGAACCTGAGGATCTCATCTCCTGCATTGAGAGCAAGTGTTACTTGAGGCAGTTTAGGAAGATTTTTTGCAAACTTCACGTGGAACAAAATGAGAAA</text:p>
      <text:p text:style-name="Preformatted_20_Text">&gt;IEGWB1302IF4P8|S2-8_A69|I-GH409Da-t/CF11BDX|I-GH409Da-t/CF11BDX</text:p>
      <text:p text:style-name="Preformatted_20_Text">ATGAGGTGGAAAGAAGGGAGCATGTCGAGGAGTCAAACCGAAAAATAGAGAGGTTAAAAATA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</text:p>
      <text:p text:style-name="Preformatted_20_Text">&gt;IEGWB1302JXPEI|S2-8_A69|I-GH409Da-t/CF11BDX|I-GH409Da-t/CF11BDX</text:p>
      <text:p text:style-name="Preformatted_20_Text">TCCGAGTGAGTCGTGGAGTTAAACCGAAAAGCGACAGGCTTAAGATCAAGAAAGAAATGCTGGATGAAATCTCTGAGTTTGAATCATTTGACAATGTTATTTCTGAAAGTGAGTTTGATGACATCTGCGCGGAATGGAAGGACAAACTGCAGGTTCCAAGTGATAAGTTTGTGAAGATTGCTCTCGAGATCTGCTGGAGGTGTGCACACACATCCTACTCTTCTGAGGTTAATCTAGGGTCAAAACAAATTGAAGGGTATGAACCTGAGGATCTCACCTCCTGCATTGAGAGCAAGTGTTACTTGAGGCAGTTTGGAAGATTTTTTGCAAACTTCACGTGGAACAAAATGAGAAA</text:p>
      <text:p text:style-name="Preformatted_20_Text">&gt;IEGWB1302G2ALY|S2-8_A69|I-GH409Da-t/CF11BDX|I-GH409Da-t/CF11BDX</text:p>
      <text:p text:style-name="Preformatted_20_Text">TGAACCTGAAGACCTCATCTCCTGCATTGAGAGCAAATGCTATCTGAGGCAATTTGGAAGATTCTTTGCAAAACTTCACATGGAACAAAATAGAGGAAGGAGGACAGACCCCCAGCCAAGTGGGAACAAGTGACTATTGAAAGGTATGCAATGGCTGCCTTTTGAGTGCATCGATGCAGTTGGTTCTGCTGGGGCTTTGGAACCAGAGGAAGGAGTCATCAAACCACCGACACAGAAGTTACTCAGGGTTGCCATGCAAATCAAGGAAAACAAACTCATGAAAGCTGACAACCTAGAAGTTAAAAGCGGTTCAACAAGCTCATACATCACTGGTGGAAGAGTAGCGT</text:p>
      <text:p text:style-name="Preformatted_20_Text">&gt;IEGWB1301AKGH0|S2-8_A69|I-GH409Da-t/CF11BDX|I-GH409Da-t/CF11BDX</text:p>
      <text:p text:style-name="Preformatted_20_Text">AGGGCATCTTAAGATCGATAATGCATTGGTCAAGGAATGGAATTTTATCAGTCTGGATACTTTCGCTAAAAGCAGTGGAATTGATGCATTACTAGTCTCAAGTTTTAATGAAAAGAAGGCAATGCTGGTGTATTTCAGGGGCCCGATTTTAACATTCGGTGAATCAACAGGTCTCACATTCAATTCTGTTGCTATACTCATTTCAGCTGATTCAGTGCATGTTGAAGAGGA</text:p>
      <text:p text:style-name="Preformatted_20_Text">&gt;IEGWB1302HZV2I|S2-8_A69|I-GH409Da-t/CF11BDX|I-GH409Da-t/CF11BDX</text:p>
      <text:p text:style-name="Preformatted_20_Text">CGATATGGTGCCAGAGATCAGGACATACTAGAAAATCTTCCAGGAAGACCCATTCTTGTTGAAGGGTTTGGGGAAAAAATTGGCTTCACAGCTGATGAAAAACTGGAAAGACTCTCTGGTGACCCATGGTTAAAAGGAATGCTCTTTCTCGGCTCAGATCCAGTCATGGTACATGCAGAACCAGAAATGCCTGATGTGAGTGAGGAACTTTTTAAAACGCACAT</text:p>
      <text:p text:style-name="Preformatted_20_Text">&gt;IEGWB1302HD08J|S2-8_A69|I-GH409Da-t/CF11BDX|I-GH409Da-t/CF11BDX</text:p>
      <text:p text:style-name="Preformatted_20_Text">ATGAGGTGGAAAGAAGGGAGCATGTCGAGGAGTCAAACCGAAAAAT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</text:p>
      <text:p text:style-name="Preformatted_20_Text">&gt;IEGWB1302FXETD|S2-8_A69|I-GH409Da-t/CF11BDX|I-GH409Da-t/CF11BDX</text:p>
      <text:p text:style-name="Preformatted_20_Text">TCATGGGTGGCCGCTATCAGGACGGTACAAAAAGAGTAACTTATAGGGGTCCAAGTTCCAATTTCCCAAGCTCAAATCTCTTCAAAAGTTCTAACACTTTCTGGGCTTTTCTCGCTGTCTGGACCATTGTTTGCCTATTGCATGTCTTTAACAGAACCACTCACCGTCATTTTGAGTTTCATAGCTGTTCTAGTTGCACTTCTAGCTCTCAATAATTTGTTTAATAGTAATAATAATTGCATCATAATAATTGATGGTTCTTCTTGTTTCAATTTCTGGCTGTGAAATAACAAAAGAGTTTGTTGAAATTCTTCCAAGGCTCAAGGCTTTCAAGCATTAGAAAGTAAGGAGGAGAACCATTGATTAGTTAAGTATTTAGCAGTATTTGAATGATAAGATGGATGCAAGTATTGATGCTGGTC</text:p>
      <text:p text:style-name="Preformatted_20_Text">&gt;IEGWB1302GQLRX|S2-8_A69|I-GH409Da-t/CF11BDX|I-GH409Da-t/CF11BDX</text:p>
      <text:p text:style-name="Preformatted_20_Text">AGGGCATCTTAAGATCGATAATGCATTGGTCAAGGAATGGAATTTTATCAGTCTGGATACTTTCGCTAAAAGCAGTGGAATTGATGCATTACTAGTCTCAAGTTTTAATGAAAAGAAGGCAATGCTGGTGTATTTCAGGGGCCCGATCTTAACATTCGGTGAATCAACAGGTCTCACATTCAATTCTGTTGCTATACTCATTTCAGCTGATTCAGTGCATGTTAAAGAGGA</text:p>
      <text:p text:style-name="Preformatted_20_Text">&gt;IEGWB1302JWBR4|S2-8_A69|I-GH409Da-t/CF11BDX|I-GH409Da-t/CF11BDX</text:p>
      <text:p text:style-name="Preformatted_20_Text">ATGAGGTGGAAAGAAGGGAGCATGTCGAGGAGTCAAACCGAAAAATGAGAGGTTAAAAATCAA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CAGCCCAAGTGAAAACAAGTGACAAT</text:p>
      <text:p text:style-name="Preformatted_20_Text">&gt;IEGWB1302IILWL|S2-8_A69|I-GH409Da-t/CF11BDX|I-GH409Da-t/CF11BDX</text:p>
      <text:p text:style-name="Preformatted_20_Text">TGAGTTTGATGACATCTGCGCGGAATGGAAGGACAAACTGCAGGTTCCAAGTGATAAGTTTGTGAAGATTGCTCTCGAGATCTGCTGGAGGTGTGCACACACATCCTACTCTTCTGAGGTTAATCTAGGGTCAAAACAAATTGAAGGGTATGAACCTGAGGATCTCATCTCCTGCATTGAGAGCAAGTGTTACTTGAGGCAGTTTGGAAGATTTTTTGTCAAACTTCACGTGGAACAAAATGAGAAA</text:p>
      <text:p text:style-name="Preformatted_20_Text">&gt;IEGWB1302JJOYQ|S2-8_A69|I-GH409Da-t/CF11BDX|I-GH409Da-t/CF11BDX</text:p>
      <text:p text:style-name="Preformatted_20_Text">AGGGCATCTTAAGATCGATAATGCATTGGTCAAGGAATGGAATTTTATCAGTACTGGATACTTTCGCTAAAAGCAGTAGGAAT<text:soft-page-break/>TGATGCATTACTAGTCTCAAGTTTTAATGAAAAGAAGGCAATGCTGGTGTATTTCAGGGGcccgattttaacattcggtgaatcaacagggtctcacattccaaattctgttgctatactcatttcagctgattcagtgcatgttaaanggaggaggatccg</text:p>
      <text:p text:style-name="Preformatted_20_Text">&gt;IEGWB1302JZTYN|S2-8_A69|I-GH409Da-t/CF11BDX|I-GH409Da-t/CF11BDX</text:p>
      <text:p text:style-name="Preformatted_20_Text">CCGATAACCTGTTTGCTACTTTCAAATTTAGTAACTTTAAAGTACGAAAGTACAAAAGGTAGGACAAAGTTAAGATTGAAAACATTTTCCCTTCAGAACCTGTTGGGCAAGTTATCTGCCTTGATTCCGAGGTGGAAAGTCTGTGCAAGAGTTACTGTTTTGGATTACTTGACTCCCTGTGAGGCGCAAGGTAAAACTTTCAAGGAGGTCACTGTTCTCACTTCAACTTTACTTTGTGAGATTCCAAGAGTGCCGCTATACATAGCTTTGACTAGGCATAGCGATCTGCTGCTCATTCTGACTCCTTATCCCTAACAATGCCATTGGT</text:p>
      <text:p text:style-name="Preformatted_20_Text">&gt;IEGWB1302JSU8E|S2-8_A69|I-GH409Da-t/CF11BDX|I-GH409Da-t/CF11BDX</text:p>
      <text:p text:style-name="Preformatted_20_Text">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</text:p>
      <text:p text:style-name="Preformatted_20_Text">&gt;IEGWB1302IGIKX|S2-8_A69|I-GH409Da-t/CF11BDX|I-GH409Da-t/CF11BDX</text:p>
      <text:p text:style-name="Preformatted_20_Text">GAAA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</text:p>
      <text:p text:style-name="Preformatted_20_Text">&gt;IEGWB1302HC4PH|S2-8_A69|I-GH409Da-t/CF11BDX|I-GH409Da-t/CF11BDX</text:p>
      <text:p text:style-name="Preformatted_20_Text">gtcatttgt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</text:p>
      <text:p text:style-name="Preformatted_20_Text">&gt;IEGWB1302JEQN9|S2-8_A69|I-GH409Da-t/CF11BDX|I-GH409Da-t/CF11BDX</text:p>
      <text:p text:style-name="Preformatted_20_Text">ATGAGGTGGAAAGAAGGGAAGCGATGTCGAGGAGTCAAACCGAAAAACTAGAGAGGTTAAAAATACAAGAAAGAGATGTTGGATGAAATTCCTGAATTTGAGTCATTTGACAATATTATCTCTGAAAATGAGTTTGATGACATCTGTGCTGAATGGAAAGACAAGCTGCAAGTTCCAAGTGACAAATTTAGTGAAGATTGCTCTAGAGATTTGCTGGAGGTGTGCACACACATCCTACTCTTCTGAGGTTAACCTGGGGTCAAAGCAAATCGAAGGGTATGAACCTGAAGACCTCATCTCCTGCATTGAGAGCAAATGCTATCTGAGGCAATTTGGAAGATTCTTTGCAAACTTCACATGGAACAAAATGAGGAAGGAGGACAGACCCCCAGCCAAGTGGGAACAAGTGACTAT</text:p>
      <text:p text:style-name="Preformatted_20_Text">&gt;IEGWB1302HE44A|S2-8_A69|I-GH409Da-t/CF11BDX|I-GH409Da-t/CF11BDX</text:p>
      <text:p text:style-name="Preformatted_20_Text">CCGATAACCTGTTTGCTACTTTCAAATTTGAACTTTAAAGTCGAAAGTCAAAAGGTGGACAAAGTTAAGATTGAAAACATTTTCCCTTCAGAACCTGTTGGGCAAGTTATCTGCCTTGATTCCGAGGTGGAAAGTCTGTGCAAGAGTTACTGTTTGGATTACTTGACTCCCTGTGAGGCGCAAGGTAAAACTTTCAAGGAGGTCACTGTTCTCACTTCAACTTTACTTTGTGAGATTCCAAGAGTGCCGCTATACATAGCTTTGACTAGGCATAGCGATCTGCTGCTCATTCTGACTCCTTATCCCAACAATGCCATTGGTAGCACCTCCTGATCATACGCGAACTTATCAATTAATTGCT</text:p>
      <text:p text:style-name="Preformatted_20_Text">&gt;IEGWB1302GUJ6T|S2-8_A69|I-GH409Da-t/CF11BDX|I-GH409Da-t/CF11BDX</text:p>
      <text:p text:style-name="Preformatted_20_Text">CCGATAACCTGTTTGCTACTTTCAAATTTGAACTTTAAAGTACGAAAGTACAAAAGGTGGACAAAGTTAAGATTGAAAACATTTTCCCTTCAGAACCTGTTGGGCAAGTTATCTGCCTTGATTCCGAGGTGGAAAGTCTGTGCAAGAGTTACTGTTTGGATTACTTGACTCCCTGTGGGGCGCAAGGTAAAACTTTCAAGGAGGTCACTGTTCTCACTTCAACTTTACTTTGTGAGATTCCAAGAGTGCCGCTATACATAGCTTTGACTAGGCATAGCGATCTGCTGCTCATTCTGACTCCTTATCCCAACAATGCCATTGGTAGCACCTCCTGATCATACGCGAACTTATCAATTAATTGCTATTGGTGCTTCTCTTGCTGCCTT</text:p>
      <text:p text:style-name="Preformatted_20_Text">&gt;IEGWB1302I32T8|S2-8_A69|I-GH409Da-t/CF11BDX|I-GH409Da-t/CF11BDX</text:p>
      <text:p text:style-name="Preformatted_20_Text">TTCCTGAATTTGAGTCATTTGACAATATTATCTCTGAAAATGAGTTTGATGACATCTGTGCTGAATGGAAAGACAAGCTGCAAGTTCCAAGTGACAAATTTGTGAAGATTGCTCTAGAGATTTGCTGGAGGTGTGCACACACATCCTACTCTTCTGAGGTTAACCTGGGGTCAAAGCAAATCGAAGGGTATGAACCTGAAGACCTCATCTCCTGCATTGAGAGCAAATGCTATCTGAGGCAATTTGGAAGATTCTTTGCAAACTTCACACGGAACAAAATGAGGAAGGAGGACAGACCCCCAGCCAAGTGGGAACAAGTGACTAT</text:p>
      <text:p text:style-name="Preformatted_20_Text">&gt;IEGWB1301ANF5S|S2-8_A69|I-GH409Da-t/CF11BDX|I-GH409Da-t/CF11BDX</text:p>
      <text:p text:style-name="Preformatted_20_Text">AGTGGTTTGACCTGATCTTATTCCATGTTAGGGGTGCTGAAATGCCGCCTATTTTGCTTGCTGGCGATCCATTGCAAAGTGACTATGATTCTCAAAGCGATAGGCTCAACTTGGAAGAGCTTGGTAGGGACATTGACAATGTTTTGAGAGGTAAATCATACTGTTACAATGTCTTGTCCAGAAGGTTTCAAAATCAAA</text:p>
      <text:p text:style-name="Preformatted_20_Text">&gt;IEGWB1301BUUM3|S2-8_A69|I-GH409Da-t/CF11BDX|I-GH409Da-t/CF11BDX</text:p>
      <text:p text:style-name="Preformatted_20_Text">GCACATCTGCGCGGAATGGGAGGACAAACTGCAGGTTCCAAGTGATAAGTTTGTGAAGATTGCTCTCGAGATCTGCTGGAGGTGTGCACACACATCCTACTCTTCTGAGGTTAATCTAGGGTCAAAACAAATTGAAGGGTATGAACCTGAGGATCTCATCTCCTGCATTGAGAGCAAGTGCTACTTGAGGCAGTTTGGAAGATTTTTTGCAAACTTCACGTGGAACAAAATGAGAAA</text:p>
      <text:p text:style-name="Preformatted_20_Text">&gt;IEGWB1302HFSHG|S2-8_A69|I-GH409Da-t/CF11BDX|I-GH409Da-t/CF11BDX</text:p>
      <text:p text:style-name="Preformatted_20_Text">TCCGAGTGAGTCGTGGAGTTAAACCGAAAAGCGACAGGCTTAAGATCAAGAAAAGAAATGCTGGATGAAATCTCTGAGTTTGAATCATTTGACAATGTTATTTCTGAAAGTGAGTTTGATGACATCTGCGCGGAATGGAAGGACAAACTGCAGGTTCCAAGTGATAAGTTTGTGAAGATTGCTCTCGAGATCTGCTGGAGGTGTGCACACGCATCCTACTCTTCTGAGGTTAATCTAGGGTCAAAACAAATTGAAGGGTATGAACCTGAGGATCTCATCTCCTGCATTGAGAGCAAGTGTTACTTGAGGCAGTTTGGAAGTATTTTTTGCAA<text:soft-page-break/>ACTTCACGTGGAACAAAATGAGAAA</text:p>
      <text:p text:style-name="Preformatted_20_Text">&gt;IEGWB1301A67VP|S2-8_A69|I-GH409Da-t/CF11BDX|I-GH409Da-t/CF11BDX</text:p>
      <text:p text:style-name="Preformatted_20_Text">TCCGAGTGAGTCGTGGAGTTAAACCGAAAAGCGACAGGCTTAAGATCAAGAAAGAAATGCTGGATGAAATCTCTGAGTTTGAATCATTTGACAATGTTATTTCTGAAAGTGAGTTTAATGACATCTGCGCGGAATGGAAGGACAAACTGCAGGTTCCAAGTGATAAGTTTGTGAAGATTGCTCTCGAGATCTGCTGGAGGTGTGCACACACATCCTACTCTTCTGAGGTTAATCTAGGGTCAAAACAAATTGAAGGGTATGAACCTGAGGATCTCATCTCCTGCATTGAGAGCAAGTGTTACTTGAGGCAGTTTGGAAGATTTTTTTGCAAACTTCACGTGGAACAAAATGAGAAA</text:p>
      <text:p text:style-name="Preformatted_20_Text">&gt;IEGWB1301DEVON|S2-8_A69|I-GH409Da-t/CF11BDX|I-GH409Da-t/CF11BDX</text:p>
      <text:p text:style-name="Preformatted_20_Text">TGAGGTGGAAAGAAGGGAGCATGTCGAGGAGTCAAACCGAAAAATGAGAGGTTAAAAATCAAGAAAGAGATGTTGGATGAAATTCCTGAATTTGAGTCATTTGACAAT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</text:p>
      <text:p text:style-name="Preformatted_20_Text">&gt;IEGWB1302FQQKS|S2-8_A69|I-GH409Da-t/CF11BDX|I-GH409Da-t/CF11BDX</text:p>
      <text:p text:style-name="Preformatted_20_Text">GATTTGCGCGCGGAATGGAAGGACAAACTACAGGTTCCAAGTGATAAGTTTGTAAAGATTGCTCTCGAGATCTGCTGGAGGTGTGCACACACATCCTACTCTTCTGAGGTTAATCTAGGGTCAAAGCAAATTGAAGGGTATGAACCTGAGGATCTCATCTCCTGCATTGAGAGCAAGTGCTACTTGAGGCAGTTTGGAAG</text:p>
      <text:p text:style-name="Preformatted_20_Text">&gt;IEGWB1302GXBDO|S2-8_A69|I-GH409Da-t/CF11BDX|I-GH409Da-t/CF11BDX</text:p>
      <text:p text:style-name="Preformatted_20_Text">GCACATCTGCGCGGAATGGGAGGACAAACTGCAGGTTCCAAGTGATAAGTTTGTGAAGATTGCTCTCGAGATCTGCTGGAGGTGTGCACACACATCCTACTCTTCTGAGGTTAATCTAGGGTCAAAACAAATTGAAGGGTATGAACCTGAGGATCTCATCTCCTGCATTGAGAGCAAGTGTTACTTGAGGCAGTTTGGAAGATTTTTTGCAAACTTCACGTGGAACAAAATGAGAAA</text:p>
      <text:p text:style-name="Preformatted_20_Text">&gt;IEGWB1301BN2C4|S2-8_A69|I-GH409Da-t/CF11BDX|I-GH409Da-t/CF11BDX</text:p>
      <text:p text:style-name="Preformatted_20_Text">GAGATGTTG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AAGGAGGACAGACCCCCAGCCAAGTGGGAACAAGTGACTAT</text:p>
      <text:p text:style-name="Preformatted_20_Text">&gt;IEGWB1301CCFBM|S2-8_A69|I-GH409Da-t/CF11BDX|I-GH409Da-t/CF11BDX</text:p>
      <text:p text:style-name="Preformatted_20_Text">ATGAGGTGGAAAGAAGGGAGCATGTCGAGGAGTCAAACCGAAAAATGAGAGGTTAAAAATCAAGAAAGAGATGTTA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GAGGAGGACAGACCCCCAGCCAAGTGGGAACAAGTGACTAT</text:p>
      <text:p text:style-name="Preformatted_20_Text">&gt;IEGWB1301C2BFV|S2-8_A69|I-GH409Da-t/CF11BDX|I-GH409Da-t/CF11BDX</text:p>
      <text:p text:style-name="Preformatted_20_Text">ATGAGGTGGAAAGAAGGGAGCATGTCGAGGAGTCAAACCGAAAAAATGAAGAGGTTAAAAATACAAGAAAGAGATGTTAGATGAAATTCCTGAATTTGAGTCATTTGACAATATTATCTCTGAAAATGAGTTTGATGACATCTGTGCTGAATGGAAAGACAAGCTGCAAGTTCCAAGTGACAAATTTGTGAAGATTGCTCTAGAGATTTGCTGGAGGTGTGCACACACATCCTACTCTTCTGAGGTTAACCTGGGGTCAAAGCAAATCGAAGGGTATGAACCTGAAGACCTCATCTCCTGCATTGAGAGCAAATGCTATCTGAGGCAATTTGGAAGATTCTTTGCAAACTTCACATGGAACAAAATGAGGGAGGAGGACAGACCCCCAGCCAAGTGGGAACAAGTGACTAT</text:p>
      <text:p text:style-name="Preformatted_20_Text">&gt;IEGWB1301DDIW9|S2-8_A69|I-GH409Da-t/CF11BDX|I-GH409Da-t/CF11BDX</text:p>
      <text:p text:style-name="Preformatted_20_Text">CTGAGTTTGAATCATTTGACAATTGTTATTTCTGAAAGTGAGTTTGATGACATCTGCGCGGAATGGAAGGACAAACTGCAGGTTCCAAGTGATAAGTTTGTGAAGATTGCTCTCGAGATCTGCTGGAGGTGTGCACACACATCCTACTCTTCTGAGGTTAATCTAGGGTCAAAACAAATTGAAGGGTATGAACCTGAGGATCTCATCTCCTGCATTGAGAGCAAGTGTTACTTGAGGCAGTTTGGAAGTATTTTTTGCAAACTTCACGTGGAAACAAAATGAGAAA</text:p>
      <text:p text:style-name="Preformatted_20_Text">&gt;IEGWB1301B7ZK6|S2-8_A69|I-GH409Da-t/CF11BDX|I-GH409Da-t/CF11BDX</text:p>
      <text:p text:style-name="Preformatted_20_Text">AGTGGTTTGACCTGATCTTATTCCATGTTAGGGGTGCTGAAATGCCGCCTATTTTGCTTGCTGGCGATCCATTGCAAAGTGACTATGATTCTCAAAGCGATAGGCTCAACTTGGAAGAGCTTGGTAGGGACATTGACAATGTTTTGAGAGGTAAATCATACTGTTACAATGTCTTGTCCAGAAGGTTTCAAAAATCAAATTTTTAATAAAAGAATTCCAGGGCATCTTAAAATTGATAACGCATTGGTGAAGGAATGGAATTTCATTAGTCTGGACAGTTTTGCCAAGAGCAGTGGAATTGATGCATTACTGGTTTCAAGTTTCAATAGAAAAAAAAAAGCTATGCTTGTGTACTTCAGG</text:p>
      <text:p text:style-name="Preformatted_20_Text">&gt;IEGWB1301CBQFR|S2-8_A69|I-GH409Da-t/CF11BDX|I-GH409Da-t/CF11BDX</text:p>
      <text:p text:style-name="Preformatted_20_Text">TCCGAGTGAGTCGTGGAGTTAAACCGAAAAGACGACAGGCTTAAGATCAAGAAAGAAATGCTGGATGAAATCTCTGAGTTTGAATCATTTGACAATGTTATTTCTGAAAGTGAGTTTGATGACATCTGCGCGGAATGGAAGGACAAACTGCAGGTTCCAAGTGATAAGTTTGTGAAGATTGCTCTCGAGATCTGCTGGAGGTGTGCACACACATCCTACTCTTCTGAGGTTAATCTAGGGTCAAAACAAATTGAAGGGTATGAACCTGAGGATCTCATCTCCTGCATTGAGAGCAAGTGTTACTTGAGGCAGTTTGGAAGATTTTTTGCAAACTTCACGTGGAACAAAATGAGAAA</text:p>
      <text:p text:style-name="Preformatted_20_Text">&gt;IEGWB1301EBTQF|S2-8_A69|I-GH409Da-t/CF11BDX|I-GH409Da-t/CF11BDX</text:p>
      <text:p text:style-name="Preformatted_20_Text">GCACATCTGCGCGGAATGGGAGGACAAACTGCAGGTTCCAAGTGATAAGTTTGTGAAGATTGCTCTCGAGATCTGCTGGAGGTGTGCACACACATCCTACTCTTCTGAGGTTAATCTAGGGTCAAAACAAATTGAAGGGTATGAACCTGAGGATCTCATCTCCTGC<text:soft-page-break/>ATTGAGAGCAAGTGCTACTTGAGGCAGTTTGGAAGATTTTTTTGCAAACTTCACGTGGAACAAAATGAGAAA</text:p>
      <text:p text:style-name="Preformatted_20_Text">&gt;IEGWB1301BP93J|S2-8_A69|I-GH409Da-t/CF11BDX|I-GH409Da-t/CF11BDX</text:p>
      <text:p text:style-name="Preformatted_20_Text">TCCGAGTGAGTCGTGGAGTTAAACCGAAAAGCGACAGGCTTAAGATCAAGAAAGAAATGCTGGATGAAATCTCTGAGTTTGAATCATTTGACAATGTTATTTCTGAAAGTGAGTTTGATGACATCTGTGCGGAATGGAAGGACAAACTGCAGGTTCCAAGTGATAAGTTTGTGAAGATTGCTCTCGAGATCTGCTGGAGGTGTGCACACACATCCTACTCTTCTGAGGTTAATCTAGGGTCAAAACAAATTGAAGGGTATGAACCTGAGGATCTCATCTCCTGCATTGAGAGCAAGTGTTACTTGAGGCAGTTTGGTAAGTATTTTTTGCAAACTTCACGTGGAACAAAATGAGAAA</text:p>
      <text:p text:style-name="Preformatted_20_Text">&gt;IEGWB1301D0MAH|S2-8_A69|I-GH409Da-t/CF11BDX|I-GH409Da-t/CF11BDX</text:p>
      <text:p text:style-name="Preformatted_20_Text">TCCGAGTGAGTCGTGGAGTTAAACCGAAAAGACGACAGGCTTAAGAATCAAGAAAGAAATAGCTGGATGAAATCTCTGAGTTTGAATCATTTGACAATGTTATTTCTGAAAGTGAGTTTGATGACATCTGCGCGGAATGGAAGGACAAACTGCAGGTTCCAAGTGATAAGTTTGTGAAGATTGCTCTCGAGATCTGCTGGAGGTGTGCACACACATCCTACTCTTCTGAGGTTAATCTAGGGTCAAAACAAATTGAAGGGTATGAACCTGAGGATCTCATCTCCTGCATTGAGAGCAAGTGTTACTTGAGGCAGTTTGGAAGTATTTTTTGCAAACTTCACGTGGAACAAAATGAGAAA</text:p>
      <text:p text:style-name="Preformatted_20_Text">&gt;IEGWB1301EQ6JR|S2-8_A69|I-GH409Da-t/CF11BDX|I-GH409Da-t/CF11BDX</text:p>
      <text:p text:style-name="Preformatted_20_Text">GATTTGCGCGCGGAATGGAAGGACAAACTGCAGGTTCCAAGTGATAAGTTTGTGAAGATTGCTCTCGAGATCTGCTGGAGGTGTGCACACACATCCTACTCTTCTGAGGTTAATCTAGGGTCAAAACAAATTGAAGGGTATGAACCTGAGGATCTCATCTCCTGCATTGAGAGCAAGTGTTACTTGAGGCAGTTTGGAAGATTTTTTGCAAACTTCACGTGGAACAAAATGAGAAA</text:p>
      <text:p text:style-name="Preformatted_20_Text">&gt;IEGWB1302IWDKO|S2-1_A96|I-BJ398Dr-5/3|I-BJ398Dr-5/3</text:p>
      <text:p text:style-name="Preformatted_20_Text">AGTTCGTGATGTTGTTCAACAACCTTCCTCAAATGTATCAGACAAGCAGATTAAAAGAGGAGGAAAAAAGAGTGTTTGCCGTGGGGTAAAGCCGAAGAGTGAAAGGCTGAAAATTAAGAAGGAAATGCTTGATGAAGTCCCTGAGTTTGAATCATTCGATAATATTATCTCTGAGAGTGAGTTTGATGATATTTGTGCTGAATGGAAGGAGAAATTACAAGTTCCAGATGACAAATTTGTTAAAATTGCACTTGAAATCTGCTGGAGATGTGCACACACGTCCTACTCTTCTGAGGTCAACCTTGGATCAATTCAGATAGAGGGGTATGAGCCTGAAGATTTAATCTCCTGCATCGAGAGCAAATGCTATTTGAGGCAGTTTGGAAGATTCTTTGCTAACTTCACCTGGAACAAAATGAGGAAAGAAAACAAACCCCAGCCAAGCGGGAACAAGTAACCATTAAGAGGTATGCTATGGCtcg</text:p>
      <text:p text:style-name="Preformatted_20_Text">&gt;IFTYA1L02HPXXE|S2-1_A96|I-BJ398Dr-5/3|I-BJ398Dr-5/3</text:p>
      <text:p text:style-name="Preformatted_20_Text">CGCTCTCCTGCATCGAGAGCAAATGCTATTTGAGGCAGTTTGGAAGATTCTTTGCTAACTTCACCTGGAACAAAATGAGGAAAGAAAACAAACCCCCAGCCAAGTGGGAACAAGTAACCATTAAGAGGTATGCTATGGCTGCCTTTGAATGTATTGAAGCAGTTGGATCTGCTGGGGCGCTGGAGCCTGAGGAGGGTGTCATCAAACCACCAACACAGAAGCTATTAAGGGTGGCTGCGCAGATTAAAGAGAATAAACTTATGAAGGCTGATAATCTTGAAATTAAAAGTGGTTCAACCAGTTCATACATAACAGGT</text:p>
      <text:p text:style-name="Preformatted_20_Text">&gt;IEGWB1301D6J2L|S2-8_A69|I-GH409Da-t/CF11BDX|I-GH409Da-t/CF11BDX</text:p>
      <text:p text:style-name="Preformatted_20_Text">TCCGAGTGAGTCGTGGAGTTAAACCGAAAAGCGACAGGCTTAAGATCAAGAAAGAAATGCTGGATGAAATCTCTGAGTTTGAATCATTTGACAATGTTATTTCTGAAAGTGAGTTTGATGACATCTGCGCGGAATGGAAGGACAAACTGCAGGTTCCAAGTGATAAGTTTGTGAAGATTGCTCTCGAGATCTGCTGGAGGCGTGCACACACATCCTACTCTTCTGAGGTTAATCTAGGGTCAAAACAAATTGAAGGGTATGAACCTGAGGATCTCATCTCCTGCATTGAGAGCAAGTGTTACTTGAGGCAGTTTGGAAGTATTTTTTGCAAACTTCACGTGGAACAAAATGAGAAA</text:p>
      <text:p text:style-name="Preformatted_20_Text">&gt;IEGWB1301CDFQL|S2-8_A69|I-GH409Da-t/CF11BDX|I-GH409Da-t/CF11BDX</text:p>
      <text:p text:style-name="Preformatted_20_Text">TCCGAGTGAGTCGTGGAGTTAAACCGAAAAGCGACAGGCTTAAGATCAAGAAAGAAATGCTGGATGAAATCTCTGAGTTTGAATCATTTGACAATGTTATTTCTGAAAGTGAGTTTGATGACATCTGCGCGGAATGGAAGGACAAACTGCAGGTTCCAAGTGATAAGTTTGTGAAGATTGCTCTCGAGATCTGCTGGAGGTGTGCACACACATCCTACTCTTCTGAGGTTAATCTAGGGTCAAAACAAATTGAAGGGTATGAACCTGAGGATCTCATCTCCTGCATTGAGAGCAAGTGTTACTTGAGGCA</text:p>
      <text:p text:style-name="Preformatted_20_Text">&gt;IEGWB1301DH88T|S2-8_A69|I-GH409Da-t/CF11BDX|I-GH409Da-t/CF11BDX</text:p>
      <text:p text:style-name="Preformatted_20_Text">aatgaaggtggaaagaagggagcatgtcgaggagtcaaaccgaaaatgagaggttaaaaatcaagaaagaGATGTTGGATGAAATTCCTGAATTTGAGTCATTTGACAATATTATCTCTGAAAATGAGTTTGATGACACCTGTGCTGAATGGAAAGACAAGCTGCAAGTTCCAAGTGACAAATTTGTGAAGATTGCTCTAGAGATTTGCTGGAGGTGTGCACACACATCCTACTCTTCTGAGGTTAACCTGGGGTCAAAGCAAATCGAAGGGTATGAACCTGAAGACCTCATCTCCTGCATTGAGAGCAAATGCTATCTGAGGCAATTTGGAAGATTCTTTGCAAACTTCACATGGAACAAAATGAGGAAGGAGGACAGACCCCCAGCCAAGTGGGAACAAGTGACTAT</text:p>
      <text:p text:style-name="Preformatted_20_Text">&gt;IEGWB1301D94IS|S2-8_A69|I-GH409Da-t/CF11BDX|I-GH409Da-t/CF11BDX</text:p>
      <text:p text:style-name="Preformatted_20_Text">CCGATAACCTGTTTGCTACTTTCAAATTTGAACTTTAAAGTACGAAAGTCAAAAGGTGGACAAAGTTAAGATTGAAAACATTTTCCCTTCAGAACCTGTTGGGCAAGTTATCTGCCTTGATTCCGAGGTGGAAAGTCTGTGCAAGAGTTACTGTTTGGATTACTTGACTCCCTGTGAGGCGCAAGGTAAAACTTTCAAGGAGGTCACTGTTCTCACTTCAACTTTACCTTGTGAGATTCCAAGAGTGCCGCTATACATAGCTTTGACTGGGCATAGCGATCTGCTGCTCATTCTGACTCCTTATCCCAACAATGCCATTGGTAGCACCTCCTGATCATACGCGAACTTATCAATTAATTGCTATTGGTGCTTCTCTTGCTGCCTTACTCTTCATTTTGACTAGGAGCACTTTACCGCACGCA</text:p>
      <text:p text:style-name="Preformatted_20_Text">&gt;IEGWB1301EY0WR|S2-8_A69|I-GH409Da-t/CF11BDX|I-GH409Da-t/CF11BDX</text:p>
      <text:p text:style-name="Preformatted_20_Text">ATGAGGTGGAAAGAGGGGAGCATGTCGAGGAGTCAAACCGAAAAATGAGAGGTTAAAAATCAAGAAAGAGATGTTGGATGAAATTCCTGAATTTGAGTCATTTGACAATATTATCTCTGAAAATGAGTTTGATGACATCTGTGCTGAATGGAAAGACAAGCTGCAAGTTCCAAGTGACTAAATTTGTGAAGATTGCTCTAGAGATTTGCTGGAGGTGTGCACACACATCCTACTCTTCTGAGGTTAACCTGGGGTCAAAGCAAATCGAAGGGTATGAACCTGAAGACCTCATCTCCTGCATTGAGAGCAAATGCTATCTGAGGCAATTTGGAAGATTCTTTGCAAACTTCACATGGAACAAAATGAGGAAGGAGGACACGACCCCCAGCCAAGTGGGAACAAGTGACTAT</text:p>
      <text:p text:style-name="Preformatted_20_Text"><text:soft-page-break/>&gt;IEGWB1301EW961|S2-8_A69|I-GH409Da-t/CF11BDX|I-GH409Da-t/CF11BDX</text:p>
      <text:p text:style-name="Preformatted_20_Text">ATGAGGTGGAAAGAAGGGAGCATGTCGAGGAGTCAAACCGAAAAATGAGAGGTTAAAAATCAAGAAAGAGATGTTGGATGAAATTCCTGAATTTGAGCCATTTGACAATATTATCTCTGAAAATGAGTTTGATGACATCTGTGCTGAATGGAAAGACAAGCTGCAAGTTCCAAGTGACAAATTTGTGAAGATTGCTCTAGAGATTTGCTGGAGGTGTGCACACACATCCTACTCTTCTGAGGTTAACCTGGGGTCAAAGCAAATCGAAGGGTATGAACCTGAAGACCTCATCTCCTGCATTGAGAGCAAATGCTATCTGAGGCAATTTGGAAGATTCTTTGCAAACTTCACATGGAACAAAATGAGGAAGGAGGACACGACCCCCAGCCAAGTGGGAACAAGTGACTAT</text:p>
      <text:p text:style-name="Preformatted_20_Text">&gt;IEGWB1301BHHMW|S2-8_A69|I-GH409Da-t/CF11BDX|I-GH409Da-t/CF11BDX</text:p>
      <text:p text:style-name="Preformatted_20_Text">AGTGGTTTGACCTGATCTTATTCCATGTTAGGGGTGCTGAAATGCCGCCTATTTTGCTTGCTGGCGATCCATTGCGAAGTGACTATGATTCTCAAAGCGATAGGCTCAACTTGGAAGAGCTTGGTAGGGACATTGACAATGTTTTGAGAGGTAAATCATACTGTTACAATGTCTTGTCCAGAAGGTTTCAAAATCAAATTTTTAATAAAAGAATTCCAGGGCATCTTAAAATTGATAACGCATTGGTGAAGGAATGGAATTTCATTAGTCTGGACAGTTTTGCCAAGAGCAGTGGAATTGATGCATTACTGGTTTCAAGTTTCAATGAAAAAAAAAGCTATGCTTGTGTACTTCAGG</text:p>
      <text:p text:style-name="Preformatted_20_Text">&gt;IEGWB1302HXS4K|S2-8_A69|I-GH409Da-t/CF11BDX|I-GH409Da-t/CF11BDX</text:p>
      <text:p text:style-name="Preformatted_20_Text">TCCGAGTGAGTCGTGGAGTTAAACCGAAAAGCGACAGGCTTAAGATCAAGAAAGAAATGCTGGATGAAATCTCTGAGTTTGAATCATTTGACAATGTTATTTCTGAAAGTGAGTTTGATGACATCTGCGCGGAATGGAAGGACAAACTGCAGGTTCCAAGTGATAAGTTTGTGAAGATTGCTCTCGAGATCTGCTGGAGGTGTGCACACACATCCTACTCTTCTGAGGTTAATCTAGGGTCAAAACAAATTGAAGGGTATGAACCTGAGGATCTCATCTCCTGCATTGAGAGCAAGTGTTACTTGAGGCAGTTTGGAAGTATTTTTGCAAACTTCACGTGGAAACAAAATGAGAAA</text:p>
      <text:p text:style-name="Preformatted_20_Text">&gt;IFTYA1L02HON7L|S2-1_A94|I-GP425Dc-5/7|I-GP425Dc-5/7</text:p>
      <text:p text:style-name="Preformatted_20_Text">CATGCTTCACCCTTTCTTTGGGATTTATGGGTCTGGGAAAACATATCAATTCAAGAATCTTGCAACGAAAAACCGTAACTGTTACTTTTCCTACATAACTCCAAGAAGGAAATTAGCTGAGCAAGTTTCAGAAGAGCTTCAAATTTCAAATCAGTTCACTAAAATTCACCCAAAGAGTGCTAAGTGCAGGAATGTAAGAATTTTCACTTTGGAGGTTGCACTTCTTCACTTTCAAAAAGTGTTGAGTTCATCTATGATCATTTTAGACGAATTTCAGTTGTACCCCCAGGATACCTTGACCTAATCTTATTTCATGTTAGAGGTACTGAAATGCCGCCAATCTTGCTTGCTGGAGACCCATTGCAAAGTGATTATGATTCTCAGAGTGACAGGCTTAA</text:p>
      <text:p text:style-name="Preformatted_20_Text">&gt;IFTYA1L02GFVXM|S2-1_A94|I-GP425Dc-5/7|I-GP425Dc-5/7</text:p>
      <text:p text:style-name="Preformatted_20_Text">GCTCCTAGGGGTGGGAAGAAGGGCGTGTGTCGCGGAGTCAAAACCAAAAAGTGAAAGGCTCAGAATCAAAAAAGGAGATGTTGGACGAGATTCCCGAATTTGAATCATTCGACAACATCATCTCTGAGAGTGAGTTTGATGACATTTGTGCCGAATGGAAGGATAAACTGCAAGTTCCAAGTGACAAATTTGTAAAGATTGCCCTTGAAATCTGCTGGAGGTGTGCACACACCTCATACTCTTCAGAAGTTAATTTGGGCTCAATACAGATTGAGGGTATGAGCCTGAGGATCTTATCTCCTGCATTGAGAGTAAGTGCTATCTGAGGCAGTTTGGAAGATTCTTTGCCAACTTCACTTGGGATAAGATGAGGAGGAAGATAAACCCCAGACCAAATGGGAGCAAGTGACCATACAAAAGGTATGCAATGGCTGCCTTTGAGTGCATTGATGCGGTT</text:p>
      <text:p text:style-name="Preformatted_20_Text">&gt;IEGWB1301C902A|S2-1_A94|I-GP425Dc-5/7|I-GP425Dc-5/7</text:p>
      <text:p text:style-name="Preformatted_20_Text">GGAGATGTTGGACGAGATTCCCGAATTTGAATCATTCGACAACATCATCTCTGAGAGTGAGTTTGATGACATTTGTGCCGAATGGAAGGATAAACTGCAAGTTCCAAGTGACAAATTTGTAAAGATTGCCCTTGAAATCTGCTGGAGGTGTGCACACACCTCATACTCTTCAGAAGTTAATTTGGGCTCAATACAGATTGAGGGTATGAGCCTGAGGATCTTATCTCCTGCATTGAGAGTAAGTGCTATCTGAGGCAGTTTGGAAGATTCTTTGCCAACTTCACTTGGAATAAGATGAGGAAGGAAGATAAACCCCCAGCCAAATGGGAGCAAGTGACCATCAAAAGGTATGCAATGGCTGCCTTTGAGTGCATTGATGCGGTTGGTTCTGCTG</text:p>
      <text:p text:style-name="Preformatted_20_Text">&gt;IEGWB1301DUT6I|S2-3_A94|I-GP425Dc-5/7|I-GP425Dc-5/7</text:p>
      <text:p text:style-name="Preformatted_20_Text">CCATGCTTCACCCTTTCTTTGGGATTTATGGGTCTGGGAAAACATATCAATTCAAGAATCTTTGCAACGTAAAAACCGTAACTGTTACTTTTCCTACATAACTCCAAGAAggaaattagctgagacaagtttcagaagagcttcaaactttcaaatcagttcaactaaaattcacccaaagagtagactaagtgcaggaatgtaagaattttcactttggaggttgcacttcttacactttcaaaaagtgttgagttcatctatgatcacttttagacgaatttcagttgtaccccccaggataccttgacctaatcttatttcatgttagaggtactgaaattggccgccaatacttgcttgctggagacccattgcaaagtgattatgattctctaga</text:p>
      <text:p text:style-name="Preformatted_20_Text">&gt;IFTYA1L02HUR39|S2-3_A94|I-GP425Dc-5/7|I-GP425Dc-5/7</text:p>
      <text:p text:style-name="Preformatted_20_Text">CATGCTTCACCCTTTCTTTGGGATTTATGGGTCTGGGAAAGCATATCAATTCAAGAATCTTGCACGAAAAACCGTAACTGTTACTTTTCCTACATAACTCCAAGAAGGAAATTAGCTGAGCAAGTTTCAGAAGAGCTTCAAATTTCAAATCAGTTCACTAAAATTCACCCAAAGAGTGCTAAGTGCAGGAATGTAAGAATTTTCACTTTGGAGGTTGCACTTCTTCACTTCCAAAAAGTGTTGAGTTCATCTATGATCATTTTAGACGAATTTCAGTTGTACCCCCCCAGGATACCTTGACCTAATCTTATTTCATGTTAGAGGTACTGAAATGCCGCCAATCTTGCTTGCTGGAGACCCATTGCAAAGTGATTATGATTCTCAGAGTGACAGGCTTAAACAG</text:p>
      <text:p text:style-name="Preformatted_20_Text">&gt;IEGWB1301CIPWL|S2-3_A94|I-GP425Dc-5/7|I-GP425Dc-5/7</text:p>
      <text:p text:style-name="Preformatted_20_Text">AGTCGCTCCACAAGAGTTTGAATTGCAATCTTTTGAATCTTGAGTCTAAGAGGTTTGGAAAGGAGACTTGTTTGCTACTCTCGAGTTTGGGTTTTAAAGTTGAGAGCAAAAAAGCTGATAAAGTCAAAGTTGAGAACATTTTTCCTTCAGAGCCTgtagggcgagccg</text:p>
      <text:p text:style-name="Preformatted_20_Text">&gt;IEGWB1301EDL8W|S2-3_A94|I-GP425Dc-5/7|I-GP425Dc-5/7</text:p>
      <text:p text:style-name="Preformatted_20_Text">TATCTTCTCAAAACATCAAAAATTGTAACTAAAAGTGGGTTGACGTATTCATTAGACATAATTCAGTCAAAATTCGCCCACCATCTAATATCTATAACCCTTTGTGACAAAGTTACTGATAAAATTCGAAAATTTGGGTCCTTTGAAGCAATTGAATTTAAAGATAATTGTGCGCTCTCAAACAAAATCAAAAAATGTTATCCAATTAGTTTTGATGTGGTGAAGAGA</text:p>
      <text:p text:style-name="Preformatted_20_Text">&gt;IFTYA1L02GJKRL|S2-3_A96|I-BJ398Dr-5/3|I-BJ398Dr-5/3</text:p>
      <text:p text:style-name="Preformatted_20_Text">GGGGTGCCGTTTTGTTGACAAATTCAAGAGAGGTGAAACTTTAATTGTGCATGGTGTTCCTGGGTGTGGCAAAACAAGACTGC<text:soft-page-break/>TGAAAGAAATAATCGAGGAATTTGACTTTGTTGTTTGCTTCACTGCTGGTTCGGAAACATATAAAAGTCAGCTTGGAGGTGAAATAAACAAGGTTAGTGAAGACAGTGTTGTGCCTGACGGAAAGATAGGAATACCTGACGAATACAACATCTTTACTGGAGATCTTAGGAAATTCAAAGTTCTATTTGGAGACCCCTATCAGTCCGTTCATAGAAGTCCGAACTGCAATTTGTTGAATATAGAGTCAAAAAGGTTCGGGAA</text:p>
      <text:p text:style-name="Preformatted_20_Text">&gt;IFTYA1L02GKJ5K|S2-1_A81|I-GH409Da-5/6|I-GH409Da-5/6</text:p>
      <text:p text:style-name="Preformatted_20_Text">TATTTGTTCCATGTTAGAGGTGCTGAAATGCCACCGGTTCTGCTTGCTGGTGACCCATTGCAAAGTGACTATGATTCTCAAAGTGATAGACTCAATTTGGGAGAGCTTGGTAGAGACGTTGATAATGTTTTGAGAGGCAGATCATACTGTTATAATGTCTTATCCAGAAGGTTTCAAAATCAGATGTTCAACAAAAGAATTCCAGGGCATCTTAAGATCGATAATGCATTGGTCAAGGAATGGAATTTTATCAGTCTGGATACTTTCGCTAAAAGCAGTGGAATTGATGCATTACTAGTCTCAAGTTTTAATGAAAAGAAGGCAATGCTGGTGTATTTCAGGGGCCCGATTTTAACATTCGGTGAATCAACAGGTCTCACATTCAATTCTGTTGCTATACTCATTTCAGCTGATTCAGTGCATGTTAATGAGA</text:p>
      <text:p text:style-name="Preformatted_20_Text">&gt;IFTYA1L02JKS6G|S2-1_A81|I-GH409Da-5/6|I-GH409Da-5/6</text:p>
      <text:p text:style-name="Preformatted_20_Text">atgattctcaaagtgatagactcaatttggAAGAGCTTGGTAGAGACGTTGATAATGTTTTGAGAGGCAGATCATACTGTTATAATGTCTTATCCAGAAGGTTTCAAAATCAGATGTTCAACAAAAGAATTCCAGGGCATCTTAAGATCGATAATGCATTGGTCAAGGAATGGAATTTTATCAGTCTGGATACTTTCGCTAAAAGCAGTGGAATTGATGCATTACTAGTCTCAAGTTTTAATGAAAAGAAGGCAATGCTGGTGTATTTCAGGGGCCCGATTTTAACATTCGGTGAATCAACAGGTCTCACATTCAATTCTGTTGCTATACTCATTTCAGCTGATTCAGTGCATGTTAATGAGA</text:p>
      <text:p text:style-name="Preformatted_20_Text">&gt;IEGWB1301DN442|S2-1_A81|I-GH409Da-5/6|I-GH409Da-5/6</text:p>
      <text:p text:style-name="Preformatted_20_Text">GTTATAATGTCTTATCCAGAAGGTTTCAAAATCAGATGTTCAACAAAAGAATTCCAGGGCATCTTAAGATCGATAATGCATTGGTCAAGGAATGGAATTTTATCAGTCTGGATACTTTCGCTAAAAGCAGTGGAATTGATGCATTACTAGTCTCAAGTTTTAATGAAAAGAAGGCAATGCTGGTGTATTTCAGGGGCCCGATTTTAACATTCGGTGAATCAACAGGTCTCACATTCAATTCTGTTGCTATACTCATTTCAGCTGATTCAGTGCATGTTAATGAGA</text:p>
      <text:p text:style-name="Preformatted_20_Text">&gt;IEGWB1302GL36Q|S2-3_A94|I-GP425Dc-5/7|I-GP425Dc-5/7</text:p>
      <text:p text:style-name="Preformatted_20_Text">GCTCCTAGGGGTGGGAAGAAGGGCGTGTGTCGCGGAGTCAAACCAAAAAGTGAAAGGCTCAGAATCAAAAAGGAGATGTTGGACGAGATTCCCGAATTTGAATCATTCGACAACATCATCTCTGAGAGTGAGTTTGATGACATTTGTGCCGAATGGAAGGATAAACTGCAAGTTCCAAGTGACAAATTTGTAAAGATTGCCCTTGAAATCTGCTGGAGGTGTGCACACACCTCATACTCTTCAGAAGTTAATTTGGGCTCAATACAGATTGAGGGTATGAGCCTGAGGATCTTATCTCCTGCATTGAGAGTAAGTGCTATCTGAGGCAGTTTGGAAGATTCTTTGCCAACTTCACTTGGAATAAGATGAGGAAGGAGATAAACCCCCAGCCAAATGGGAGCAAGTGACCATCAAAAGGTATGCAATGGCTGCCTTTTGAGTGCATTGATGCGGTTGGTTCTGCggt</text:p>
      <text:p text:style-name="Preformatted_20_Text">&gt;IR32U6402GTL60|S3-2_A68|SP-1283|Yam-Guadeloupe-DA_11-146-D.cayenensis</text:p>
      <text:p text:style-name="Preformatted_20_Text">ACTTGAGTCGTGGAATCAAACCAAAAAATAGAAAGACTCAAAATTAAGAAGGAGATGCTGGATGAAATCCCCGAGTTTGAATCATTTGATAATATCATTTCTGAAAGTGAGTTTGATGACATCTGTGCTGAATGGAAAGACAAACTGCAGGTTCCGGATGACAAATTTGTGAAGATAGCTCTCGAAATCTGTTGGAGGTGTGCACACACATCTTACTCTTCTGAGGTCAATTTGGGATCAAAACAAATTGAAGGGTATGAACCTGAAGACCTCATTTCCTGTATAGAAAGCAAATGCTATTTGAGGCAGTTCGGGAGATTCTTTGCAAATTTCACGTGGAACGATGAAAAA</text:p>
      <text:p text:style-name="Preformatted_20_Text">&gt;IR32U6402FPO2O|S3-2_A68|SP-1283|Yam-Guadeloupe-DA_11-146-D.cayenensis</text:p>
      <text:p text:style-name="Preformatted_20_Text">atcatttgtaTAATATCATTTCTGAAAGTGAGTTTGATGACATCTGTGCTGAATGGAAAGACAAACTGCAGGTTCCGGANGACAAATTTGTGAAGATAGCTCTCGAAATCTGTTGGAGGTGTGCACACACATCTTACTCTTCTGAGGTCAATTTGGGATCAAAACAAATTGAAGGGTATGAACCTGAAGACCTCATTTCCTGTATAGAAAGCAAATGCTATTTGAGGCAGTTCGGGAGATTCTTTGCAAATTTCACGTGGAACGATGAAAAA</text:p>
      <text:p text:style-name="Preformatted_20_Text">&gt;IR32U6401BFQWI|S3-2_A68|SP-1283|Yam-Guadeloupe-DA_11-146-D.cayenensis</text:p>
      <text:p text:style-name="Preformatted_20_Text">ACTTGAGTCGTGGAATCAAACCAAAAAATGAAAGACTCAAAATTAAGAAGGAGATGCTGGATGAAATCCCCGAGTTTGAATCATTTGATAATATCATTTCTGAAAGTGAGTTTGATGACATCTGTGCTGAATGGAAAGACAAACTGCAGGTTCCGGATGACAAATTTGTGAAGATAGCTCTCGAAATCTGTTGGAGGTGTGCACACACATCTTACTCTTCTGAGGTCAATTTGGGATCAAAACAAATTGAAGGGTATGAACCTGAAGACCTCATTTCCTGTATAGAAAGCAAATGCTATTTGAGGCAGTTCGGGAGATTCTTTGCAAATTTCACGTGGAACGATGAAAAA</text:p>
      <text:p text:style-name="Preformatted_20_Text">&gt;IR32U6401D8AW5|S3-2_A68|SP-1283|Yam-Guadeloupe-DA_11-146-D.cayenensis</text:p>
      <text:p text:style-name="Preformatted_20_Text">actaagtagcaagagtggagagtgagaaaatagaataaatacttgtcactttggtaaattttactttagagacattctGTCCAAAGTGCCCATGAAACCAAATAAGAATGACCTTTATGCAGAGGAGGCCAGGCATGAATTTGAGATCAAAAAAATGAGCAAGCCAATTTCTGTCATTGAAAATCATAGTGAGAGAGT</text:p>
      <text:p text:style-name="Preformatted_20_Text">&gt;IR32U6402H2SVR|S3-2_A68|SP-1283|Yam-Guadeloupe-DA_11-146-D.cayenensis</text:p>
      <text:p text:style-name="Preformatted_20_Text">ACTTGAGTCGTGGAATCAAACCAAAAAATAGAAAGACTACAAAATTAAAGAAGGAGATGCTGGATGAAATCCCCGAGTTTGAATCATTTGATAATATCATTTCTGAAAGTGAGTTTGATGACATCTGTGCTGAATGGAAAGACAAACTGCAGGTTCCGGATGACAAATTTGTGAAGATAGCTCTCGAAATCTGTTGGAGGTGTGCACACACATCTTACTCTTCTGAGGTCAATTTGGGATCAAAACAAATTGAAGGGTATGAACCTGAAGACCTCATTTCCTGTATAGAAAGCAAATGCTATTTGAGGCAGTTCGGGAGATTCTTTGCAAATTTTCACGTGGAACGATGAAAAA</text:p>
      <text:p text:style-name="Preformatted_20_Text">&gt;IR32U6402J08O1|S3-2_A68|SP-1283|Yam-Guadeloupe-DA_11-146-D.cayenensis</text:p>
      <text:p text:style-name="Preformatted_20_Text">TGATGGCTGTTAAAAAGAGGTTAAAATTTTCAAGTGCAAGAGTGGAGAGTGAGAAAATGAATAAATACTTGCACTTTGGTAAATTTTTCTTAGAGACATTTCTGTCCAAAGTGCCCATGAAACCAAATAAGAATGACCTTTATGCAGAGGAGGCCAGGCATGAATT<text:soft-page-break/>TGAGATACAAAAAAATGAGCAAGCCAATTTCTGTCATTGAAAATCATAGTGAGAGAGT</text:p>
      <text:p text:style-name="Preformatted_20_Text">&gt;IR32U6402I2KA1|S3-2_A74|SP-1289|Yam-Guadeloupe-Grosse_caille_Guadeloupe-375-D.cayenensis</text:p>
      <text:p text:style-name="Preformatted_20_Text">TGTACGTGGGGTTAAACCGAAAAAGTGAGAGATTGAAAATTAAGAAGGAAATGCTGGAAGAAATCCCCGAATTTGAATCATTTGACAACATCATTTCTGAAAATGAATTTGATGACATTTGTGCTGAATGGAAAGATAAATTACAGGTTCCTAGTGATAAATTTGTAAAGATTGCTCTCGAAATTTGCTGGAGGTGTGCACACACATCCTACTCTTCAGAGGTTAATCTGGGATCCAAACAAATTGAAGGGTACGAGCCTGAAGATCTTATCTCCTGTATCGAGAGTAAATGCTATTTGAGACAGTTTGGAAGATTTTTTTGCCAATTTCACGCACGAGAT</text:p>
      <text:p text:style-name="Preformatted_20_Text">&gt;IR32U6402H45WX|S3-3_A36|SP-1347|Yam-Guadeloupe-IGNAME_POULE_JAUNE_G</text:p>
      <text:p text:style-name="Preformatted_20_Text">TGCATTGAGCGTAAATGTTATTTGAGACAGTTCGGAAGGTTTTTCGCCAACTTCACATGGAACAAAATGAGAAAGGAAAATAGGCCTCCAGCCAAGTGGGAACAGGTAACCATTAAAAGGTATGCAATGGCTGCCTTTGAGTGTATTGATGCAGTCGGTTCCGCTGGGGCTTTGGAGCCTGAGGAGGGTGTCATCAAACCACCAACACAGAAGCTGCTGAGGGTTGCCATGCAAATTAAAGAGAATAAGCTCATGAAGGCTGACAACTTGGAGGTTAAAAGTGGCTCAACCAGTTCATATATCACTGC</text:p>
      <text:p text:style-name="Preformatted_20_Text">&gt;IEGWB1301DZCHJ|S2-1_A81|I-GH409Da-5/6|I-GH409Da-5/6</text:p>
      <text:p text:style-name="Preformatted_20_Text">TATTTGTTCCATGTTAGAGGTGCTGAAATGCCACCGGTTCTGCTTGCTGGTGACCCATTGCAAAGTGACTATGATTCTCAAAGTGATAGACTCAATTTGGAAGAGCTTGGTAGAGACGTTGATAATGTTTTGAGAGGCAGATCATACTGTTATAATGTCTTATCCAGAAGGTTTCAAAATCAGATGTTCAACAAAAGAATTCCAGGGCATCTTAAGATCGATAATGCATTGGTCAAGGAATGGAATTTTATCAGTCTGGATACTTTCGCTAAAAGCAGTGGAATTGATGCATTACTAGTCTCAAGTTTTAATGAAAAGAAGGCAATGCTGGTGTATTTCAGGGGCCCGATTTTAACATTCGGTGAATCAACAGGTCTCACATTCAATTCTGTTGCTATACTCATTTCAGCTGATTCAGTGCATGTTAATGAGA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6:21:20.586813458</dc:date>
    <meta:editing-duration>PT36M34S</meta:editing-duration>
    <meta:editing-cycles>1</meta:editing-cycles>
    <meta:document-statistic meta:table-count="0" meta:image-count="0" meta:object-count="0" meta:page-count="28" meta:paragraph-count="476" meta:word-count="476" meta:character-count="120405" meta:non-whitespace-character-count="119929"/>
    <meta:generator>LibreOffice/6.1.4.2$Linux_X86_64 LibreOffice_project/10$Build-2</meta:generator>
  </office:meta>
</office:document-meta>
</file>